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122" officeooo:paragraph-rsid="001ae122"/>
    </style:style>
    <style:style style:name="P2" style:family="paragraph" style:parent-style-name="Standard">
      <style:text-properties officeooo:rsid="00473c22" officeooo:paragraph-rsid="00473c22"/>
    </style:style>
    <style:style style:name="P3" style:family="paragraph" style:parent-style-name="Standard">
      <style:text-properties fo:font-weight="bold" officeooo:rsid="00473c22" officeooo:paragraph-rsid="00473c22" style:font-weight-asian="bold" style:font-weight-complex="bold"/>
    </style:style>
    <style:style style:name="P4" style:family="paragraph" style:parent-style-name="Standard">
      <style:text-properties officeooo:rsid="0068bb9f" officeooo:paragraph-rsid="0068bb9f"/>
    </style:style>
    <style:style style:name="P5" style:family="paragraph" style:parent-style-name="Standard">
      <style:paragraph-properties fo:break-before="page"/>
      <style:text-properties fo:font-weight="bold" officeooo:rsid="00473c22" officeooo:paragraph-rsid="00473c22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68bb9f" officeooo:paragraph-rsid="0068bb9f" style:font-weight-asian="bold" style:font-weight-complex="bold"/>
    </style:style>
    <style:style style:name="P7" style:family="paragraph" style:parent-style-name="Standard">
      <style:text-properties fo:font-weight="bold" officeooo:rsid="001ae122" officeooo:paragraph-rsid="001ae122" style:font-weight-asian="bold" style:font-weight-complex="bold"/>
    </style:style>
    <style:style style:name="P8" style:family="paragraph" style:parent-style-name="Standard">
      <style:text-properties fo:font-weight="bold" officeooo:rsid="0097fe62" officeooo:paragraph-rsid="0097fe62" style:font-weight-asian="bold" style:font-weight-complex="bold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hatch" draw:fill-color="#eeeeee" draw:fill-hatch-name="Black_20_0_20_Degrees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opacity="0%"/>
    </style:style>
    <style:style style:name="P14" style:family="paragraph">
      <loext:graphic-properties draw:opacity="0%"/>
    </style:style>
    <style:style style:name="P15" style:family="paragraph">
      <loext:graphic-properties draw:fill-color="#cfe7f5"/>
    </style:style>
    <style:style style:name="P16" style:family="paragraph">
      <style:paragraph-properties fo:text-align="center"/>
      <style:text-properties fo:font-size="12pt"/>
    </style:style>
    <style:style style:name="P17" style:family="paragraph">
      <loext:graphic-properties draw:fill="solid" draw:fill-color="#cfe7f5"/>
    </style:style>
    <style:style style:name="P18" style:family="paragraph">
      <loext:graphic-properties draw:fill="none" draw:fill-color="#ffffff"/>
      <style:text-properties style:font-name="DejaVu Sans" fo:font-size="8pt" style:font-size-asian="8pt" style:font-size-complex="8pt"/>
    </style:style>
    <style:style style:name="P19" style:family="paragraph">
      <loext:graphic-properties draw:fill="none" draw:fill-color="#ffffff"/>
      <style:paragraph-properties fo:text-align="center"/>
      <style:text-properties style:font-name="DejaVu Sans" fo:font-size="8pt" style:font-size-asian="8pt" style:font-size-complex="8pt"/>
    </style:style>
    <style:style style:name="P20" style:family="paragraph">
      <loext:graphic-properties draw:fill="none" draw:fill-color="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style:font-name="DejaVu Sans" fo:font-size="8pt" style:font-size-asian="8pt" style:font-size-complex="8pt"/>
    </style:style>
    <style:style style:name="P22" style:family="paragraph">
      <loext:graphic-properties draw:fill="none" draw:fill-color="#ffffff"/>
      <style:text-properties style:font-name="DejaVu Sans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-color="#99ff66"/>
    </style:style>
    <style:style style:name="P26" style:family="paragraph">
      <loext:graphic-properties draw:fill="solid" draw:opacity="0%"/>
      <style:text-properties fo:font-size="12pt"/>
    </style:style>
    <style:style style:name="P27" style:family="paragraph">
      <loext:graphic-properties draw:opacity="30%"/>
      <style:paragraph-properties fo:text-align="center"/>
    </style:style>
    <style:style style:name="P28" style:family="paragraph">
      <loext:graphic-properties draw:fill="none" draw:fill-color="#ffffff"/>
      <style:text-properties style:font-name="DejaVu Sans" fo:font-size="4pt" style:font-size-asian="4pt" style:font-size-complex="4pt"/>
    </style:style>
    <style:style style:name="P29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30" style:family="paragraph">
      <loext:graphic-properties draw:fill="none" draw:fill-color="#ffffff"/>
      <style:text-properties style:font-name="DejaVu Sans" fo:font-size="10pt" style:font-size-asian="10pt" style:font-size-complex="10pt"/>
    </style:style>
    <style:style style:name="T1" style:family="text">
      <style:text-properties officeooo:rsid="00476e27"/>
    </style:style>
    <style:style style:name="T2" style:family="text">
      <style:text-properties officeooo:rsid="0097fe62"/>
    </style:style>
    <style:style style:name="T3" style:family="text">
      <style:text-properties style:font-name="DejaVu Sans" fo:font-size="8pt" style:font-size-asian="8pt" style:font-size-complex="8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DejaVu Sans"/>
    </style:style>
    <style:style style:name="T6" style:family="text">
      <style:text-properties style:font-name="DejaVu Sans" fo:font-size="4pt" style:font-size-asian="4pt" style:font-size-complex="4pt"/>
    </style:style>
    <style:style style:name="T7" style:family="text">
      <style:text-properties style:font-name="DejaVu Sans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" fo:font-size="10pt" style:font-size-asian="10pt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049cm" svg:stroke-color="#000000" draw:marker-start-width="0.427cm" draw:marker-end-width="0.427cm" draw:fill-color="#eeeeee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svg:stroke-width="0.049cm" svg:stroke-color="#000000" draw:marker-start-width="0.427cm" draw:marker-end-width="0.427cm" draw:fill="hatch" draw:fill-color="#eeeeee" draw:fill-hatch-name="Black_20_0_20_Degrees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" style:family="graphic">
      <style:graphic-properties draw:stroke="none" svg:stroke-color="#000000" draw:fill="none" draw:fill-color="#ffffff" fo:min-height="0.545cm" style:run-through="foreground"/>
    </style:style>
    <style:style style:name="gr7" style:family="graphic">
      <style:graphic-properties svg:stroke-width="0.049cm" svg:stroke-color="#000000" draw:marker-start-width="0.427cm" draw:marker-end-width="0.427cm" draw:fill="solid" draw:opacity="0%" draw:textarea-horizontal-align="justify" draw:textarea-vertical-align="middle" draw:auto-grow-height="false" fo:min-height="0.175cm" fo:min-width="0.286cm" fo:padding-top="0.025cm" fo:padding-bottom="0.025cm" fo:padding-left="0.025cm" fo:padding-right="0.025cm" draw:shadow-opacity="0%" style:run-through="foreground"/>
    </style:style>
    <style:style style:name="gr8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9" style:family="graphic">
      <style:graphic-properties draw:stroke="dash" draw:stroke-dash="Fine_20_Dashed" svg:stroke-width="0.019cm" svg:stroke-color="#000000" draw:marker-start-width="0.448cm" draw:marker-end-width="0.448cm" draw:opacity="0%" draw:textarea-horizontal-align="justify" draw:textarea-vertical-align="middle" draw:auto-grow-height="false" fo:min-height="1.767cm" fo:min-width="3.554cm" fo:padding-top="0.009cm" fo:padding-bottom="0.009cm" fo:padding-left="0.009cm" fo:padding-right="0.009cm" draw:shadow-opacity="0%" style:run-through="foreground"/>
    </style:style>
    <style:style style:name="gr10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2cm" fo:min-width="0.559cm" fo:padding-top="0.025cm" fo:padding-bottom="0.025cm" fo:padding-left="0.025cm" fo:padding-right="0.025cm" style:run-through="foreground"/>
    </style:style>
    <style:style style:name="gr11" style:family="graphic">
      <style:graphic-properties draw:stroke="dash" draw:stroke-dash="Dashed_20__28_var_29_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2" style:family="graphic">
      <style:graphic-properties draw:stroke="none" svg:stroke-width="0.049cm" svg:stroke-color="#000000" draw:marker-start-width="0.427cm" draw:marker-end-width="0.427cm" draw:fill="none" draw:fill-color="#ffffff" fo:min-height="0.489cm" style:run-through="foreground"/>
    </style:style>
    <style:style style:name="gr13" style:family="graphic">
      <style:graphic-properties svg:stroke-width="0.049cm" svg:stroke-color="#000000" draw:marker-start-width="0.427cm" draw:marker-end="Arrow" draw:marker-end-width="0.224cm" draw:textarea-horizontal-align="center" draw:textarea-vertical-align="middle" fo:padding-top="0.025cm" fo:padding-bottom="0.025cm" fo:padding-left="0.025cm" fo:padding-right="0.025cm" style:run-through="foreground"/>
    </style:style>
    <style:style style:name="gr14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68cm" fo:min-width="0.628cm" fo:padding-top="0.025cm" fo:padding-bottom="0.025cm" fo:padding-left="0.025cm" fo:padding-right="0.025cm" style:run-through="foreground"/>
    </style:style>
    <style:style style:name="gr15" style:family="graphic">
      <style:graphic-properties svg:stroke-width="0.049cm" svg:stroke-color="#000000" draw:marker-start="" draw:marker-start-width="0.273cm" draw:marker-end="Arrow" draw:marker-end-width="0.273cm" draw:textarea-horizontal-align="center" draw:textarea-vertical-align="middle" fo:padding-top="0.025cm" fo:padding-bottom="0.025cm" fo:padding-left="0.025cm" fo:padding-right="0.025cm" style:run-through="foreground"/>
    </style:style>
    <style:style style:name="gr16" style:family="graphic">
      <style:graphic-properties svg:stroke-width="0.049cm" svg:stroke-color="#000000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7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/>
    </style:style>
    <style:style style:name="gr18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711cm" fo:min-width="4.38cm" fo:padding-top="0.009cm" fo:padding-bottom="0.009cm" fo:padding-left="0.009cm" fo:padding-right="0.009cm" draw:shadow-opacity="0%" style:run-through="foreground"/>
    </style:style>
    <style:style style:name="gr19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039cm" fo:min-width="0.141cm" fo:padding-top="0.009cm" fo:padding-bottom="0.009cm" fo:padding-left="0.009cm" fo:padding-right="0.009cm" style:run-through="foreground"/>
    </style:style>
    <style:style style:name="gr20" style:family="graphic">
      <style:graphic-properties svg:stroke-width="0.049cm" svg:stroke-color="#000000" draw:marker-start-width="0.427cm" draw:marker-end-width="0.427cm" draw:fill="solid" draw:fill-color="#cfe7f5" draw:textarea-horizontal-align="justify" draw:textarea-vertical-align="middle" draw:auto-grow-height="false" fo:min-height="2.251cm" fo:min-width="1.192cm" fo:padding-top="0.025cm" fo:padding-bottom="0.025cm" fo:padding-left="0.025cm" fo:padding-right="0.025cm" style:run-through="foreground"/>
    </style:style>
    <style:style style:name="gr21" style:family="graphic">
      <style:graphic-properties svg:stroke-width="0.049cm" svg:stroke-color="#000000" draw:marker-start-width="0.427cm" draw:marker-end="Arrow" draw:marker-end-width="0.15cm" draw:textarea-horizontal-align="center" draw:textarea-vertical-align="middle" fo:padding-top="0.025cm" fo:padding-bottom="0.025cm" fo:padding-left="0.025cm" fo:padding-right="0.025cm" style:run-through="foreground"/>
    </style:style>
    <style:style style:name="gr22" style:family="graphic">
      <style:graphic-properties svg:stroke-width="0.049cm" svg:stroke-color="#000000" draw:marker-start="Arrow" draw:marker-start-width="0.273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cm" svg:stroke-color="#000000" draw:marker-start-width="0.397cm" draw:marker-end-width="0.397cm" draw:textarea-horizontal-align="justify" draw:textarea-vertical-align="middle" draw:auto-grow-height="false" fo:min-height="0.078cm" fo:min-width="0.20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svg:stroke-width="0.051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svg:stroke-width="0.049cm" svg:stroke-color="#000000" draw:marker-start-width="0.427cm" draw:marker-end="Arrowhead_20_1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49cm" svg:stroke-color="#000000" draw:marker-start-width="0.427cm" draw:marker-end="Arrow" draw:marker-end-width="0.22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3cm" svg:stroke-color="#000000" draw:marker-start-width="0.397cm" draw:marker-end-width="0.397cm" draw:textarea-horizontal-align="justify" draw:textarea-vertical-align="middle" draw:auto-grow-height="false" fo:min-height="0.049cm" fo:min-width="0.17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51cm" svg:stroke-color="#000000" draw:marker-start-width="0.432cm" draw:marker-end-width="0.432cm" draw:textarea-horizontal-align="center" draw:textarea-vertical-align="middle" fo:padding-top="0.028cm" fo:padding-bottom="0.028cm" fo:padding-left="0.028cm" fo:padding-right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width="0.049cm" svg:stroke-color="#000000" draw:marker-start="Arrowhead_20_1" draw:marker-start-width="0.229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491cm" fo:min-width="3.059cm" fo:padding-top="0.009cm" fo:padding-bottom="0.009cm" fo:padding-left="0.009cm" fo:padding-right="0.009cm" draw:shadow-opacity="0%" style:run-through="foreground"/>
    </style:style>
    <style:style style:name="gr41" style:family="graphic">
      <style:graphic-properties draw:stroke="dash" draw:stroke-dash="Fine_20_Dashed"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42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43" style:family="graphic">
      <style:graphic-properties svg:stroke-width="0.049cm" svg:stroke-color="#000000" draw:marker-start="" draw:marker-end="" draw:textarea-horizontal-align="center" draw:textarea-vertical-align="middle" fo:padding-top="0.025cm" fo:padding-bottom="0.025cm" fo:padding-left="0.025cm" fo:padding-right="0.025cm" style:run-through="foreground"/>
    </style:style>
    <style:style style:name="gr44" style:family="graphic">
      <style:graphic-properties svg:stroke-width="0.049cm" svg:stroke-color="#000000" draw:marker-start="" draw:textarea-horizontal-align="center" draw:textarea-vertical-align="middle" fo:padding-top="0.025cm" fo:padding-bottom="0.025cm" fo:padding-left="0.025cm" fo:padding-right="0.025cm" style:run-through="foreground"/>
    </style:style>
    <style:style style:name="gr45" style:family="graphic">
      <style:graphic-properties svg:stroke-width="0.049cm" svg:stroke-color="#000000" draw:marker-start="Arrowhead_20_3" draw:marker-start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46" style:family="graphic">
      <style:graphic-properties draw:stroke="none" svg:stroke-color="#000000" draw:fill="none" draw:fill-color="#ffffff" fo:min-height="0.991cm" style:run-through="foreground"/>
    </style:style>
    <style:style style:name="gr47" style:family="graphic">
      <style:graphic-properties draw:stroke="none" svg:stroke-color="#000000" draw:fill="none" draw:fill-color="#ffffff" fo:min-height="0.661cm" style:run-through="foreground"/>
    </style:style>
    <style:style style:name="gr48" style:family="graphic">
      <style:graphic-properties draw:stroke="none" svg:stroke-color="#000000" draw:fill="none" draw:fill-color="#ffffff" fo:min-height="0.452cm" style:run-through="foreground"/>
    </style:style>
    <style:style style:name="gr49" style:family="graphic">
      <style:graphic-properties draw:stroke="none" svg:stroke-color="#000000" draw:fill="none" draw:fill-color="#ffffff" fo:min-height="1.949cm" style:run-through="foreground"/>
    </style:style>
    <style:style style:name="gr50" style:family="graphic">
      <style:graphic-properties draw:textarea-horizontal-align="justify" draw:textarea-vertical-align="middle" draw:auto-grow-height="false" fo:min-height="0.406cm" fo:min-width="0.57cm" style:run-through="foreground"/>
    </style:style>
    <style:style style:name="gr51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304cm" fo:min-width="3.159cm" fo:padding-top="0.009cm" fo:padding-bottom="0.009cm" fo:padding-left="0.009cm" fo:padding-right="0.009cm" draw:shadow-opacity="0%" style:run-through="foreground"/>
    </style:style>
    <style:style style:name="gr52" style:family="graphic">
      <style:graphic-properties draw:stroke="none" svg:stroke-color="#000000" draw:fill="none" draw:fill-color="#ffffff" fo:min-height="1.03cm" style:run-through="foreground"/>
    </style:style>
    <style:style style:name="gr53" style:family="graphic">
      <style:graphic-properties svg:stroke-width="0.049cm" svg:stroke-color="#000000" draw:marker-start-width="0.427cm" draw:marker-end="Arrowhead_20_1" draw:marker-end-width="0.275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none" svg:stroke-color="#000000" draw:fill="none" draw:fill-color="#ffffff" fo:min-height="0.935cm" style:run-through="foreground"/>
    </style:style>
    <style:style style:name="gr5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362cm" fo:min-width="2.111cm" fo:padding-top="0.009cm" fo:padding-bottom="0.009cm" fo:padding-left="0.009cm" fo:padding-right="0.009cm" draw:shadow-opacity="0%" style:run-through="foreground"/>
    </style:style>
    <style:style style:name="gr57" style:family="graphic">
      <style:graphic-properties draw:stroke="none" svg:stroke-color="#000000" draw:fill="none" draw:fill-color="#ffffff" fo:min-height="0.489cm" style:run-through="foreground"/>
    </style:style>
    <style:style style:name="gr58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opacity="0%" draw:textarea-horizontal-align="justify" draw:textarea-vertical-align="middle" draw:auto-grow-height="false" fo:min-height="21.749cm" fo:min-width="2.27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0.635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fill-color="#99ff66" draw:textarea-horizontal-align="justify" draw:textarea-vertical-align="middle" draw:auto-grow-height="false" fo:min-height="0.635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6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svg:stroke-width="0.049cm" svg:stroke-color="#000000" draw:marker-start-width="0.427cm" draw:marker-end="Circle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dash" draw:stroke-dash="Ultrafine_20_2_20_Dots_20_3_20_Dashes" svg:stroke-width="0.019cm" svg:stroke-color="#000000" draw:marker-start-width="0.381cm" draw:marker-end-width="0.381cm" draw:opacity="0%" draw:textarea-horizontal-align="justify" draw:textarea-vertical-align="middle" draw:auto-grow-height="false" fo:min-height="1.321cm" fo:min-width="3.489cm" fo:padding-top="0.009cm" fo:padding-bottom="0.009cm" fo:padding-left="0.009cm" fo:padding-right="0.009cm" draw:shadow-opacity="0%" style:run-through="foreground"/>
    </style:style>
    <style:style style:name="gr66" style:family="graphic">
      <style:graphic-properties draw:textarea-horizontal-align="justify" draw:textarea-vertical-align="middle" draw:auto-grow-height="false" fo:min-height="0.579cm" fo:min-width="1.323cm" style:run-through="foreground"/>
    </style:style>
    <style:style style:name="gr67" style:family="graphic">
      <style:graphic-properties svg:stroke-width="0.071cm" svg:stroke-color="#000000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071cm" svg:stroke-color="#000000" draw:marker-start="Arrowhead_20_1" draw:marker-start-width="0.335cm" draw:marker-start-center="true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svg:stroke-width="0.049cm" svg:stroke-color="#000000" draw:marker-start="Arrowhead_20_1" draw:marker-start-width="0.303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svg:stroke-width="0.041cm" svg:stroke-color="#6666ff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svg:stroke-width="0.049cm" svg:stroke-color="#000000" draw:textarea-horizontal-align="center" draw:textarea-vertical-align="middle" draw:fit-to-size="false" draw:fit-to-contour="false" fo:padding-top="0cm" fo:padding-bottom="0cm" fo:padding-left="0cm" fo:padding-right="0cm" style:run-through="foreground"/>
    </style:style>
    <style:style style:name="gr72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73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draw:stroke="none" svg:stroke-color="#000000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dash" draw:stroke-dash="Fine_20_Dashed" svg:stroke-width="0.019cm" svg:stroke-color="#000000" draw:marker-start-width="0.448cm" draw:marker-end-width="0.448cm" draw:opacity="0%" draw:textarea-horizontal-align="justify" draw:textarea-vertical-align="middle" draw:auto-grow-height="false" fo:min-height="2.088cm" fo:min-width="4.664cm" fo:padding-top="0.009cm" fo:padding-bottom="0.009cm" fo:padding-left="0.009cm" fo:padding-right="0.009cm" draw:shadow-opacity="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4cm" fo:min-width="0.596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3.037cm" fo:min-width="4.186cm" fo:padding-top="0.009cm" fo:padding-bottom="0.009cm" fo:padding-left="0.009cm" fo:padding-right="0.009cm" draw:shadow-opacity="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035cm" fo:min-width="0.134cm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svg:stroke-width="0.049cm" svg:stroke-color="#000000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82" style:family="graphic">
      <style:graphic-properties svg:stroke-width="0.049cm" svg:stroke-color="#000000" draw:marker-start="" draw:marker-end="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83" style:family="graphic">
      <style:graphic-properties svg:stroke-width="0.049cm" svg:stroke-color="#000000" draw:marker-start="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84" style:family="graphic">
      <style:graphic-properties draw:stroke="none" svg:stroke-color="#000000" draw:fill="none" draw:fill-color="#ffffff" fo:min-height="0.226cm" style:run-through="foreground"/>
    </style:style>
    <style:style style:name="gr85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none" svg:stroke-color="#000000" draw:fill="none" draw:fill-color="#ffffff" fo:min-height="0.415cm" style:run-through="foreground"/>
    </style:style>
    <style:style style:name="gr88" style:family="graphic">
      <style:graphic-properties draw:opacity="0%" draw:textarea-horizontal-align="justify" draw:textarea-vertical-align="middle" draw:auto-grow-height="false" fo:min-height="24.299cm" fo:min-width="2.27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stroke="none" svg:stroke-color="#000000" draw:fill="none" draw:fill-color="#ffffff" fo:min-height="0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none" svg:stroke-color="#000000" draw:fill="none" draw:fill-color="#ffffff" fo:min-height="1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svg:stroke-width="0.049cm" svg:stroke-color="#000000" draw:marker-start="" draw:marker-start-width="0.229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svg:stroke-width="0.049cm" svg:stroke-color="#000000" draw:marker-start="" draw:marker-start-width="0.427cm" draw:marker-end="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none" svg:stroke-color="#000000" draw:fill="none" draw:fill-color="#ffffff" fo:min-height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none" svg:stroke-color="#000000" draw:fill="none" draw:fill-color="#ffffff" fo:min-height="0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draw:stroke="none" svg:stroke-color="#000000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0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/>
    </style:style>
    <style:style style:name="gr101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437cm" fo:min-width="0.07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2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42cm" fo:min-width="0.05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3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4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5" style:family="graphic">
      <style:graphic-properties svg:stroke-width="0.049cm" svg:stroke-color="#000000" draw:marker-start-width="0.427cm" draw:marker-end="Circle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6" style:family="graphic">
      <style:graphic-properties style:run-through="foreground" style:vertical-pos="from-top" style:vertical-rel="paragraph" style:horizontal-pos="from-left" style:horizontal-rel="paragraph"/>
    </style:style>
    <style:style style:name="gr107" style:family="graphic">
      <style:graphic-properties draw:stroke="dash" draw:stroke-dash="Fine_20_Dashed" svg:stroke-width="0.049cm" svg:stroke-color="#000000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8" style:family="graphic">
      <style:graphic-properties draw:stroke="dash" draw:stroke-dash="Fine_20_Dashed" svg:stroke-width="0.049cm" svg:stroke-color="#000000" draw:marker-start="Arrow" draw:marker-start-width="0.15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9" style:family="graphic">
      <style:graphic-properties svg:stroke-width="0.049cm" svg:stroke-color="#000000" draw:marker-start="" draw:marker-start-width="0.25cm" draw:marker-end="Arrow" draw:marker-end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110" style:family="graphic">
      <style:graphic-properties svg:stroke-width="0.049cm" svg:stroke-color="#000000" draw:marker-start="Arrowhead_20_1" draw:marker-start-width="0.229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22" draw:style-name="gr30">
        <draw:rect draw:style-name="gr5" draw:text-style-name="P11" svg:width="0.971cm" svg:height="0.927cm" draw:transform="rotate (-1.5707963267949) translate (4.01461111111111cm 16.6352361111111cm)">
          <text:p/>
        </draw:rect>
        <draw:g draw:style-name="gr2">
          <draw:rect draw:style-name="gr5" draw:text-style-name="P11" svg:width="0.971cm" svg:height="0.927cm" draw:transform="rotate (-1.5707963267949) translate (4.01461111111111cm 15.6650972222222cm)">
            <text:p/>
          </draw:rect>
          <draw:g draw:style-name="gr2">
            <draw:line draw:style-name="gr5" draw:text-style-name="P11" svg:x1="3.81cm" svg:y1="16.501cm" svg:x2="3.81cm" svg:y2="16.325cm">
              <text:p/>
            </draw:line>
            <draw:line draw:style-name="gr5" draw:text-style-name="P16" svg:x1="4.001cm" svg:y1="16.413cm" svg:x2="3.81cm" svg:y2="16.413cm">
              <text:p/>
            </draw:line>
          </draw:g>
          <draw:g draw:style-name="gr2">
            <draw:line draw:style-name="gr5" draw:text-style-name="P11" svg:x1="3.825cm" svg:y1="16.977cm" svg:x2="3.825cm" svg:y2="16.801cm">
              <text:p/>
            </draw:line>
            <draw:line draw:style-name="gr5" draw:text-style-name="P16" svg:x1="4.016cm" svg:y1="16.891cm" svg:x2="3.825cm" svg:y2="16.891cm">
              <text:p/>
            </draw:line>
          </draw:g>
          <draw:line draw:style-name="gr22" draw:text-style-name="P11" svg:x1="4.012cm" svg:y1="15.916cm" svg:x2="3.088cm" svg:y2="16.228cm">
            <text:p/>
          </draw:line>
          <draw:line draw:style-name="gr15" draw:text-style-name="P11" svg:x1="4.014cm" svg:y1="17.478cm" svg:x2="3.088cm" svg:y2="17.106cm">
            <text:p/>
          </draw:line>
        </draw:g>
        <draw:rect draw:style-name="gr5" draw:text-style-name="P11" svg:width="0.548cm" svg:height="0.428cm" draw:transform="rotate (-1.5707963267949) translate (3.77648611111111cm 15.1147638888889cm)">
          <text:p/>
        </draw:rect>
        <draw:g draw:style-name="gr2">
          <draw:line draw:style-name="gr16" draw:text-style-name="P11" svg:x1="3.356cm" svg:y1="18.101cm" svg:x2="3.78cm" svg:y2="18.101cm">
            <text:p/>
          </draw:line>
          <draw:line draw:style-name="gr16" draw:text-style-name="P11" svg:x1="3.356cm" svg:y1="18.019cm" svg:x2="3.777cm" svg:y2="18.111cm">
            <text:p/>
          </draw:line>
          <draw:line draw:style-name="gr16" draw:text-style-name="P11" svg:x1="3.356cm" svg:y1="18.019cm" svg:x2="3.783cm" svg:y2="17.899cm">
            <text:p/>
          </draw:line>
          <draw:line draw:style-name="gr16" draw:text-style-name="P11" svg:x1="3.363cm" svg:y1="17.808cm" svg:x2="3.784cm" svg:y2="17.9cm">
            <text:p/>
          </draw:line>
          <draw:line draw:style-name="gr16" draw:text-style-name="P11" svg:x1="3.363cm" svg:y1="17.824cm" svg:x2="3.79cm" svg:y2="17.704cm">
            <text:p/>
          </draw:line>
          <draw:line draw:style-name="gr16" draw:text-style-name="P11" svg:x1="3.372cm" svg:y1="17.61cm" svg:x2="3.793cm" svg:y2="17.702cm">
            <text:p/>
          </draw:line>
        </draw:g>
        <draw:line draw:style-name="gr5" draw:text-style-name="P11" svg:x1="3.777cm" svg:y1="15.302cm" svg:x2="3.35cm" svg:y2="15.464cm">
          <text:p/>
        </draw:line>
      </draw:g>
      <draw:g text:anchor-type="page" text:anchor-page-number="1" draw:z-index="23" draw:style-name="gr30">
        <draw:rect draw:style-name="gr5" draw:text-style-name="P11" svg:width="0.971cm" svg:height="0.927cm" draw:transform="rotate (-1.5707963267949) translate (6.82095833333333cm 16.6352361111111cm)">
          <text:p/>
        </draw:rect>
        <draw:g draw:style-name="gr2">
          <draw:rect draw:style-name="gr5" draw:text-style-name="P11" svg:width="0.971cm" svg:height="0.927cm" draw:transform="rotate (-1.5707963267949) translate (6.82095833333333cm 15.6615694444444cm)">
            <text:p/>
          </draw:rect>
          <draw:g draw:style-name="gr2">
            <draw:line draw:style-name="gr5" draw:text-style-name="P11" svg:x1="6.617cm" svg:y1="16.501cm" svg:x2="6.617cm" svg:y2="16.325cm">
              <text:p/>
            </draw:line>
            <draw:line draw:style-name="gr5" draw:text-style-name="P16" svg:x1="6.808cm" svg:y1="16.413cm" svg:x2="6.617cm" svg:y2="16.413cm">
              <text:p/>
            </draw:line>
          </draw:g>
          <draw:g draw:style-name="gr2">
            <draw:line draw:style-name="gr5" draw:text-style-name="P11" svg:x1="6.632cm" svg:y1="16.977cm" svg:x2="6.632cm" svg:y2="16.801cm">
              <text:p/>
            </draw:line>
            <draw:line draw:style-name="gr5" draw:text-style-name="P16" svg:x1="6.823cm" svg:y1="16.891cm" svg:x2="6.632cm" svg:y2="16.891cm">
              <text:p/>
            </draw:line>
          </draw:g>
          <draw:line draw:style-name="gr22" draw:text-style-name="P11" svg:x1="6.819cm" svg:y1="15.916cm" svg:x2="5.895cm" svg:y2="16.228cm">
            <text:p/>
          </draw:line>
          <draw:line draw:style-name="gr15" draw:text-style-name="P11" svg:x1="6.821cm" svg:y1="17.478cm" svg:x2="5.895cm" svg:y2="17.106cm">
            <text:p/>
          </draw:line>
        </draw:g>
        <draw:rect draw:style-name="gr5" draw:text-style-name="P11" svg:width="0.548cm" svg:height="0.428cm" draw:transform="rotate (-1.5707963267949) translate (6.58283333333333cm 15.1147638888889cm)">
          <text:p/>
        </draw:rect>
        <draw:g draw:style-name="gr2">
          <draw:line draw:style-name="gr16" draw:text-style-name="P11" svg:x1="6.163cm" svg:y1="18.101cm" svg:x2="6.587cm" svg:y2="18.101cm">
            <text:p/>
          </draw:line>
          <draw:line draw:style-name="gr16" draw:text-style-name="P11" svg:x1="6.163cm" svg:y1="18.019cm" svg:x2="6.584cm" svg:y2="18.111cm">
            <text:p/>
          </draw:line>
          <draw:line draw:style-name="gr16" draw:text-style-name="P11" svg:x1="6.163cm" svg:y1="18.019cm" svg:x2="6.59cm" svg:y2="17.899cm">
            <text:p/>
          </draw:line>
          <draw:line draw:style-name="gr16" draw:text-style-name="P11" svg:x1="6.17cm" svg:y1="17.808cm" svg:x2="6.591cm" svg:y2="17.9cm">
            <text:p/>
          </draw:line>
          <draw:line draw:style-name="gr16" draw:text-style-name="P11" svg:x1="6.17cm" svg:y1="17.824cm" svg:x2="6.597cm" svg:y2="17.704cm">
            <text:p/>
          </draw:line>
          <draw:line draw:style-name="gr16" draw:text-style-name="P11" svg:x1="6.178cm" svg:y1="17.61cm" svg:x2="6.599cm" svg:y2="17.702cm">
            <text:p/>
          </draw:line>
        </draw:g>
        <draw:line draw:style-name="gr5" draw:text-style-name="P11" svg:x1="6.583cm" svg:y1="15.302cm" svg:x2="6.156cm" svg:y2="15.464cm">
          <text:p/>
        </draw:line>
      </draw:g>
      <draw:g text:anchor-type="page" text:anchor-page-number="1" draw:z-index="24" draw:style-name="gr30">
        <draw:rect draw:style-name="gr5" draw:text-style-name="P11" svg:width="0.971cm" svg:height="0.927cm" draw:transform="rotate (-1.5707963267949) translate (5.02884722222222cm 21.7522777777778cm)">
          <text:p/>
        </draw:rect>
        <draw:g draw:style-name="gr2">
          <draw:rect draw:style-name="gr5" draw:text-style-name="P11" svg:width="0.971cm" svg:height="0.927cm" draw:transform="rotate (-1.5707963267949) translate (5.02884722222222cm 20.7786111111111cm)">
            <text:p/>
          </draw:rect>
          <draw:g draw:style-name="gr2">
            <draw:line draw:style-name="gr5" draw:text-style-name="P11" svg:x1="4.825cm" svg:y1="21.618cm" svg:x2="4.825cm" svg:y2="21.442cm">
              <text:p/>
            </draw:line>
            <draw:line draw:style-name="gr5" draw:text-style-name="P16" svg:x1="5.016cm" svg:y1="21.53cm" svg:x2="4.825cm" svg:y2="21.53cm">
              <text:p/>
            </draw:line>
          </draw:g>
          <draw:g draw:style-name="gr2">
            <draw:line draw:style-name="gr5" draw:text-style-name="P11" svg:x1="4.837cm" svg:y1="22.094cm" svg:x2="4.837cm" svg:y2="21.918cm">
              <text:p/>
            </draw:line>
            <draw:line draw:style-name="gr5" draw:text-style-name="P16" svg:x1="5.028cm" svg:y1="22.008cm" svg:x2="4.837cm" svg:y2="22.008cm">
              <text:p/>
            </draw:line>
          </draw:g>
          <draw:line draw:style-name="gr22" draw:text-style-name="P11" svg:x1="5.027cm" svg:y1="21.033cm" svg:x2="4.103cm" svg:y2="21.345cm">
            <text:p/>
          </draw:line>
          <draw:line draw:style-name="gr15" draw:text-style-name="P11" svg:x1="5.029cm" svg:y1="22.595cm" svg:x2="4.103cm" svg:y2="22.223cm">
            <text:p/>
          </draw:line>
        </draw:g>
        <draw:rect draw:style-name="gr5" draw:text-style-name="P11" svg:width="0.548cm" svg:height="0.428cm" draw:transform="rotate (-1.5707963267949) translate (4.79072222222222cm 20.2318055555556cm)">
          <text:p/>
        </draw:rect>
        <draw:g draw:style-name="gr2">
          <draw:line draw:style-name="gr16" draw:text-style-name="P11" svg:x1="4.371cm" svg:y1="23.218cm" svg:x2="4.795cm" svg:y2="23.218cm">
            <text:p/>
          </draw:line>
          <draw:line draw:style-name="gr16" draw:text-style-name="P11" svg:x1="4.371cm" svg:y1="23.136cm" svg:x2="4.792cm" svg:y2="23.228cm">
            <text:p/>
          </draw:line>
          <draw:line draw:style-name="gr16" draw:text-style-name="P11" svg:x1="4.371cm" svg:y1="23.136cm" svg:x2="4.798cm" svg:y2="23.016cm">
            <text:p/>
          </draw:line>
          <draw:line draw:style-name="gr16" draw:text-style-name="P11" svg:x1="4.378cm" svg:y1="22.925cm" svg:x2="4.799cm" svg:y2="23.017cm">
            <text:p/>
          </draw:line>
          <draw:line draw:style-name="gr16" draw:text-style-name="P11" svg:x1="4.378cm" svg:y1="22.941cm" svg:x2="4.805cm" svg:y2="22.821cm">
            <text:p/>
          </draw:line>
          <draw:line draw:style-name="gr16" draw:text-style-name="P11" svg:x1="4.386cm" svg:y1="22.727cm" svg:x2="4.807cm" svg:y2="22.819cm">
            <text:p/>
          </draw:line>
        </draw:g>
        <draw:line draw:style-name="gr5" draw:text-style-name="P11" svg:x1="4.791cm" svg:y1="20.419cm" svg:x2="4.364cm" svg:y2="20.581cm">
          <text:p/>
        </draw:line>
      </draw:g>
      <draw:g text:anchor-type="page" text:anchor-page-number="3" draw:z-index="147" draw:style-name="gr30">
        <draw:g draw:style-name="gr2">
          <draw:rect draw:style-name="gr5" draw:text-style-name="P11" svg:width="0.971cm" svg:height="0.927cm" svg:x="15.053cm" svg:y="14.127cm">
            <text:p/>
          </draw:rect>
          <draw:g draw:style-name="gr2">
            <draw:rect draw:style-name="gr5" draw:text-style-name="P11" svg:width="0.971cm" svg:height="0.927cm" svg:x="14.08cm" svg:y="14.127cm">
              <text:p/>
            </draw:rect>
            <draw:g draw:style-name="gr2">
              <draw:line draw:style-name="gr5" draw:text-style-name="P11" svg:x1="14.919cm" svg:y1="14.331cm" svg:x2="14.743cm" svg:y2="14.331cm">
                <text:p/>
              </draw:line>
              <draw:line draw:style-name="gr5" draw:text-style-name="P16" svg:x1="14.831cm" svg:y1="14.14cm" svg:x2="14.831cm" svg:y2="14.331cm">
                <text:p/>
              </draw:line>
            </draw:g>
            <draw:g draw:style-name="gr2">
              <draw:line draw:style-name="gr5" draw:text-style-name="P11" svg:x1="15.395cm" svg:y1="14.316cm" svg:x2="15.219cm" svg:y2="14.316cm">
                <text:p/>
              </draw:line>
              <draw:line draw:style-name="gr5" draw:text-style-name="P16" svg:x1="15.309cm" svg:y1="14.125cm" svg:x2="15.309cm" svg:y2="14.316cm">
                <text:p/>
              </draw:line>
            </draw:g>
            <draw:line draw:style-name="gr22" draw:text-style-name="P11" svg:x1="14.336cm" svg:y1="14.129cm" svg:x2="14.648cm" svg:y2="15.053cm">
              <text:p/>
            </draw:line>
            <draw:line draw:style-name="gr15" draw:text-style-name="P11" svg:x1="15.896cm" svg:y1="14.127cm" svg:x2="15.524cm" svg:y2="15.053cm">
              <text:p/>
            </draw:line>
          </draw:g>
          <draw:rect draw:style-name="gr5" draw:text-style-name="P11" svg:width="0.548cm" svg:height="0.428cm" svg:x="13.533cm" svg:y="14.365cm">
            <text:p/>
          </draw:rect>
          <draw:g draw:style-name="gr2">
            <draw:line draw:style-name="gr16" draw:text-style-name="P11" svg:x1="16.519cm" svg:y1="14.785cm" svg:x2="16.519cm" svg:y2="14.361cm">
              <text:p/>
            </draw:line>
            <draw:line draw:style-name="gr16" draw:text-style-name="P11" svg:x1="16.437cm" svg:y1="14.785cm" svg:x2="16.529cm" svg:y2="14.364cm">
              <text:p/>
            </draw:line>
            <draw:line draw:style-name="gr16" draw:text-style-name="P11" svg:x1="16.437cm" svg:y1="14.785cm" svg:x2="16.317cm" svg:y2="14.358cm">
              <text:p/>
            </draw:line>
            <draw:line draw:style-name="gr16" draw:text-style-name="P11" svg:x1="16.226cm" svg:y1="14.778cm" svg:x2="16.318cm" svg:y2="14.357cm">
              <text:p/>
            </draw:line>
            <draw:line draw:style-name="gr16" draw:text-style-name="P11" svg:x1="16.242cm" svg:y1="14.778cm" svg:x2="16.122cm" svg:y2="14.351cm">
              <text:p/>
            </draw:line>
            <draw:line draw:style-name="gr16" draw:text-style-name="P11" svg:x1="16.03cm" svg:y1="14.77cm" svg:x2="16.122cm" svg:y2="14.349cm">
              <text:p/>
            </draw:line>
          </draw:g>
          <draw:line draw:style-name="gr5" draw:text-style-name="P11" svg:x1="13.72cm" svg:y1="14.365cm" svg:x2="13.882cm" svg:y2="14.792cm">
            <text:p/>
          </draw:line>
        </draw:g>
        <draw:frame draw:name="Form22" draw:style-name="gr87" draw:text-style-name="P19" svg:width="1.258cm" svg:height="0.415cm" svg:x="14.177cm" svg:y="13.529cm">
          <draw:text-box>
            <text:p text:style-name="P11"><text:span text:style-name="T3">L-fill</text:span></text:p>
          </draw:text-box>
        </draw:frame>
      </draw:g>
      <draw:g text:anchor-type="page" text:anchor-page-number="3" draw:z-index="148" draw:style-name="gr30">
        <draw:g draw:style-name="gr2">
          <draw:rect draw:style-name="gr5" draw:text-style-name="P11" svg:width="0.971cm" svg:height="0.927cm" svg:x="15.053cm" svg:y="16.127cm">
            <text:p/>
          </draw:rect>
          <draw:g draw:style-name="gr2">
            <draw:rect draw:style-name="gr5" draw:text-style-name="P11" svg:width="0.971cm" svg:height="0.927cm" svg:x="14.08cm" svg:y="16.127cm">
              <text:p/>
            </draw:rect>
            <draw:g draw:style-name="gr2">
              <draw:line draw:style-name="gr5" draw:text-style-name="P11" svg:x1="14.919cm" svg:y1="16.331cm" svg:x2="14.743cm" svg:y2="16.331cm">
                <text:p/>
              </draw:line>
              <draw:line draw:style-name="gr5" draw:text-style-name="P16" svg:x1="14.831cm" svg:y1="16.138cm" svg:x2="14.831cm" svg:y2="16.329cm">
                <text:p/>
              </draw:line>
            </draw:g>
            <draw:g draw:style-name="gr2">
              <draw:line draw:style-name="gr5" draw:text-style-name="P11" svg:x1="15.395cm" svg:y1="16.316cm" svg:x2="15.219cm" svg:y2="16.316cm">
                <text:p/>
              </draw:line>
              <draw:line draw:style-name="gr5" draw:text-style-name="P16" svg:x1="15.309cm" svg:y1="16.125cm" svg:x2="15.309cm" svg:y2="16.316cm">
                <text:p/>
              </draw:line>
            </draw:g>
            <draw:line draw:style-name="gr22" draw:text-style-name="P11" svg:x1="14.336cm" svg:y1="16.129cm" svg:x2="14.648cm" svg:y2="17.053cm">
              <text:p/>
            </draw:line>
            <draw:line draw:style-name="gr15" draw:text-style-name="P11" svg:x1="15.896cm" svg:y1="16.127cm" svg:x2="15.524cm" svg:y2="17.053cm">
              <text:p/>
            </draw:line>
          </draw:g>
          <draw:rect draw:style-name="gr5" draw:text-style-name="P11" svg:width="0.548cm" svg:height="0.428cm" svg:x="13.533cm" svg:y="16.365cm">
            <text:p/>
          </draw:rect>
          <draw:g draw:style-name="gr2">
            <draw:line draw:style-name="gr16" draw:text-style-name="P11" svg:x1="16.519cm" svg:y1="16.785cm" svg:x2="16.519cm" svg:y2="16.361cm">
              <text:p/>
            </draw:line>
            <draw:line draw:style-name="gr16" draw:text-style-name="P11" svg:x1="16.437cm" svg:y1="16.783cm" svg:x2="16.529cm" svg:y2="16.362cm">
              <text:p/>
            </draw:line>
            <draw:line draw:style-name="gr16" draw:text-style-name="P11" svg:x1="16.437cm" svg:y1="16.785cm" svg:x2="16.317cm" svg:y2="16.358cm">
              <text:p/>
            </draw:line>
            <draw:line draw:style-name="gr16" draw:text-style-name="P11" svg:x1="16.226cm" svg:y1="16.776cm" svg:x2="16.318cm" svg:y2="16.355cm">
              <text:p/>
            </draw:line>
            <draw:line draw:style-name="gr16" draw:text-style-name="P11" svg:x1="16.242cm" svg:y1="16.778cm" svg:x2="16.122cm" svg:y2="16.351cm">
              <text:p/>
            </draw:line>
            <draw:line draw:style-name="gr16" draw:text-style-name="P11" svg:x1="16.03cm" svg:y1="16.77cm" svg:x2="16.122cm" svg:y2="16.349cm">
              <text:p/>
            </draw:line>
          </draw:g>
          <draw:line draw:style-name="gr5" draw:text-style-name="P11" svg:x1="13.72cm" svg:y1="16.365cm" svg:x2="13.882cm" svg:y2="16.792cm">
            <text:p/>
          </draw:line>
        </draw:g>
        <draw:frame draw:name="Form22" draw:style-name="gr87" draw:text-style-name="P19" svg:width="1.258cm" svg:height="0.415cm" svg:x="14.177cm" svg:y="15.529cm">
          <draw:text-box>
            <text:p text:style-name="P11"><text:span text:style-name="T3">L-dump</text:span></text:p>
          </draw:text-box>
        </draw:frame>
      </draw:g>
      <draw:g text:anchor-type="page" text:anchor-page-number="3" draw:z-index="149" draw:style-name="gr30">
        <draw:g draw:style-name="gr2">
          <draw:rect draw:style-name="gr5" draw:text-style-name="P11" svg:width="0.971cm" svg:height="0.927cm" svg:x="15.053cm" svg:y="18.128cm">
            <text:p/>
          </draw:rect>
          <draw:g draw:style-name="gr2">
            <draw:rect draw:style-name="gr5" draw:text-style-name="P11" svg:width="0.971cm" svg:height="0.927cm" svg:x="14.08cm" svg:y="18.128cm">
              <text:p/>
            </draw:rect>
            <draw:g draw:style-name="gr2">
              <draw:line draw:style-name="gr5" draw:text-style-name="P11" svg:x1="14.919cm" svg:y1="18.333cm" svg:x2="14.743cm" svg:y2="18.333cm">
                <text:p/>
              </draw:line>
              <draw:line draw:style-name="gr5" draw:text-style-name="P16" svg:x1="14.831cm" svg:y1="18.14cm" svg:x2="14.831cm" svg:y2="18.331cm">
                <text:p/>
              </draw:line>
            </draw:g>
            <draw:g draw:style-name="gr2">
              <draw:line draw:style-name="gr5" draw:text-style-name="P11" svg:x1="15.395cm" svg:y1="18.318cm" svg:x2="15.219cm" svg:y2="18.318cm">
                <text:p/>
              </draw:line>
              <draw:line draw:style-name="gr5" draw:text-style-name="P16" svg:x1="15.309cm" svg:y1="18.125cm" svg:x2="15.309cm" svg:y2="18.316cm">
                <text:p/>
              </draw:line>
            </draw:g>
            <draw:line draw:style-name="gr22" draw:text-style-name="P11" svg:x1="14.336cm" svg:y1="18.131cm" svg:x2="14.648cm" svg:y2="19.055cm">
              <text:p/>
            </draw:line>
            <draw:line draw:style-name="gr15" draw:text-style-name="P11" svg:x1="15.896cm" svg:y1="18.129cm" svg:x2="15.524cm" svg:y2="19.055cm">
              <text:p/>
            </draw:line>
          </draw:g>
          <draw:rect draw:style-name="gr5" draw:text-style-name="P11" svg:width="0.548cm" svg:height="0.428cm" svg:x="13.533cm" svg:y="18.366cm">
            <text:p/>
          </draw:rect>
          <draw:g draw:style-name="gr2">
            <draw:line draw:style-name="gr16" draw:text-style-name="P11" svg:x1="16.519cm" svg:y1="18.787cm" svg:x2="16.519cm" svg:y2="18.363cm">
              <text:p/>
            </draw:line>
            <draw:line draw:style-name="gr16" draw:text-style-name="P11" svg:x1="16.437cm" svg:y1="18.785cm" svg:x2="16.529cm" svg:y2="18.364cm">
              <text:p/>
            </draw:line>
            <draw:line draw:style-name="gr16" draw:text-style-name="P11" svg:x1="16.437cm" svg:y1="18.785cm" svg:x2="16.317cm" svg:y2="18.358cm">
              <text:p/>
            </draw:line>
            <draw:line draw:style-name="gr16" draw:text-style-name="P11" svg:x1="16.226cm" svg:y1="18.778cm" svg:x2="16.318cm" svg:y2="18.357cm">
              <text:p/>
            </draw:line>
            <draw:line draw:style-name="gr16" draw:text-style-name="P11" svg:x1="16.242cm" svg:y1="18.778cm" svg:x2="16.122cm" svg:y2="18.351cm">
              <text:p/>
            </draw:line>
            <draw:line draw:style-name="gr16" draw:text-style-name="P11" svg:x1="16.03cm" svg:y1="18.77cm" svg:x2="16.122cm" svg:y2="18.349cm">
              <text:p/>
            </draw:line>
          </draw:g>
          <draw:line draw:style-name="gr5" draw:text-style-name="P11" svg:x1="13.72cm" svg:y1="18.365cm" svg:x2="13.882cm" svg:y2="18.792cm">
            <text:p/>
          </draw:line>
        </draw:g>
        <draw:frame draw:name="Form22" draw:style-name="gr87" draw:text-style-name="P19" svg:width="1.258cm" svg:height="0.415cm" svg:x="14.177cm" svg:y="17.53cm">
          <draw:text-box>
            <text:p text:style-name="P11"><text:span text:style-name="T3">L-suck</text:span></text:p>
          </draw:text-box>
        </draw:frame>
      </draw:g>
      <draw:g text:anchor-type="page" text:anchor-page-number="3" draw:z-index="150" draw:style-name="gr30">
        <draw:g draw:style-name="gr2">
          <draw:rect draw:style-name="gr5" draw:text-style-name="P11" svg:width="0.971cm" svg:height="0.927cm" svg:x="15.053cm" svg:y="21.128cm">
            <text:p/>
          </draw:rect>
          <draw:g draw:style-name="gr2">
            <draw:rect draw:style-name="gr5" draw:text-style-name="P11" svg:width="0.971cm" svg:height="0.927cm" svg:x="14.08cm" svg:y="21.128cm">
              <text:p/>
            </draw:rect>
            <draw:g draw:style-name="gr2">
              <draw:line draw:style-name="gr5" draw:text-style-name="P11" svg:x1="14.919cm" svg:y1="21.334cm" svg:x2="14.743cm" svg:y2="21.334cm">
                <text:p/>
              </draw:line>
              <draw:line draw:style-name="gr5" draw:text-style-name="P16" svg:x1="14.831cm" svg:y1="21.141cm" svg:x2="14.831cm" svg:y2="21.332cm">
                <text:p/>
              </draw:line>
            </draw:g>
            <draw:g draw:style-name="gr2">
              <draw:line draw:style-name="gr5" draw:text-style-name="P11" svg:x1="15.395cm" svg:y1="21.317cm" svg:x2="15.219cm" svg:y2="21.317cm">
                <text:p/>
              </draw:line>
              <draw:line draw:style-name="gr5" draw:text-style-name="P16" svg:x1="15.309cm" svg:y1="21.126cm" svg:x2="15.309cm" svg:y2="21.317cm">
                <text:p/>
              </draw:line>
            </draw:g>
            <draw:line draw:style-name="gr22" draw:text-style-name="P11" svg:x1="14.336cm" svg:y1="21.13cm" svg:x2="14.648cm" svg:y2="22.054cm">
              <text:p/>
            </draw:line>
            <draw:line draw:style-name="gr15" draw:text-style-name="P11" svg:x1="15.896cm" svg:y1="21.128cm" svg:x2="15.524cm" svg:y2="22.054cm">
              <text:p/>
            </draw:line>
          </draw:g>
          <draw:rect draw:style-name="gr5" draw:text-style-name="P11" svg:width="0.548cm" svg:height="0.428cm" svg:x="13.533cm" svg:y="21.366cm">
            <text:p/>
          </draw:rect>
          <draw:g draw:style-name="gr2">
            <draw:line draw:style-name="gr16" draw:text-style-name="P11" svg:x1="16.519cm" svg:y1="21.788cm" svg:x2="16.519cm" svg:y2="21.364cm">
              <text:p/>
            </draw:line>
            <draw:line draw:style-name="gr16" draw:text-style-name="P11" svg:x1="16.437cm" svg:y1="21.786cm" svg:x2="16.529cm" svg:y2="21.365cm">
              <text:p/>
            </draw:line>
            <draw:line draw:style-name="gr16" draw:text-style-name="P11" svg:x1="16.437cm" svg:y1="21.786cm" svg:x2="16.317cm" svg:y2="21.359cm">
              <text:p/>
            </draw:line>
            <draw:line draw:style-name="gr16" draw:text-style-name="P11" svg:x1="16.226cm" svg:y1="21.779cm" svg:x2="16.318cm" svg:y2="21.358cm">
              <text:p/>
            </draw:line>
            <draw:line draw:style-name="gr16" draw:text-style-name="P11" svg:x1="16.242cm" svg:y1="21.779cm" svg:x2="16.122cm" svg:y2="21.352cm">
              <text:p/>
            </draw:line>
            <draw:line draw:style-name="gr16" draw:text-style-name="P11" svg:x1="16.03cm" svg:y1="21.771cm" svg:x2="16.122cm" svg:y2="21.35cm">
              <text:p/>
            </draw:line>
          </draw:g>
          <draw:line draw:style-name="gr5" draw:text-style-name="P11" svg:x1="13.72cm" svg:y1="21.366cm" svg:x2="13.882cm" svg:y2="21.793cm">
            <text:p/>
          </draw:line>
        </draw:g>
        <draw:frame draw:name="Form22" draw:style-name="gr87" draw:text-style-name="P19" svg:width="1.258cm" svg:height="0.415cm" svg:x="14.177cm" svg:y="20.53cm">
          <draw:text-box>
            <text:p text:style-name="P11"><text:span text:style-name="T3">R-fill</text:span></text:p>
          </draw:text-box>
        </draw:frame>
      </draw:g>
      <draw:g text:anchor-type="page" text:anchor-page-number="3" draw:z-index="151" draw:style-name="gr30">
        <draw:g draw:style-name="gr2">
          <draw:rect draw:style-name="gr5" draw:text-style-name="P11" svg:width="0.971cm" svg:height="0.927cm" svg:x="15.053cm" svg:y="23.128cm">
            <text:p/>
          </draw:rect>
          <draw:g draw:style-name="gr2">
            <draw:rect draw:style-name="gr5" draw:text-style-name="P11" svg:width="0.971cm" svg:height="0.927cm" svg:x="14.08cm" svg:y="23.128cm">
              <text:p/>
            </draw:rect>
            <draw:g draw:style-name="gr2">
              <draw:line draw:style-name="gr5" draw:text-style-name="P11" svg:x1="14.919cm" svg:y1="23.332cm" svg:x2="14.743cm" svg:y2="23.332cm">
                <text:p/>
              </draw:line>
              <draw:line draw:style-name="gr5" draw:text-style-name="P16" svg:x1="14.831cm" svg:y1="23.141cm" svg:x2="14.831cm" svg:y2="23.332cm">
                <text:p/>
              </draw:line>
            </draw:g>
            <draw:g draw:style-name="gr2">
              <draw:line draw:style-name="gr5" draw:text-style-name="P11" svg:x1="15.395cm" svg:y1="23.317cm" svg:x2="15.219cm" svg:y2="23.317cm">
                <text:p/>
              </draw:line>
              <draw:line draw:style-name="gr5" draw:text-style-name="P16" svg:x1="15.309cm" svg:y1="23.126cm" svg:x2="15.309cm" svg:y2="23.317cm">
                <text:p/>
              </draw:line>
            </draw:g>
            <draw:line draw:style-name="gr22" draw:text-style-name="P11" svg:x1="14.336cm" svg:y1="23.13cm" svg:x2="14.648cm" svg:y2="24.054cm">
              <text:p/>
            </draw:line>
            <draw:line draw:style-name="gr15" draw:text-style-name="P11" svg:x1="15.896cm" svg:y1="23.128cm" svg:x2="15.524cm" svg:y2="24.054cm">
              <text:p/>
            </draw:line>
          </draw:g>
          <draw:rect draw:style-name="gr5" draw:text-style-name="P11" svg:width="0.548cm" svg:height="0.428cm" svg:x="13.533cm" svg:y="23.366cm">
            <text:p/>
          </draw:rect>
          <draw:g draw:style-name="gr2">
            <draw:line draw:style-name="gr16" draw:text-style-name="P11" svg:x1="16.519cm" svg:y1="23.786cm" svg:x2="16.519cm" svg:y2="23.362cm">
              <text:p/>
            </draw:line>
            <draw:line draw:style-name="gr16" draw:text-style-name="P11" svg:x1="16.437cm" svg:y1="23.786cm" svg:x2="16.529cm" svg:y2="23.365cm">
              <text:p/>
            </draw:line>
            <draw:line draw:style-name="gr16" draw:text-style-name="P11" svg:x1="16.437cm" svg:y1="23.786cm" svg:x2="16.317cm" svg:y2="23.359cm">
              <text:p/>
            </draw:line>
            <draw:line draw:style-name="gr16" draw:text-style-name="P11" svg:x1="16.226cm" svg:y1="23.779cm" svg:x2="16.318cm" svg:y2="23.358cm">
              <text:p/>
            </draw:line>
            <draw:line draw:style-name="gr16" draw:text-style-name="P11" svg:x1="16.242cm" svg:y1="23.779cm" svg:x2="16.122cm" svg:y2="23.352cm">
              <text:p/>
            </draw:line>
            <draw:line draw:style-name="gr16" draw:text-style-name="P11" svg:x1="16.03cm" svg:y1="23.771cm" svg:x2="16.122cm" svg:y2="23.35cm">
              <text:p/>
            </draw:line>
          </draw:g>
          <draw:line draw:style-name="gr5" draw:text-style-name="P11" svg:x1="13.72cm" svg:y1="23.366cm" svg:x2="13.882cm" svg:y2="23.793cm">
            <text:p/>
          </draw:line>
        </draw:g>
        <draw:frame draw:name="Form22" draw:style-name="gr87" draw:text-style-name="P19" svg:width="1.258cm" svg:height="0.415cm" svg:x="14.177cm" svg:y="22.53cm">
          <draw:text-box>
            <text:p text:style-name="P11"><text:span text:style-name="T3">R-dump</text:span></text:p>
          </draw:text-box>
        </draw:frame>
      </draw:g>
      <draw:g text:anchor-type="page" text:anchor-page-number="3" draw:z-index="152" draw:style-name="gr30">
        <draw:g draw:style-name="gr2">
          <draw:rect draw:style-name="gr5" draw:text-style-name="P11" svg:width="0.971cm" svg:height="0.927cm" svg:x="15.053cm" svg:y="25.128cm">
            <text:p/>
          </draw:rect>
          <draw:g draw:style-name="gr2">
            <draw:rect draw:style-name="gr5" draw:text-style-name="P11" svg:width="0.971cm" svg:height="0.927cm" svg:x="14.08cm" svg:y="25.128cm">
              <text:p/>
            </draw:rect>
            <draw:g draw:style-name="gr2">
              <draw:line draw:style-name="gr5" draw:text-style-name="P11" svg:x1="14.919cm" svg:y1="25.332cm" svg:x2="14.743cm" svg:y2="25.332cm">
                <text:p/>
              </draw:line>
              <draw:line draw:style-name="gr5" draw:text-style-name="P16" svg:x1="14.831cm" svg:y1="25.139cm" svg:x2="14.831cm" svg:y2="25.33cm">
                <text:p/>
              </draw:line>
            </draw:g>
            <draw:g draw:style-name="gr2">
              <draw:line draw:style-name="gr5" draw:text-style-name="P11" svg:x1="15.395cm" svg:y1="25.317cm" svg:x2="15.219cm" svg:y2="25.317cm">
                <text:p/>
              </draw:line>
              <draw:line draw:style-name="gr5" draw:text-style-name="P16" svg:x1="15.309cm" svg:y1="25.124cm" svg:x2="15.309cm" svg:y2="25.315cm">
                <text:p/>
              </draw:line>
            </draw:g>
            <draw:line draw:style-name="gr22" draw:text-style-name="P11" svg:x1="14.336cm" svg:y1="25.13cm" svg:x2="14.648cm" svg:y2="26.054cm">
              <text:p/>
            </draw:line>
            <draw:line draw:style-name="gr15" draw:text-style-name="P11" svg:x1="15.896cm" svg:y1="25.128cm" svg:x2="15.524cm" svg:y2="26.054cm">
              <text:p/>
            </draw:line>
          </draw:g>
          <draw:rect draw:style-name="gr5" draw:text-style-name="P11" svg:width="0.548cm" svg:height="0.428cm" svg:x="13.533cm" svg:y="25.366cm">
            <text:p/>
          </draw:rect>
          <draw:g draw:style-name="gr2">
            <draw:line draw:style-name="gr16" draw:text-style-name="P11" svg:x1="16.519cm" svg:y1="25.786cm" svg:x2="16.519cm" svg:y2="25.362cm">
              <text:p/>
            </draw:line>
            <draw:line draw:style-name="gr16" draw:text-style-name="P11" svg:x1="16.437cm" svg:y1="25.784cm" svg:x2="16.529cm" svg:y2="25.363cm">
              <text:p/>
            </draw:line>
            <draw:line draw:style-name="gr16" draw:text-style-name="P11" svg:x1="16.437cm" svg:y1="25.786cm" svg:x2="16.317cm" svg:y2="25.359cm">
              <text:p/>
            </draw:line>
            <draw:line draw:style-name="gr16" draw:text-style-name="P11" svg:x1="16.226cm" svg:y1="25.777cm" svg:x2="16.318cm" svg:y2="25.356cm">
              <text:p/>
            </draw:line>
            <draw:line draw:style-name="gr16" draw:text-style-name="P11" svg:x1="16.242cm" svg:y1="25.779cm" svg:x2="16.122cm" svg:y2="25.352cm">
              <text:p/>
            </draw:line>
            <draw:line draw:style-name="gr16" draw:text-style-name="P11" svg:x1="16.03cm" svg:y1="25.769cm" svg:x2="16.122cm" svg:y2="25.348cm">
              <text:p/>
            </draw:line>
          </draw:g>
          <draw:line draw:style-name="gr5" draw:text-style-name="P11" svg:x1="13.72cm" svg:y1="25.366cm" svg:x2="13.882cm" svg:y2="25.793cm">
            <text:p/>
          </draw:line>
        </draw:g>
        <draw:frame draw:name="Form22" draw:style-name="gr87" draw:text-style-name="P19" svg:width="1.258cm" svg:height="0.415cm" svg:x="14.177cm" svg:y="24.53cm">
          <draw:text-box>
            <text:p text:style-name="P11"><text:span text:style-name="T3">R-suck</text:span></text:p>
          </draw:text-box>
        </draw:frame>
      </draw:g>
      <text:p text:style-name="P7">SAAB transport <text:span text:style-name="T2">Airsuspension</text:span></text:p>
      <text:p text:style-name="P7"/>
      <text:p text:style-name="P8">Pneumatic circuit</text:p>
      <text:p text:style-name="P1"/>
      <text:p text:style-name="P1"><draw:g text:anchor-type="paragraph" draw:z-index="4" draw:style-name="gr1"><draw:g draw:style-name="gr2"><draw:ellipse draw:style-name="gr5" draw:text-style-name="P11" svg:width="1.271cm" svg:height="1.285cm" svg:x="2.5cm" svg:y="5.623cm"><text:p/></draw:ellipse><draw:custom-shape draw:style-name="gr7" draw:text-style-name="P13" svg:width="0.669cm" svg:height="0.445cm" svg:x="2.789cm" svg:y="5.644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/draw:g><draw:g draw:style-name="gr2"><draw:ellipse draw:style-name="gr8" draw:text-style-name="P11" svg:width="1.271cm" svg:height="1.285cm" svg:x="0.863cm" svg:y="5.653cm"><text:p text:style-name="P11">M</text:p></draw:ellipse></draw:g><draw:custom-shape draw:name="Form1" draw:style-name="gr9" draw:text-style-name="P14" svg:width="3.573cm" svg:height="1.786cm" svg:x="0.561cm" svg:y="5.348cm"><text:p/><draw:enhanced-geometry svg:viewBox="0 0 21600 21600" draw:type="rectangle" draw:enhanced-path="M 0 0 L 21600 0 21600 21600 0 21600 0 0 Z N"/></draw:custom-shape></draw:g><draw:g text:anchor-type="paragraph" draw:z-index="6" draw:style-name="gr1"><draw:rect draw:style-name="gr5" draw:text-style-name="P11" svg:width="1.05cm" svg:height="0.929cm" draw:transform="rotate (1.5707963267949) translate (11.9238888888889cm 3.48544444444444cm)"><text:p/></draw:rect><draw:line draw:style-name="gr5" draw:text-style-name="P11" svg:x1="11.924cm" svg:y1="2.436cm" svg:x2="12.852cm" svg:y2="3.486cm"><text:p/></draw:line><draw:frame draw:style-name="gr12" draw:text-style-name="P12" svg:width="0.283cm" svg:height="0.489cm" draw:transform="rotate (1.5707963267949) translate (12.4477638888889cm 2.85926388888889cm)"><draw:text-box><text:p>P</text:p></draw:text-box></draw:frame><draw:line draw:style-name="gr5" draw:text-style-name="P11" svg:x1="12.416cm" svg:y1="4.072cm" svg:x2="12.416cm" svg:y2="3.487cm"><text:p/></draw:line><draw:line draw:style-name="gr13" draw:text-style-name="P11" svg:x1="12.423cm" svg:y1="3.288cm" svg:x2="12.423cm" svg:y2="3.224cm"><text:p/></draw:line></draw:g><draw:g text:anchor-type="paragraph" draw:z-index="7" draw:style-name="gr1"><draw:g draw:style-name="gr2"><draw:line draw:style-name="gr5" draw:text-style-name="P11" svg:x1="8.849cm" svg:y1="4.035cm" svg:x2="8.369cm" svg:y2="4.035cm"><text:p/></draw:line><draw:ellipse draw:style-name="gr5" draw:text-style-name="P11" svg:width="0.586cm" svg:height="0.592cm" draw:transform="rotate (-1.5707963267949) translate (8.36965277777778cm 3.73415277777778cm)"><text:p/></draw:ellipse><draw:line draw:style-name="gr5" draw:text-style-name="P11" svg:x1="8.132cm" svg:y1="3.554cm" svg:x2="7.65cm" svg:y2="4.046cm"><text:p/></draw:line><draw:line draw:style-name="gr5" draw:text-style-name="P11" svg:x1="8.178cm" svg:y1="4.527cm" svg:x2="7.636cm" svg:y2="4.033cm"><text:p/></draw:line><draw:line draw:style-name="gr5" draw:text-style-name="P11" svg:x1="7.239cm" svg:y1="4.044cm" svg:x2="7.648cm" svg:y2="4.044cm"><text:p/></draw:line></draw:g><draw:g draw:style-name="gr2"><draw:custom-shape draw:style-name="gr14" draw:text-style-name="P15" svg:width="1.352cm" svg:height="1.234cm" svg:x="5.684cm" svg:y="3.42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5" draw:text-style-name="P11" svg:x1="5.978cm" svg:y1="3.758cm" svg:x2="6.712cm" svg:y2="3.759cm"><text:p/></draw:line><draw:line draw:style-name="gr5" draw:text-style-name="P11" svg:x1="5.686cm" svg:y1="4.041cm" svg:x2="5.491cm" svg:y2="4.041cm"><text:p/></draw:line><draw:line draw:style-name="gr5" draw:text-style-name="P11" svg:x1="7.033cm" svg:y1="4.041cm" svg:x2="7.259cm" svg:y2="4.041cm"><text:p/></draw:line><draw:line draw:style-name="gr5" draw:text-style-name="P11" svg:x1="5.978cm" svg:y1="4.318cm" svg:x2="6.712cm" svg:y2="4.319cm"><text:p/></draw:line></draw:g><draw:g draw:style-name="gr2"><draw:g draw:style-name="gr2"><draw:rect draw:style-name="gr5" draw:text-style-name="P11" svg:width="0.724cm" svg:height="0.743cm" draw:transform="rotate (-3.14159265358979) translate (6.75393055555556cm 5.70970833333333cm)"><text:p/></draw:rect><draw:rect draw:style-name="gr5" draw:text-style-name="P11" svg:width="0.724cm" svg:height="0.743cm" draw:transform="rotate (-3.14159265358979) translate (6.02897222222222cm 5.70970833333333cm)"><text:p/></draw:rect><draw:g draw:style-name="gr2"><draw:line draw:style-name="gr5" draw:text-style-name="P11" svg:x1="6.424cm" svg:y1="5.118cm" svg:x2="6.293cm" svg:y2="5.118cm"><text:p/></draw:line><draw:line draw:style-name="gr5" draw:text-style-name="P16" svg:x1="6.359cm" svg:y1="4.967cm" svg:x2="6.359cm" svg:y2="5.121cm"><text:p/></draw:line></draw:g><draw:g draw:style-name="gr2"><draw:line draw:style-name="gr5" draw:text-style-name="P11" svg:x1="6.437cm" svg:y1="5.569cm" svg:x2="6.306cm" svg:y2="5.569cm"><text:p/></draw:line><draw:line draw:style-name="gr5" draw:text-style-name="P16" svg:x1="6.373cm" svg:y1="5.562cm" svg:x2="6.373cm" svg:y2="5.716cm"><text:p/></draw:line></draw:g><draw:line draw:style-name="gr15" draw:text-style-name="P11" svg:x1="5.656cm" svg:y1="4.967cm" svg:x2="5.66cm" svg:y2="5.713cm"><text:p/></draw:line></draw:g><draw:g draw:style-name="gr2"><draw:line draw:style-name="gr16" draw:text-style-name="P11" svg:x1="7.127cm" svg:y1="5.518cm" svg:x2="7.127cm" svg:y2="5.132cm"><text:p/></draw:line><draw:line draw:style-name="gr16" draw:text-style-name="P11" svg:x1="7.062cm" svg:y1="5.515cm" svg:x2="7.131cm" svg:y2="5.132cm"><text:p/></draw:line><draw:line draw:style-name="gr16" draw:text-style-name="P11" svg:x1="7.062cm" svg:y1="5.515cm" svg:x2="6.971cm" svg:y2="5.126cm"><text:p/></draw:line><draw:line draw:style-name="gr16" draw:text-style-name="P11" svg:x1="6.903cm" svg:y1="5.509cm" svg:x2="6.972cm" svg:y2="5.126cm"><text:p/></draw:line><draw:line draw:style-name="gr16" draw:text-style-name="P11" svg:x1="6.919cm" svg:y1="5.509cm" svg:x2="6.828cm" svg:y2="5.12cm"><text:p/></draw:line><draw:line draw:style-name="gr16" draw:text-style-name="P11" svg:x1="6.754cm" svg:y1="5.503cm" svg:x2="6.823cm" svg:y2="5.12cm"><text:p/></draw:line></draw:g><draw:g draw:style-name="gr2"><draw:rect draw:style-name="gr5" draw:text-style-name="P11" svg:width="0.414cm" svg:height="0.389cm" svg:x="4.892cm" svg:y="5.154cm"><text:p/></draw:rect><draw:line draw:style-name="gr5" draw:text-style-name="P11" svg:x1="5.036cm" svg:y1="5.154cm" svg:x2="5.158cm" svg:y2="5.543cm"><text:p/></draw:line></draw:g></draw:g><draw:line draw:name="Form1" draw:style-name="gr17" draw:text-style-name="P11" svg:x1="6.365cm" svg:y1="4.676cm" svg:x2="6.365cm" svg:y2="4.983cm"><text:p/></draw:line><draw:custom-shape draw:name="Form2" draw:style-name="gr18" draw:text-style-name="P14" svg:width="4.398cm" svg:height="2.73cm" svg:x="4.449cm" svg:y="3.177cm"><text:p/><draw:enhanced-geometry svg:viewBox="0 0 21600 21600" draw:type="rectangle" draw:enhanced-path="M 0 0 L 21600 0 21600 21600 0 21600 0 0 Z N"/></draw:custom-shape><draw:custom-shape draw:name="Form3" draw:style-name="gr19" svg:width="0.315cm" svg:height="0.167cm" draw:transform="rotate (-3.14159265358979) translate (6.54579166666667cm 5.89844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Form4" draw:style-name="gr5" draw:text-style-name="P11" svg:x1="5.488cm" svg:y1="4.041cm" svg:x2="4.449cm" svg:y2="4.041cm"><text:p/></draw:line></draw:g><draw:g text:anchor-type="paragraph" draw:z-index="8" draw:style-name="gr1"><draw:custom-shape draw:style-name="gr20" draw:text-style-name="P17" svg:width="1.751cm" svg:height="2.809cm" draw:transform="rotate (-1.5707963267949) translate (16.6193611111111cm 3.19793055555556cm)"><text:p/><draw:enhanced-geometry svg:viewBox="0 0 21600 21600" draw:path-stretchpoint-x="10800" draw:path-stretchpoint-y="10800" draw:text-areas="?f3 ?f4 ?f5 ?f6" draw:type="round-rectangle" draw:modifiers="10723.867069486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" draw:text-style-name="P11" svg:x1="13.811cm" svg:y1="4.049cm" svg:x2="13.444cm" svg:y2="4.049cm"><text:p/></draw:line></draw:g><draw:g text:anchor-type="paragraph" draw:z-index="9" draw:style-name="gr1"><draw:ellipse draw:style-name="gr5" draw:text-style-name="P11" svg:width="1.235cm" svg:height="1.207cm" svg:x="9.843cm" svg:y="2.36cm"><text:p/></draw:ellipse><draw:line draw:style-name="gr5" draw:text-style-name="P11" svg:x1="10.445cm" svg:y1="4.037cm" svg:x2="10.445cm" svg:y2="3.568cm"><text:p/></draw:line><draw:line draw:style-name="gr21" draw:text-style-name="P11" svg:x1="10.415cm" svg:y1="2.963cm" svg:x2="10.034cm" svg:y2="3.36cm"><text:p/></draw:line></draw:g></text:p>
      <text:p text:style-name="P1"><draw:g text:anchor-type="paragraph" draw:z-index="260" draw:style-name="gr106"><draw:rect draw:style-name="gr16" draw:text-style-name="P11" svg:width="1.138cm" svg:height="1.059cm" draw:transform="rotate (-3.14159265358979) translate (3.64243055555556cm 1.84679166666667cm)"><text:p/></draw:rect><draw:line draw:style-name="gr16" draw:text-style-name="P11" svg:x1="3.11cm" svg:y1="2.508cm" svg:x2="3.11cm" svg:y2="1.847cm"><text:p/></draw:line><draw:line draw:style-name="gr16" draw:text-style-name="P11" svg:x1="3.11cm" svg:y1="0.788cm" svg:x2="3.11cm" svg:y2="0.074cm"><text:p/></draw:line><draw:line draw:style-name="gr107" draw:text-style-name="P11" svg:x1="3.111cm" svg:y1="2.138cm" svg:x2="1.815cm" svg:y2="2.138cm"><text:p/></draw:line><draw:line draw:style-name="gr108" draw:text-style-name="P11" svg:x1="2.505cm" svg:y1="1.369cm" svg:x2="1.817cm" svg:y2="1.369cm"><text:p/></draw:line><draw:line draw:style-name="gr107" draw:text-style-name="P11" svg:x1="1.817cm" svg:y1="2.137cm" svg:x2="1.817cm" svg:y2="1.37cm"><text:p/></draw:line><draw:line draw:style-name="gr109" draw:text-style-name="P11" svg:x1="2.928cm" svg:y1="1.847cm" svg:x2="2.928cm" svg:y2="0.789cm"><text:p/></draw:line><draw:g draw:style-name="gr2"><draw:line draw:style-name="gr16" draw:text-style-name="P11" svg:x1="4.131cm" svg:y1="1.45cm" svg:x2="4.119cm" svg:y2="1.027cm"><text:p/></draw:line><draw:line draw:style-name="gr16" draw:text-style-name="P11" svg:x1="4.052cm" svg:y1="1.45cm" svg:x2="4.131cm" svg:y2="1.027cm"><text:p/></draw:line><draw:line draw:style-name="gr16" draw:text-style-name="P11" svg:x1="4.052cm" svg:y1="1.45cm" svg:x2="3.92cm" svg:y2="1.027cm"><text:p/></draw:line><draw:line draw:style-name="gr16" draw:text-style-name="P11" svg:x1="3.839cm" svg:y1="1.45cm" svg:x2="3.918cm" svg:y2="1.027cm"><text:p/></draw:line><draw:line draw:style-name="gr16" draw:text-style-name="P11" svg:x1="3.854cm" svg:y1="1.45cm" svg:x2="3.722cm" svg:y2="1.027cm"><text:p/></draw:line><draw:line draw:style-name="gr16" draw:text-style-name="P11" svg:x1="3.643cm" svg:y1="1.45cm" svg:x2="3.722cm" svg:y2="1.027cm"><text:p/></draw:line></draw:g></draw:g></text:p>
      <text:p text:style-name="P1"><draw:custom-shape text:anchor-type="paragraph" draw:z-index="262" draw:name="Form3" draw:style-name="gr31" svg:width="0.403cm" svg:height="0.234cm" svg:x="2.912cm" svg:y="-0.39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<draw:frame text:anchor-type="paragraph" draw:z-index="45" draw:name="Form22" draw:style-name="gr35" draw:text-style-name="P19" svg:width="1.768cm" svg:height="0.992cm" svg:x="11.522cm" svg:y="-0.065cm"><draw:text-box><text:p text:style-name="P11"><text:span text:style-name="T3">system-pressure sensor</text:span></text:p></draw:text-box></draw:frame></text:p>
      <text:p text:style-name="P1"/>
      <text:p text:style-name="P1"/>
      <text:p text:style-name="P1"><draw:frame text:anchor-type="paragraph" draw:z-index="53" draw:name="Form22" draw:style-name="gr38" draw:text-style-name="P19" svg:width="2.417cm" svg:height="0.772cm" svg:x="0.266cm" svg:y="0.275cm"><draw:text-box><text:p text:style-name="P11"><text:span text:style-name="T3">Compressor temp. sensor</text:span></text:p></draw:text-box></draw:frame><draw:line text:anchor-type="paragraph" draw:z-index="261" draw:name="Form84" draw:style-name="gr110" draw:text-style-name="P11" svg:x1="3.115cm" svg:y1="1.124cm" svg:x2="3.115cm" svg:y2="0.06cm"><text:p/></draw:line></text:p>
      <text:p text:style-name="P1"><draw:g text:anchor-type="paragraph" draw:z-index="2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15.9893581011421cm 17.2314542696172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6.5470928383615cm 17.2318459853816cm)" svg:viewBox="0 0 608 1861" svg:d="M527 1850c323-1-415 70-501-131-50-411-26-941 62-992 119-43 56 117 139 108 61-328 45-832 45-832l294-3"><text:p/></draw:path></draw:g><draw:line draw:name="Form1" draw:style-name="gr5" draw:text-style-name="P11" svg:x1="15.99cm" svg:y1="15.227cm" svg:x2="15.99cm" svg:y2="15.373cm"><text:p/></draw:line></draw:g><draw:frame draw:name="Form1" draw:style-name="gr6" draw:text-style-name="P12" svg:width="0.761cm" svg:height="0.546cm" svg:x="15.623cm" svg:y="15.791cm"><draw:text-box><text:p>RR</text:p></draw:text-box></draw:frame></draw:g><draw:g text:anchor-type="paragraph" draw:z-index="3" draw:style-name="gr1"><draw:g draw:style-name="gr2"><draw:g draw:style-name="gr2"><draw:path draw:name="Form1" draw:style-name="gr3" draw:text-style-name="P9" svg:width="0.636cm" svg:height="1.855cm" draw:transform="skewX (0.000872664625997162) rotate (3.13024801345183) translate (16.054621990031cm 13.4443848251728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6.6113567272504cm 13.4447765409372cm)" svg:viewBox="0 0 608 1861" svg:d="M527 1850c323-1-415 70-501-131-50-411-26-941 62-992 119-43 56 117 139 108 61-328 45-832 45-832l294-3"><text:p/></draw:path></draw:g><draw:line draw:name="Form1" draw:style-name="gr5" draw:text-style-name="P11" svg:x1="16.055cm" svg:y1="11.44cm" svg:x2="16.055cm" svg:y2="11.586cm"><text:p/></draw:line></draw:g><draw:frame draw:name="Form1" draw:style-name="gr6" draw:text-style-name="P12" svg:width="0.761cm" svg:height="0.546cm" svg:x="15.688cm" svg:y="12.004cm"><draw:text-box><text:p>RF</text:p></draw:text-box></draw:frame></draw:g><draw:g text:anchor-type="paragraph" draw:z-index="0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0.398344212253196cm 17.2314542696172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0.95707894947261cm 17.2318459853816cm)" svg:viewBox="0 0 608 1861" svg:d="M527 1850c323-1-415 70-501-131-50-411-26-941 62-992 119-43 56 117 139 108 61-328 45-832 45-832l294-3"><text:p/></draw:path></draw:g><draw:line draw:name="Form1" draw:style-name="gr5" draw:text-style-name="P11" svg:x1="0.399cm" svg:y1="15.227cm" svg:x2="0.399cm" svg:y2="15.373cm"><text:p/></draw:line></draw:g><draw:frame draw:name="Form1" draw:style-name="gr6" draw:text-style-name="P12" svg:width="0.761cm" svg:height="0.546cm" svg:x="0.032cm" svg:y="15.791cm"><draw:text-box><text:p>LR</text:p></draw:text-box></draw:frame></draw:g><draw:g text:anchor-type="paragraph" draw:z-index="1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0.463608101142085cm 13.4443848251728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.02034283836149cm 13.4447765409372cm)" svg:viewBox="0 0 608 1861" svg:d="M527 1850c323-1-415 70-501-131-50-411-26-941 62-992 119-43 56 117 139 108 61-328 45-832 45-832l294-3"><text:p/></draw:path></draw:g><draw:line draw:name="Form1" draw:style-name="gr5" draw:text-style-name="P11" svg:x1="0.464cm" svg:y1="11.44cm" svg:x2="0.464cm" svg:y2="11.586cm"><text:p/></draw:line></draw:g><draw:frame draw:name="Form1" draw:style-name="gr6" draw:text-style-name="P12" svg:width="0.761cm" svg:height="0.546cm" svg:x="0.097cm" svg:y="12.004cm"><draw:text-box><text:p>LF</text:p></draw:text-box></draw:frame></draw:g></text:p>
      <text:p text:style-name="P1"><draw:g text:anchor-type="paragraph" draw:z-index="54" draw:style-name="gr1"><draw:rect draw:style-name="gr5" draw:text-style-name="P11" svg:width="1.05cm" svg:height="0.929cm" draw:transform="rotate (1.5707963267949) translate (1.68980555555556cm 1.23648611111111cm)"><text:p/></draw:rect><draw:line draw:style-name="gr5" draw:text-style-name="P11" svg:x1="1.69cm" svg:y1="0.187cm" svg:x2="2.618cm" svg:y2="1.237cm"><text:p/></draw:line><draw:frame draw:style-name="gr12" draw:text-style-name="P12" svg:width="0.283cm" svg:height="0.489cm" draw:transform="rotate (1.5707963267949) translate (2.21368055555556cm 0.610305555555556cm)"><draw:text-box><text:p>T</text:p></draw:text-box></draw:frame><draw:line draw:style-name="gr5" draw:text-style-name="P11" svg:x1="2.182cm" svg:y1="1.823cm" svg:x2="2.182cm" svg:y2="1.238cm"><text:p/></draw:line><draw:line draw:style-name="gr13" draw:text-style-name="P11" svg:x1="2.189cm" svg:y1="1.039cm" svg:x2="2.189cm" svg:y2="0.975cm"><text:p/></draw:line></draw:g><draw:polyline text:anchor-type="paragraph" draw:z-index="35" draw:name="Form16" draw:style-name="gr23" draw:text-style-name="P11" svg:width="1.578cm" svg:height="1.333cm" draw:transform="rotate (1.5707963267949) translate (3.11502777777778cm 1.72861111111111cm)" svg:viewBox="0 0 1579 1334" draw:points="0,0 1579,0 1579,1334"><text:p/></draw:polyline><draw:line text:anchor-type="paragraph" draw:z-index="36" draw:name="Form17" draw:style-name="gr23" draw:text-style-name="P11" svg:x1="13.444cm" svg:y1="0.153cm" svg:x2="12.416cm" svg:y2="0.153cm"><text:p/></draw:line><draw:line text:anchor-type="paragraph" draw:z-index="37" draw:name="Form18" draw:style-name="gr27" draw:text-style-name="P11" svg:x1="10.446cm" svg:y1="0.143cm" svg:x2="12.416cm" svg:y2="0.143cm"><text:p/></draw:line><draw:line text:anchor-type="paragraph" draw:z-index="38" draw:name="Form19" draw:style-name="gr27" draw:text-style-name="P11" svg:x1="8.846cm" svg:y1="0.141cm" svg:x2="10.446cm" svg:y2="0.141cm"><text:p/></draw:line><draw:polyline text:anchor-type="paragraph" draw:z-index="39" draw:name="Form20" draw:style-name="gr23" draw:text-style-name="P11" svg:width="6.211cm" svg:height="1.486cm" draw:transform="rotate (-1.5707963267949) translate (13.9029722222222cm 0.142875cm)" svg:viewBox="0 0 6212 1487" draw:points="0,1487 6212,1487 6212,0"><text:p/></draw:polyline></text:p>
      <text:p text:style-name="P1"/>
      <text:p text:style-name="P1"/>
      <text:p text:style-name="P1"/>
      <text:p text:style-name="P1"><draw:frame text:anchor-type="paragraph" draw:z-index="52" draw:name="Form22" draw:style-name="gr38" draw:text-style-name="P19" svg:width="2.417cm" svg:height="0.772cm" svg:x="5.161cm" svg:y="0.217cm"><draw:text-box><text:p text:style-name="P11"><text:span text:style-name="T3">Airdryer bleed valve</text:span></text:p></draw:text-box></draw:frame></text:p>
      <text:p text:style-name="P1"/>
      <text:p text:style-name="P1"><draw:line text:anchor-type="paragraph" draw:z-index="33" draw:name="Form15" draw:style-name="gr32" draw:text-style-name="P11" svg:x1="3.103cm" svg:y1="0.092cm" svg:x2="3.103cm" svg:y2="1.053cm"><text:p/></draw:line></text:p>
      <text:p text:style-name="P1"><draw:g text:anchor-type="paragraph" draw:z-index="5" draw:style-name="gr1"><draw:g draw:style-name="gr2"><draw:custom-shape draw:style-name="gr10" draw:text-style-name="P15" svg:width="1.216cm" svg:height="1.138cm" svg:x="1.43cm" svg:y="0.00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11" draw:text-style-name="P11" svg:x1="2.039cm" svg:y1="0.01cm" svg:x2="2.039cm" svg:y2="1.149cm"><text:p/></draw:line></draw:g><draw:line draw:style-name="gr5" draw:text-style-name="P11" svg:x1="1.029cm" svg:y1="0.575cm" svg:x2="1.431cm" svg:y2="0.575cm"><text:p/></draw:line><draw:line draw:style-name="gr5" draw:text-style-name="P11" svg:x1="3.113cm" svg:y1="0.566cm" svg:x2="2.644cm" svg:y2="0.566cm"><text:p/></draw:line></draw:g><draw:custom-shape text:anchor-type="paragraph" draw:z-index="34" draw:name="Form3" draw:style-name="gr31" svg:width="0.403cm" svg:height="0.234cm" draw:transform="rotate (1.5707963267949) translate (0.800805555555555cm 0.767291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polyline text:anchor-type="paragraph" draw:z-index="17" draw:name="Form4" draw:style-name="gr23" draw:text-style-name="P11" svg:width="0.616cm" svg:height="2.571cm" draw:transform="rotate (-3.14159265358979) translate (14.5203333333333cm 2.58938888888889cm)" svg:viewBox="0 0 617 2572" draw:points="0,0 617,0 617,2572"><text:p/></draw:polyline><draw:line text:anchor-type="paragraph" draw:z-index="40" draw:name="Form21" draw:style-name="gr33" draw:text-style-name="P11" svg:x1="12.416cm" svg:y1="0.026cm" svg:x2="2.551cm" svg:y2="0.026cm"><text:p/></draw:line><draw:polyline text:anchor-type="paragraph" draw:z-index="29" draw:name="Form11" draw:style-name="gr23" draw:text-style-name="P11" svg:width="0.535cm" svg:height="2.692cm" svg:x="2.014cm" svg:y="0.027cm" svg:viewBox="0 0 536 2693" draw:points="0,2693 536,2693 536,0"><text:p/></draw:polyline><draw:frame text:anchor-type="paragraph" draw:z-index="46" draw:name="Form22" draw:style-name="gr36" draw:text-style-name="P19" svg:width="1.073cm" svg:height="0.385cm" svg:x="14.52cm" svg:y="0.342cm"><draw:text-box><text:p text:style-name="P11"><text:span text:style-name="T3">R-fill</text:span></text:p></draw:text-box></draw:frame><draw:frame text:anchor-type="paragraph" draw:z-index="47" draw:name="Form22" draw:style-name="gr37" draw:text-style-name="P19" svg:width="1.258cm" svg:height="0.415cm" svg:x="11.726cm" svg:y="0.409cm"><draw:text-box><text:p text:style-name="P11"><text:span text:style-name="T3">R-dump</text:span></text:p></draw:text-box></draw:frame><draw:frame text:anchor-type="paragraph" draw:z-index="50" draw:name="Form22" draw:style-name="gr37" draw:text-style-name="P19" svg:width="1.258cm" svg:height="0.415cm" svg:x="3.741cm" svg:y="0.415cm"><draw:text-box><text:p text:style-name="P11"><text:span text:style-name="T3">L-dump</text:span></text:p></draw:text-box></draw:frame><draw:frame text:anchor-type="paragraph" draw:z-index="51" draw:name="Form22" draw:style-name="gr37" draw:text-style-name="P19" svg:width="1.258cm" svg:height="0.415cm" svg:x="0.843cm" svg:y="0.429cm"><draw:text-box><text:p text:style-name="P11"><text:span text:style-name="T3">L-fill</text:span></text:p></draw:text-box></draw:frame></text:p>
      <text:p text:style-name="P1"><draw:g text:anchor-type="paragraph" draw:z-index="12" draw:style-name="gr1"><draw:g draw:style-name="gr2"><draw:rect draw:style-name="gr5" draw:text-style-name="P16" svg:width="0.973cm" svg:height="0.929cm" draw:transform="rotate (-1.5707963267949) translate (15.4516666666667cm 0.876652777777778cm)"><text:p/></draw:rect><draw:rect draw:style-name="gr5" draw:text-style-name="P16" svg:width="0.973cm" svg:height="0.929cm" draw:transform="rotate (-1.5707963267949) translate (15.4516666666667cm 1.85031944444444cm)"><text:p/></draw:rect><draw:g draw:style-name="gr2"><draw:line draw:style-name="gr5" draw:text-style-name="P16" svg:x1="14.711cm" svg:y1="1.45cm" svg:x2="14.711cm" svg:y2="1.626cm"><text:p/></draw:line><draw:line draw:style-name="gr5" draw:text-style-name="P16" svg:x1="14.521cm" svg:y1="1.538cm" svg:x2="14.712cm" svg:y2="1.538cm"><text:p/></draw:line></draw:g><draw:g draw:style-name="gr2"><draw:line draw:style-name="gr5" draw:text-style-name="P16" svg:x1="14.711cm" svg:y1="2.016cm" svg:x2="14.711cm" svg:y2="2.192cm"><text:p/></draw:line><draw:line draw:style-name="gr5" draw:text-style-name="P16" svg:x1="14.521cm" svg:y1="2.102cm" svg:x2="14.712cm" svg:y2="2.102cm"><text:p/></draw:line></draw:g><draw:line draw:style-name="gr22" draw:text-style-name="P16" svg:x1="14.524cm" svg:y1="1.022cm" svg:x2="15.45cm" svg:y2="1.375cm"><text:p/></draw:line><draw:line draw:style-name="gr15" draw:text-style-name="P16" svg:x1="14.524cm" svg:y1="2.641cm" svg:x2="15.45cm" svg:y2="2.346cm"><text:p/></draw:line></draw:g><draw:rect draw:style-name="gr5" draw:text-style-name="P16" svg:width="0.549cm" svg:height="0.429cm" draw:transform="rotate (-1.5707963267949) translate (15.2135416666667cm 0.329847222222222cm)"><text:p/></draw:rect><draw:g draw:style-name="gr2"><draw:line draw:style-name="gr16" draw:text-style-name="P16" svg:x1="14.792cm" svg:y1="3.317cm" svg:x2="15.216cm" svg:y2="3.317cm"><text:p/></draw:line><draw:line draw:style-name="gr16" draw:text-style-name="P16" svg:x1="14.792cm" svg:y1="3.235cm" svg:x2="15.213cm" svg:y2="3.327cm"><text:p/></draw:line><draw:line draw:style-name="gr16" draw:text-style-name="P16" svg:x1="14.792cm" svg:y1="3.235cm" svg:x2="15.219cm" svg:y2="3.115cm"><text:p/></draw:line><draw:line draw:style-name="gr16" draw:text-style-name="P16" svg:x1="14.799cm" svg:y1="3.024cm" svg:x2="15.22cm" svg:y2="3.116cm"><text:p/></draw:line><draw:line draw:style-name="gr16" draw:text-style-name="P16" svg:x1="14.799cm" svg:y1="3.04cm" svg:x2="15.226cm" svg:y2="2.92cm"><text:p/></draw:line><draw:line draw:style-name="gr16" draw:text-style-name="P16" svg:x1="14.808cm" svg:y1="2.827cm" svg:x2="15.229cm" svg:y2="2.919cm"><text:p/></draw:line></draw:g><draw:line draw:style-name="gr5" draw:text-style-name="P16" svg:x1="15.212cm" svg:y1="0.517cm" svg:x2="14.785cm" svg:y2="0.679cm"><text:p/></draw:line></draw:g><draw:g text:anchor-type="paragraph" draw:z-index="10" draw:style-name="gr1"><draw:g draw:style-name="gr2"><draw:rect draw:style-name="gr5" draw:text-style-name="P11" svg:width="0.971cm" svg:height="0.927cm" draw:transform="rotate (-1.5707963267949) translate (12.8799166666667cm 0.883708333333333cm)"><text:p/></draw:rect><draw:rect draw:style-name="gr5" draw:text-style-name="P11" svg:width="0.971cm" svg:height="0.927cm" draw:transform="rotate (-1.5707963267949) translate (12.8799166666667cm 1.857375cm)"><text:p/></draw:rect><draw:g draw:style-name="gr2"><draw:line draw:style-name="gr5" draw:text-style-name="P11" svg:x1="12.14cm" svg:y1="1.457cm" svg:x2="12.14cm" svg:y2="1.633cm"><text:p/></draw:line><draw:line draw:style-name="gr5" draw:text-style-name="P16" svg:x1="11.949cm" svg:y1="1.545cm" svg:x2="12.14cm" svg:y2="1.545cm"><text:p/></draw:line></draw:g><draw:g draw:style-name="gr2"><draw:line draw:style-name="gr5" draw:text-style-name="P11" svg:x1="12.14cm" svg:y1="2.023cm" svg:x2="12.14cm" svg:y2="2.199cm"><text:p/></draw:line><draw:line draw:style-name="gr5" draw:text-style-name="P16" svg:x1="11.949cm" svg:y1="2.108cm" svg:x2="12.14cm" svg:y2="2.108cm"><text:p/></draw:line></draw:g><draw:line draw:style-name="gr22" draw:text-style-name="P11" svg:x1="11.953cm" svg:y1="1.029cm" svg:x2="12.879cm" svg:y2="1.382cm"><text:p/></draw:line><draw:line draw:style-name="gr15" draw:text-style-name="P11" svg:x1="11.953cm" svg:y1="2.648cm" svg:x2="12.879cm" svg:y2="2.353cm"><text:p/></draw:line></draw:g><draw:rect draw:style-name="gr5" draw:text-style-name="P11" svg:width="0.548cm" svg:height="0.428cm" draw:transform="rotate (-1.5707963267949) translate (12.6417916666667cm 0.336902777777778cm)"><text:p/></draw:rect><draw:g draw:style-name="gr2"><draw:line draw:style-name="gr16" draw:text-style-name="P11" svg:x1="12.222cm" svg:y1="3.323cm" svg:x2="12.646cm" svg:y2="3.323cm"><text:p/></draw:line><draw:line draw:style-name="gr16" draw:text-style-name="P11" svg:x1="12.222cm" svg:y1="3.241cm" svg:x2="12.643cm" svg:y2="3.333cm"><text:p/></draw:line><draw:line draw:style-name="gr16" draw:text-style-name="P11" svg:x1="12.222cm" svg:y1="3.241cm" svg:x2="12.649cm" svg:y2="3.121cm"><text:p/></draw:line><draw:line draw:style-name="gr16" draw:text-style-name="P11" svg:x1="12.229cm" svg:y1="3.03cm" svg:x2="12.65cm" svg:y2="3.122cm"><text:p/></draw:line><draw:line draw:style-name="gr16" draw:text-style-name="P11" svg:x1="12.229cm" svg:y1="3.046cm" svg:x2="12.656cm" svg:y2="2.926cm"><text:p/></draw:line><draw:line draw:style-name="gr16" draw:text-style-name="P11" svg:x1="12.237cm" svg:y1="2.832cm" svg:x2="12.658cm" svg:y2="2.924cm"><text:p/></draw:line></draw:g><draw:line draw:style-name="gr5" draw:text-style-name="P11" svg:x1="12.642cm" svg:y1="0.524cm" svg:x2="12.215cm" svg:y2="0.686cm"><text:p/></draw:line></draw:g></text:p>
      <text:p text:style-name="P1"/>
      <text:p text:style-name="P1"/>
      <text:p text:style-name="P1"/>
      <text:p text:style-name="P1"><draw:polyline text:anchor-type="paragraph" draw:z-index="13" draw:name="Form1" draw:style-name="gr23" draw:text-style-name="P11" svg:width="0.645cm" svg:height="1.798cm" svg:x="15.406cm" svg:y="0.377cm" svg:viewBox="0 0 646 1799" draw:points="0,0 646,0 646,1799"><text:p/></draw:polyline><draw:polyline text:anchor-type="paragraph" draw:z-index="14" draw:name="Form2" draw:style-name="gr23" draw:text-style-name="P11" svg:width="1.676cm" svg:height="0.285cm" draw:transform="rotate (-3.14159265358979) translate (14.5238611111111cm 0.694972222222222cm)" svg:viewBox="0 0 1677 286" draw:points="0,0 1002,0 1002,286 1677,286"><text:p/></draw:polyline><draw:custom-shape text:anchor-type="paragraph" draw:z-index="15" draw:name="Form3" draw:style-name="gr24" svg:width="0.403cm" svg:height="0.234cm" draw:transform="rotate (1.5707963267949) translate (11.7210416666667cm 0.405694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8" draw:name="Form3" draw:style-name="gr31" svg:width="0.403cm" svg:height="0.234cm" draw:transform="rotate (-1.5707963267949) translate (5.05354166666667cm 0.0987777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43" draw:name="Form22" draw:style-name="gr34" draw:text-style-name="P19" svg:width="1.768cm" svg:height="0.768cm" svg:x="-1.665cm" svg:y="0.483cm"><draw:text-box><text:p text:style-name="P11"><text:span text:style-name="T3">L-pressure sensor</text:span></text:p></draw:text-box></draw:frame></text:p>
      <text:p text:style-name="P1"><draw:g text:anchor-type="paragraph" draw:z-index="16" draw:style-name="gr1"><draw:line draw:name="Form4" draw:style-name="gr25" draw:text-style-name="P11" svg:x1="11.95cm" svg:y1="0.213cm" svg:x2="11.7cm" svg:y2="0.213cm"><text:p/></draw:line><draw:g draw:style-name="gr2"><draw:line draw:name="Form5" draw:style-name="gr26" draw:text-style-name="P11" svg:x1="11.532cm" svg:y1="-0.004cm" svg:x2="11.871cm" svg:y2="0.43cm"><text:p/></draw:line><draw:line draw:name="Form6" draw:style-name="gr26" draw:text-style-name="P11" svg:x1="11.871cm" svg:y1="-0.004cm" svg:x2="11.532cm" svg:y2="0.43cm"><text:p/></draw:line></draw:g></draw:g><draw:g text:anchor-type="paragraph" draw:z-index="27" draw:style-name="gr1"><draw:line draw:name="Form4" draw:style-name="gr25" draw:text-style-name="P11" svg:x1="4.821cm" svg:y1="0.371cm" svg:x2="5.071cm" svg:y2="0.371cm"><text:p/></draw:line><draw:g draw:style-name="gr2"><draw:line draw:name="Form5" draw:style-name="gr26" draw:text-style-name="P11" svg:x1="5.239cm" svg:y1="0.588cm" svg:x2="4.9cm" svg:y2="0.154cm"><text:p/></draw:line><draw:line draw:name="Form6" draw:style-name="gr26" draw:text-style-name="P11" svg:x1="4.9cm" svg:y1="0.588cm" svg:x2="5.239cm" svg:y2="0.154cm"><text:p/></draw:line></draw:g></draw:g><draw:polyline text:anchor-type="paragraph" draw:z-index="25" draw:name="Form9" draw:style-name="gr23" draw:text-style-name="P11" svg:width="1.678cm" svg:height="0.703cm" draw:transform="rotate (1.5707963267949) translate (0.463902777777778cm 1.70391666666667cm)" svg:viewBox="0 0 1679 704" draw:points="0,0 1679,0 1679,704 1679,599 1638,704"><text:p/></draw:polyline><draw:polyline text:anchor-type="paragraph" draw:z-index="26" draw:name="Form10" draw:style-name="gr23" draw:text-style-name="P11" svg:width="1.879cm" svg:height="0.382cm" draw:transform="rotate (-3.14159265358979) translate (3.89466666666667cm 0.396875cm)" svg:viewBox="0 0 1880 383" draw:points="0,383 503,383 503,0 1880,0"><text:p/></draw:polyline><draw:frame text:anchor-type="paragraph" draw:z-index="44" draw:name="Form22" draw:style-name="gr34" draw:text-style-name="P19" svg:width="1.768cm" svg:height="0.768cm" svg:x="16.344cm" svg:y="-0.085cm"><draw:text-box><text:p text:style-name="P11"><text:span text:style-name="T3">R-pressure sensor</text:span></text:p></draw:text-box></draw:frame></text:p>
      <text:p text:style-name="P1"><draw:g text:anchor-type="paragraph" draw:z-index="41" draw:style-name="gr1"><draw:rect draw:style-name="gr5" draw:text-style-name="P11" svg:width="1.05cm" svg:height="0.929cm" svg:x="16.705cm" svg:y="0.27cm"><text:p/></draw:rect><draw:line draw:style-name="gr5" draw:text-style-name="P11" svg:x1="17.754cm" svg:y1="0.27cm" svg:x2="16.704cm" svg:y2="1.198cm"><text:p/></draw:line><draw:frame draw:style-name="gr12" draw:text-style-name="P12" svg:width="0.283cm" svg:height="0.489cm" svg:x="17.332cm" svg:y="0.794cm"><draw:text-box><text:p>P</text:p></draw:text-box></draw:frame><draw:line draw:style-name="gr5" draw:text-style-name="P11" svg:x1="16.119cm" svg:y1="0.762cm" svg:x2="16.704cm" svg:y2="0.762cm"><text:p/></draw:line><draw:line draw:style-name="gr13" draw:text-style-name="P11" svg:x1="16.903cm" svg:y1="0.769cm" svg:x2="16.967cm" svg:y2="0.769cm"><text:p/></draw:line></draw:g><draw:g text:anchor-type="paragraph" draw:z-index="42" draw:style-name="gr1"><draw:rect draw:style-name="gr5" draw:text-style-name="P11" svg:width="1.05cm" svg:height="0.929cm" svg:x="-1.272cm" svg:y="0.356cm"><text:p/></draw:rect><draw:line draw:style-name="gr5" draw:text-style-name="P11" svg:x1="-0.222cm" svg:y1="1.284cm" svg:x2="-1.272cm" svg:y2="0.356cm"><text:p/></draw:line><draw:frame draw:style-name="gr12" draw:text-style-name="P12" svg:width="0.283cm" svg:height="0.489cm" svg:x="-1.186cm" svg:y="0.795cm"><draw:text-box><text:p>P</text:p></draw:text-box></draw:frame><draw:line draw:style-name="gr13" draw:text-style-name="P11" svg:x1="0.373cm" svg:y1="0.818cm" svg:x2="-0.482cm" svg:y2="0.82cm"><text:p/></draw:line></draw:g></text:p>
      <text:p text:style-name="P1"><draw:polyline text:anchor-type="paragraph" draw:z-index="19" draw:name="Form6" draw:style-name="gr27" draw:text-style-name="P11" svg:width="3.089cm" svg:height="4.171cm" draw:transform="rotate (-3.14159265358979) translate (16.0513888888889cm 4.47498611111111cm)" svg:viewBox="0 0 3090 4172" draw:points="2514,0 3090,0 3090,4172 0,4172"><text:p/></draw:polyline><draw:polyline text:anchor-type="paragraph" draw:z-index="31" draw:name="Form13" draw:style-name="gr27" draw:text-style-name="P11" svg:width="3.132cm" svg:height="4.165cm" svg:x="0.464cm" svg:y="0.363cm" svg:viewBox="0 0 3133 4166" draw:points="2565,4166 3133,4166 3133,0 0,0"><text:p/></draw:polyline></text:p>
      <text:p text:style-name="P1"/>
      <text:p text:style-name="P1"/>
      <text:p text:style-name="P1"><draw:g text:anchor-type="paragraph" draw:z-index="11" draw:style-name="gr1"><draw:g draw:style-name="gr2"><draw:rect draw:style-name="gr5" draw:text-style-name="P11" svg:width="0.971cm" svg:height="0.927cm" draw:transform="rotate (-1.5707963267949) translate (14.4638888888889cm 1.25588888888889cm)"><text:p/></draw:rect><draw:rect draw:style-name="gr5" draw:text-style-name="P11" svg:width="0.971cm" svg:height="0.927cm" draw:transform="rotate (-1.5707963267949) translate (14.4638888888889cm 2.22602777777778cm)"><text:p/></draw:rect><draw:g draw:style-name="gr2"><draw:line draw:style-name="gr5" draw:text-style-name="P11" svg:x1="13.724cm" svg:y1="1.824cm" svg:x2="13.724cm" svg:y2="2cm"><text:p/></draw:line><draw:line draw:style-name="gr5" draw:text-style-name="P16" svg:x1="13.533cm" svg:y1="1.913cm" svg:x2="13.724cm" svg:y2="1.913cm"><text:p/></draw:line></draw:g><draw:g draw:style-name="gr2"><draw:line draw:style-name="gr5" draw:text-style-name="P11" svg:x1="13.724cm" svg:y1="2.391cm" svg:x2="13.724cm" svg:y2="2.567cm"><text:p/></draw:line><draw:line draw:style-name="gr5" draw:text-style-name="P16" svg:x1="13.533cm" svg:y1="2.477cm" svg:x2="13.724cm" svg:y2="2.477cm"><text:p/></draw:line></draw:g><draw:line draw:style-name="gr22" draw:text-style-name="P11" svg:x1="13.537cm" svg:y1="1.397cm" svg:x2="14.463cm" svg:y2="1.75cm"><text:p/></draw:line><draw:line draw:style-name="gr15" draw:text-style-name="P11" svg:x1="13.537cm" svg:y1="3.015cm" svg:x2="14.463cm" svg:y2="2.72cm"><text:p/></draw:line></draw:g><draw:rect draw:style-name="gr5" draw:text-style-name="P11" svg:width="0.548cm" svg:height="0.428cm" draw:transform="rotate (-1.5707963267949) translate (14.2257638888889cm 0.705555555555556cm)"><text:p/></draw:rect><draw:g draw:style-name="gr2"><draw:line draw:style-name="gr16" draw:text-style-name="P11" svg:x1="13.806cm" svg:y1="3.691cm" svg:x2="14.23cm" svg:y2="3.691cm"><text:p/></draw:line><draw:line draw:style-name="gr16" draw:text-style-name="P11" svg:x1="13.806cm" svg:y1="3.609cm" svg:x2="14.227cm" svg:y2="3.701cm"><text:p/></draw:line><draw:line draw:style-name="gr16" draw:text-style-name="P11" svg:x1="13.806cm" svg:y1="3.609cm" svg:x2="14.233cm" svg:y2="3.489cm"><text:p/></draw:line><draw:line draw:style-name="gr16" draw:text-style-name="P11" svg:x1="13.813cm" svg:y1="3.399cm" svg:x2="14.234cm" svg:y2="3.491cm"><text:p/></draw:line><draw:line draw:style-name="gr16" draw:text-style-name="P11" svg:x1="13.813cm" svg:y1="3.415cm" svg:x2="14.24cm" svg:y2="3.295cm"><text:p/></draw:line><draw:line draw:style-name="gr16" draw:text-style-name="P11" svg:x1="13.821cm" svg:y1="3.205cm" svg:x2="14.242cm" svg:y2="3.297cm"><text:p/></draw:line></draw:g><draw:line draw:style-name="gr5" draw:text-style-name="P11" svg:x1="14.226cm" svg:y1="0.893cm" svg:x2="13.799cm" svg:y2="1.055cm"><text:p/></draw:line></draw:g><draw:polyline text:anchor-type="paragraph" draw:z-index="18" draw:name="Form5" draw:style-name="gr23" draw:text-style-name="P11" svg:width="0.35cm" svg:height="1.525cm" draw:transform="rotate (1.5707963267949) translate (14.4638888888889cm 3.05681944444444cm)" svg:viewBox="0 0 351 1526" draw:points="0,1526 351,1526 351,0 337,0"><text:p/></draw:polyline><draw:polyline text:anchor-type="paragraph" draw:z-index="20" draw:name="Form7" draw:style-name="gr28" draw:text-style-name="P11" svg:width="3.301cm" svg:height="1.643cm" draw:transform="rotate (-3.14159265358979) translate (13.5325555555556cm 2.4765cm)" svg:viewBox="0 0 3302 1644" draw:points="0,0 3302,0 3302,1644"><text:p/></draw:polyline><draw:frame text:anchor-type="paragraph" draw:z-index="21" draw:name="Form8" draw:style-name="gr29" draw:text-style-name="P18" svg:width="2.244cm" svg:height="0.417cm" svg:x="9.088cm" svg:y="0.416cm"><draw:text-box><text:p><text:span text:style-name="T3">Engine vacuum</text:span></text:p></draw:text-box></draw:frame><draw:polyline text:anchor-type="paragraph" draw:z-index="30" draw:name="Form12" draw:style-name="gr23" draw:text-style-name="P11" svg:width="0.359cm" svg:height="1.703cm" draw:transform="rotate (1.5707963267949) translate (0.398638888888889cm 3.05681944444444cm)" svg:viewBox="0 0 360 1704" draw:points="0,0 355,0 360,1704"><text:p/></draw:polyline><draw:polyline text:anchor-type="paragraph" draw:z-index="32" draw:name="Form14" draw:style-name="gr27" draw:text-style-name="P11" svg:width="7.201cm" svg:height="0.004cm" svg:x="3.029cm" svg:y="2.477cm" svg:viewBox="0 0 7202 5" draw:points="0,5 7202,5 7202,0"><text:p/></draw:polyline><draw:frame text:anchor-type="paragraph" draw:z-index="48" draw:name="Form22" draw:style-name="gr37" draw:text-style-name="P19" svg:width="1.258cm" svg:height="0.415cm" svg:x="13.349cm" svg:y="0.205cm"><draw:text-box><text:p text:style-name="P11"><text:span text:style-name="T3">R-suck</text:span></text:p></draw:text-box></draw:frame><draw:frame text:anchor-type="paragraph" draw:z-index="49" draw:name="Form22" draw:style-name="gr37" draw:text-style-name="P19" svg:width="1.258cm" svg:height="0.415cm" svg:x="1.974cm" svg:y="0.145cm"><draw:text-box><text:p text:style-name="P11"><text:span text:style-name="T3">L-suck</text:span></text:p></draw:text-box></draw:frame></text:p>
      <text:p text:style-name="P5"><draw:frame text:anchor-type="paragraph" draw:z-index="68" draw:name="Form27" draw:style-name="gr55" draw:text-style-name="P22" svg:width="0.602cm" svg:height="0.53cm" svg:x="10.391cm" svg:y="0.478cm"><draw:text-box><text:p><text:span text:style-name="T5">15</text:span></text:p></draw:text-box></draw:frame>Electric circuit <text:span text:style-name="T1">inputs</text:span></text:p>
      <text:p text:style-name="P3"/>
      <text:p text:style-name="P2"><draw:g text:anchor-type="paragraph" draw:z-index="67" draw:style-name="gr1"><draw:rect draw:style-name="gr5" draw:text-style-name="P11" svg:width="0.646cm" svg:height="1.761cm" svg:x="10.312cm" svg:y="0.716cm"><text:p/></draw:rect><draw:line draw:style-name="gr5" draw:text-style-name="P11" svg:x1="10.622cm" svg:y1="0.226cm" svg:x2="10.622cm" svg:y2="2.99cm"><text:p/></draw:line><draw:frame draw:style-name="gr54" draw:text-style-name="P18" svg:width="0.757cm" svg:height="0.936cm" svg:x="10.637cm" svg:y="0.219cm"><draw:text-box><text:p><text:span text:style-name="T3"><text:s/></text:span><text:span text:style-name="T3">5A</text:span></text:p></draw:text-box></draw:frame></draw:g></text:p>
      <text:p text:style-name="P2"/>
      <text:p text:style-name="P2"/>
      <text:p text:style-name="P2"/>
      <text:p text:style-name="P2"><draw:g text:anchor-type="paragraph" draw:z-index="58" draw:style-name="gr1"><draw:custom-shape draw:name="Form23" draw:style-name="gr40" draw:text-style-name="P14" svg:width="3.077cm" svg:height="2.509cm" svg:x="0.721cm" svg:y="9.858cm"><text:p/><draw:enhanced-geometry svg:viewBox="0 0 21600 21600" draw:type="rectangle" draw:enhanced-path="M 0 0 L 21600 0 21600 21600 0 21600 0 0 Z N"/></draw:custom-shape><draw:path draw:name="Form24" draw:style-name="gr41" draw:text-style-name="P11" svg:width="1.336cm" svg:height="0.571cm" draw:transform="skewX (-0.0106465084371654) rotate (-2.81800861027004) translate (0.90878875461463cm 11.7920469077068cm)" svg:viewBox="0 0 1337 572" svg:d="M0 571c1106 0 798 15 1184-94 246-185 161-259-15-393-457-125-975-74-975-74"><text:p/></draw:path><draw:rect draw:style-name="gr42" draw:text-style-name="P11" svg:width="0.428cm" svg:height="0.916cm" svg:x="1.27cm" svg:y="10.786cm"><text:p/></draw:rect><draw:line draw:style-name="gr43" draw:text-style-name="P11" svg:x1="1.493cm" svg:y1="12.031cm" svg:x2="1.493cm" svg:y2="11.7cm"><text:p/></draw:line><draw:line draw:style-name="gr44" draw:text-style-name="P11" svg:x1="1.473cm" svg:y1="10.391cm" svg:x2="1.473cm" svg:y2="10.787cm"><text:p/></draw:line><draw:line draw:style-name="gr45" draw:text-style-name="P11" svg:x1="1.697cm" svg:y1="11.173cm" svg:x2="2.184cm" svg:y2="11.173cm"><text:p/></draw:line><draw:frame draw:name="Form25" draw:style-name="gr46" draw:text-style-name="P18" svg:width="1.454cm" svg:height="0.992cm" svg:x="2.344cm" svg:y="11.068cm"><draw:text-box><text:p><text:span text:style-name="T3">2 (signal)</text:span></text:p></draw:text-box></draw:frame><draw:frame draw:name="Form26" draw:style-name="gr47" draw:text-style-name="P12" svg:width="1.885cm" svg:height="0.662cm" svg:x="1.079cm" svg:y="10.012cm"><draw:text-box><text:p><text:span text:style-name="T3">1 (5V feed)</text:span></text:p></draw:text-box></draw:frame><draw:frame draw:name="Form27" draw:style-name="gr48" draw:text-style-name="P12" svg:width="1.063cm" svg:height="0.452cm" svg:x="1.138cm" svg:y="12.07cm"><draw:text-box><text:p><text:span text:style-name="T3">3 (gnd)</text:span></text:p></draw:text-box></draw:frame><draw:frame draw:name="Form28" draw:style-name="gr49" draw:text-style-name="P12" svg:width="1.565cm" svg:height="1.95cm" svg:x="-0.399cm" svg:y="9.449cm"><draw:text-box><text:p>!! TODO</text:p><text:p>Dbl check pinouts</text:p></draw:text-box></draw:frame><draw:custom-shape draw:name="Form23" draw:style-name="gr50" draw:text-style-name="P21" svg:width="0.571cm" svg:height="0.406cm" svg:x="3.815cm" svg:y="10.393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815cm" svg:y="10.821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815cm" svg:y="11.239cm"><text:p text:style-name="P11"><text:span text:style-name="T3">3</text:span></text:p><draw:enhanced-geometry svg:viewBox="0 0 21600 21600" draw:type="rectangle" draw:enhanced-path="M 0 0 L 21600 0 21600 21600 0 21600 0 0 Z N"/></draw:custom-shape></draw:g><draw:g text:anchor-type="paragraph" draw:z-index="61" draw:style-name="gr1"><draw:custom-shape draw:name="Form23" draw:style-name="gr40" draw:text-style-name="P14" svg:width="3.077cm" svg:height="2.509cm" svg:x="0.721cm" svg:y="13.647cm"><text:p/><draw:enhanced-geometry svg:viewBox="0 0 21600 21600" draw:type="rectangle" draw:enhanced-path="M 0 0 L 21600 0 21600 21600 0 21600 0 0 Z N"/></draw:custom-shape><draw:path draw:name="Form24" draw:style-name="gr41" draw:text-style-name="P11" svg:width="1.336cm" svg:height="0.571cm" draw:transform="skewX (-0.0106465084371655) rotate (-2.81800861027004) translate (0.90878875461463cm 15.5808802410401cm)" svg:viewBox="0 0 1337 572" svg:d="M0 571c1106 0 798 15 1184-94 246-185 161-259-15-393-457-125-975-74-975-74"><text:p/></draw:path><draw:rect draw:style-name="gr42" draw:text-style-name="P11" svg:width="0.428cm" svg:height="0.916cm" svg:x="1.27cm" svg:y="14.575cm"><text:p/></draw:rect><draw:line draw:style-name="gr43" draw:text-style-name="P11" svg:x1="1.493cm" svg:y1="15.82cm" svg:x2="1.493cm" svg:y2="15.489cm"><text:p/></draw:line><draw:line draw:style-name="gr44" draw:text-style-name="P11" svg:x1="1.473cm" svg:y1="14.18cm" svg:x2="1.473cm" svg:y2="14.576cm"><text:p/></draw:line><draw:line draw:style-name="gr45" draw:text-style-name="P11" svg:x1="1.697cm" svg:y1="14.962cm" svg:x2="2.184cm" svg:y2="14.962cm"><text:p/></draw:line><draw:frame draw:name="Form25" draw:style-name="gr46" draw:text-style-name="P18" svg:width="1.454cm" svg:height="0.992cm" svg:x="2.344cm" svg:y="14.857cm"><draw:text-box><text:p><text:span text:style-name="T3">2 (signal)</text:span></text:p></draw:text-box></draw:frame><draw:frame draw:name="Form26" draw:style-name="gr47" draw:text-style-name="P12" svg:width="1.885cm" svg:height="0.662cm" svg:x="1.079cm" svg:y="13.801cm"><draw:text-box><text:p><text:span text:style-name="T3">1 (5V feed)</text:span></text:p></draw:text-box></draw:frame><draw:frame draw:name="Form27" draw:style-name="gr48" draw:text-style-name="P12" svg:width="1.063cm" svg:height="0.452cm" svg:x="1.138cm" svg:y="15.859cm"><draw:text-box><text:p><text:span text:style-name="T3">3 (gnd)</text:span></text:p></draw:text-box></draw:frame><draw:frame draw:name="Form28" draw:style-name="gr49" draw:text-style-name="P12" svg:width="1.565cm" svg:height="1.95cm" svg:x="-0.399cm" svg:y="13.238cm"><draw:text-box><text:p>!! TODO</text:p><text:p>Dbl check pinouts</text:p></draw:text-box></draw:frame><draw:custom-shape draw:name="Form23" draw:style-name="gr50" draw:text-style-name="P21" svg:width="0.571cm" svg:height="0.406cm" svg:x="3.815cm" svg:y="14.182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815cm" svg:y="14.61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815cm" svg:y="15.028cm"><text:p text:style-name="P11"><text:span text:style-name="T3">3</text:span></text:p><draw:enhanced-geometry svg:viewBox="0 0 21600 21600" draw:type="rectangle" draw:enhanced-path="M 0 0 L 21600 0 21600 21600 0 21600 0 0 Z N"/></draw:custom-shape></draw:g><draw:g text:anchor-type="paragraph" draw:z-index="62" draw:style-name="gr1"><draw:g draw:style-name="gr2"><draw:rect draw:style-name="gr5" draw:text-style-name="P11" svg:width="1.05cm" svg:height="0.929cm" svg:x="0.75cm" svg:y="0.702cm"><text:p/></draw:rect><draw:line draw:style-name="gr5" draw:text-style-name="P11" svg:x1="1.798cm" svg:y1="0.702cm" svg:x2="0.748cm" svg:y2="1.63cm"><text:p/></draw:line><draw:frame draw:style-name="gr12" draw:text-style-name="P12" svg:width="0.283cm" svg:height="0.489cm" svg:x="1.376cm" svg:y="1.226cm"><draw:text-box><text:p>P</text:p></draw:text-box></draw:frame><draw:line draw:style-name="gr5" draw:text-style-name="P11" svg:x1="0.164cm" svg:y1="1.194cm" svg:x2="0.749cm" svg:y2="1.194cm"><text:p/></draw:line><draw:line draw:style-name="gr13" draw:text-style-name="P11" svg:x1="0.947cm" svg:y1="1.201cm" svg:x2="1.011cm" svg:y2="1.201cm"><text:p/></draw:line></draw:g><draw:g draw:style-name="gr2"><draw:custom-shape draw:name="Form23" draw:style-name="gr50" draw:text-style-name="P21" svg:width="0.571cm" svg:height="0.406cm" svg:x="3.149cm" svg:y="0.977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1.406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1.824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51" draw:text-style-name="P14" svg:width="3.178cm" svg:height="2.322cm" svg:x="-0.028cm" svg:y="0.434cm"><text:p/><draw:enhanced-geometry svg:viewBox="0 0 21600 21600" draw:type="rectangle" draw:enhanced-path="M 0 0 L 21600 0 21600 21600 0 21600 0 0 Z N"/></draw:custom-shape><draw:frame draw:name="Form26" draw:style-name="gr52" draw:text-style-name="P18" svg:width="3.278cm" svg:height="1.031cm" svg:x="0.155cm" svg:y="1.748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63" draw:style-name="gr1"><draw:g draw:style-name="gr2"><draw:rect draw:style-name="gr5" draw:text-style-name="P11" svg:width="1.05cm" svg:height="0.929cm" svg:x="0.75cm" svg:y="3.702cm"><text:p/></draw:rect><draw:line draw:style-name="gr5" draw:text-style-name="P11" svg:x1="1.798cm" svg:y1="3.702cm" svg:x2="0.748cm" svg:y2="4.63cm"><text:p/></draw:line><draw:frame draw:style-name="gr12" draw:text-style-name="P12" svg:width="0.283cm" svg:height="0.489cm" svg:x="1.376cm" svg:y="4.226cm"><draw:text-box><text:p>P</text:p></draw:text-box></draw:frame><draw:line draw:style-name="gr5" draw:text-style-name="P11" svg:x1="0.164cm" svg:y1="4.192cm" svg:x2="0.749cm" svg:y2="4.192cm"><text:p/></draw:line><draw:line draw:style-name="gr13" draw:text-style-name="P11" svg:x1="0.947cm" svg:y1="4.2cm" svg:x2="1.011cm" svg:y2="4.2cm"><text:p/></draw:line></draw:g><draw:g draw:style-name="gr2"><draw:custom-shape draw:name="Form23" draw:style-name="gr50" draw:text-style-name="P21" svg:width="0.571cm" svg:height="0.406cm" svg:x="3.149cm" svg:y="3.977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4.406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4.824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51" draw:text-style-name="P14" svg:width="3.178cm" svg:height="2.322cm" svg:x="-0.028cm" svg:y="3.434cm"><text:p/><draw:enhanced-geometry svg:viewBox="0 0 21600 21600" draw:type="rectangle" draw:enhanced-path="M 0 0 L 21600 0 21600 21600 0 21600 0 0 Z N"/></draw:custom-shape><draw:frame draw:name="Form26" draw:style-name="gr52" draw:text-style-name="P18" svg:width="3.278cm" svg:height="1.031cm" svg:x="0.155cm" svg:y="4.748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64" draw:style-name="gr1"><draw:g draw:style-name="gr2"><draw:rect draw:style-name="gr5" draw:text-style-name="P11" svg:width="1.05cm" svg:height="0.929cm" svg:x="0.75cm" svg:y="6.703cm"><text:p/></draw:rect><draw:line draw:style-name="gr5" draw:text-style-name="P11" svg:x1="1.798cm" svg:y1="6.702cm" svg:x2="0.748cm" svg:y2="7.63cm"><text:p/></draw:line><draw:frame draw:style-name="gr12" draw:text-style-name="P12" svg:width="0.283cm" svg:height="0.489cm" svg:x="1.376cm" svg:y="7.227cm"><draw:text-box><text:p>P</text:p></draw:text-box></draw:frame><draw:line draw:style-name="gr5" draw:text-style-name="P11" svg:x1="0.164cm" svg:y1="7.194cm" svg:x2="0.749cm" svg:y2="7.194cm"><text:p/></draw:line><draw:line draw:style-name="gr13" draw:text-style-name="P11" svg:x1="0.947cm" svg:y1="7.202cm" svg:x2="1.011cm" svg:y2="7.202cm"><text:p/></draw:line></draw:g><draw:g draw:style-name="gr2"><draw:custom-shape draw:name="Form23" draw:style-name="gr50" draw:text-style-name="P21" svg:width="0.571cm" svg:height="0.406cm" svg:x="3.149cm" svg:y="6.978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7.407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7.825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51" draw:text-style-name="P14" svg:width="3.178cm" svg:height="2.322cm" svg:x="-0.028cm" svg:y="6.435cm"><text:p/><draw:enhanced-geometry svg:viewBox="0 0 21600 21600" draw:type="rectangle" draw:enhanced-path="M 0 0 L 21600 0 21600 21600 0 21600 0 0 Z N"/></draw:custom-shape><draw:frame draw:name="Form26" draw:style-name="gr52" draw:text-style-name="P18" svg:width="3.278cm" svg:height="1.031cm" svg:x="0.155cm" svg:y="7.749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69" draw:style-name="gr1"><draw:custom-shape draw:name="Form28" draw:style-name="gr56" draw:text-style-name="P14" svg:width="2.13cm" svg:height="2.38cm" svg:x="0.757cm" svg:y="17.859cm"><text:p/><draw:enhanced-geometry svg:viewBox="0 0 21600 21600" draw:type="rectangle" draw:enhanced-path="M 0 0 L 21600 0 21600 21600 0 21600 0 0 Z N"/></draw:custom-shape><draw:g draw:style-name="gr2"><draw:g draw:style-name="gr2"><draw:rect draw:style-name="gr42" draw:text-style-name="P11" svg:width="0.606cm" svg:height="1.324cm" svg:x="1.473cm" svg:y="18.429cm"><text:p/></draw:rect><draw:line draw:style-name="gr43" draw:text-style-name="P11" svg:x1="1.789cm" svg:y1="20.23cm" svg:x2="1.789cm" svg:y2="19.752cm"><text:p/></draw:line><draw:line draw:style-name="gr44" draw:text-style-name="P11" svg:x1="1.762cm" svg:y1="17.859cm" svg:x2="1.762cm" svg:y2="18.431cm"><text:p/></draw:line></draw:g><draw:line draw:style-name="gr42" draw:text-style-name="P11" svg:x1="1.145cm" svg:y1="19.6cm" svg:x2="2.403cm" svg:y2="18.685cm"><text:p/></draw:line><draw:line draw:style-name="gr42" draw:text-style-name="P11" svg:x1="2.374cm" svg:y1="18.265cm" svg:x2="2.374cm" svg:y2="18.711cm"><text:p/></draw:line><draw:frame draw:style-name="gr57" draw:text-style-name="P12" svg:width="0.341cm" svg:height="0.489cm" svg:x="2.193cm" svg:y="18.923cm"><draw:text-box><text:p>t-</text:p></draw:text-box></draw:frame></draw:g></draw:g><draw:g text:anchor-type="paragraph" draw:z-index="92" draw:style-name="gr1"><draw:line draw:style-name="gr62" draw:text-style-name="P11" svg:x1="13.388cm" svg:y1="21.895cm" svg:x2="14.214cm" svg:y2="21.895cm"><text:p/></draw:line><draw:line draw:style-name="gr62" draw:text-style-name="P11" svg:x1="13.633cm" svg:y1="22.207cm" svg:x2="13.788cm" svg:y2="21.895cm"><text:p/></draw:line><draw:line draw:style-name="gr62" draw:text-style-name="P11" svg:x1="14.037cm" svg:y1="22.179cm" svg:x2="14.192cm" svg:y2="21.867cm"><text:p/></draw:line><draw:line draw:style-name="gr62" draw:text-style-name="P11" svg:x1="13.266cm" svg:y1="22.188cm" svg:x2="13.421cm" svg:y2="21.876cm"><text:p/></draw:line><draw:line draw:style-name="gr62" draw:text-style-name="P11" svg:x1="13.769cm" svg:y1="21.428cm" svg:x2="13.769cm" svg:y2="21.894cm"><text:p/></draw:line></draw:g><draw:g text:anchor-type="paragraph" draw:z-index="113" draw:style-name="gr1"><draw:custom-shape draw:name="Form49" draw:style-name="gr65" draw:text-style-name="P14" svg:width="3.507cm" svg:height="1.34cm" svg:x="3.838cm" svg:y="21.497cm"><text:p/><draw:enhanced-geometry svg:viewBox="0 0 21600 21600" draw:type="rectangle" draw:enhanced-path="M 0 0 L 21600 0 21600 21600 0 21600 0 0 Z N"/></draw:custom-shape><draw:custom-shape draw:name="Form50" draw:style-name="gr66" svg:width="1.324cm" svg:height="0.579cm" svg:x="4.071cm" svg:y="21.497cm"><text:p>Can_hi</text:p><draw:enhanced-geometry svg:viewBox="0 0 21600 21600" draw:type="rectangle" draw:enhanced-path="M 0 0 L 21600 0 21600 21600 0 21600 0 0 Z N"/></draw:custom-shape><draw:custom-shape draw:name="Form50" draw:style-name="gr66" svg:width="1.324cm" svg:height="0.579cm" svg:x="5.833cm" svg:y="21.497cm"><text:p>Can_lo</text:p><draw:enhanced-geometry svg:viewBox="0 0 21600 21600" draw:type="rectangle" draw:enhanced-path="M 0 0 L 21600 0 21600 21600 0 21600 0 0 Z N"/></draw:custom-shape><draw:frame draw:name="Form51" draw:style-name="gr57" draw:text-style-name="P12" svg:width="2.084cm" svg:height="0.489cm" svg:x="4.566cm" svg:y="22.257cm"><draw:text-box><text:p>Screen node</text:p></draw:text-box></draw:frame></draw:g><draw:g text:anchor-type="paragraph" draw:z-index="114" draw:style-name="gr1"><draw:custom-shape draw:name="Form49" draw:style-name="gr65" draw:text-style-name="P14" svg:width="3.507cm" svg:height="1.34cm" svg:x="7.839cm" svg:y="21.497cm"><text:p/><draw:enhanced-geometry svg:viewBox="0 0 21600 21600" draw:mirror-horizontal="false" draw:mirror-vertical="false" draw:type="rectangle" draw:enhanced-path="M 0 0 L 21600 0 21600 21600 0 21600 0 0 Z N"/></draw:custom-shape><draw:custom-shape draw:name="Form50" draw:style-name="gr66" svg:width="1.324cm" svg:height="0.579cm" svg:x="8.072cm" svg:y="21.497cm"><text:p>Can_hi</text:p><draw:enhanced-geometry svg:viewBox="0 0 21600 21600" draw:mirror-horizontal="false" draw:mirror-vertical="false" draw:type="rectangle" draw:enhanced-path="M 0 0 L 21600 0 21600 21600 0 21600 0 0 Z N"/></draw:custom-shape><draw:custom-shape draw:name="Form50" draw:style-name="gr66" svg:width="1.324cm" svg:height="0.579cm" svg:x="9.834cm" svg:y="21.497cm"><text:p>Can_lo</text:p><draw:enhanced-geometry svg:viewBox="0 0 21600 21600" draw:mirror-horizontal="false" draw:mirror-vertical="false" draw:type="rectangle" draw:enhanced-path="M 0 0 L 21600 0 21600 21600 0 21600 0 0 Z N"/></draw:custom-shape><draw:frame draw:name="Form51" draw:style-name="gr57" draw:text-style-name="P12" svg:width="3.211cm" svg:height="0.489cm" svg:x="8.135cm" svg:y="22.257cm"><draw:text-box><text:p>Park brake node</text:p></draw:text-box></draw:frame></draw:g><draw:g text:anchor-type="paragraph" draw:z-index="122" draw:style-name="gr1"><draw:rect draw:style-name="gr71" draw:text-style-name="P11" svg:width="0.142cm" svg:height="0.362cm" svg:x="16.688cm" svg:y="18.799cm"><text:p/></draw:rect><draw:line draw:style-name="gr43" draw:text-style-name="P11" svg:x1="16.762cm" svg:y1="19.294cm" svg:x2="16.762cm" svg:y2="19.163cm"><text:p/></draw:line><draw:line draw:style-name="gr44" draw:text-style-name="P11" svg:x1="16.755cm" svg:y1="18.644cm" svg:x2="16.755cm" svg:y2="18.801cm"><text:p/></draw:line></draw:g><draw:g text:anchor-type="paragraph" draw:z-index="123" draw:style-name="gr1"><draw:rect draw:style-name="gr72" draw:text-style-name="P21" svg:width="0.955cm" svg:height="0.369cm" svg:x="5.152cm" svg:y="22.003cm"><text:p text:style-name="P11"><text:span text:style-name="T3">120Ω</text:span></text:p></draw:rect><draw:line draw:style-name="gr73" draw:text-style-name="P11" svg:x1="6.458cm" svg:y1="22.18cm" svg:x2="6.105cm" svg:y2="22.18cm"><text:p/></draw:line><draw:line draw:style-name="gr73" draw:text-style-name="P11" svg:x1="5.163cm" svg:y1="22.173cm" svg:x2="4.81cm" svg:y2="22.173cm"><text:p/></draw:line></draw:g><draw:frame text:anchor-type="paragraph" draw:z-index="55" draw:name="Form24" draw:style-name="gr39" draw:text-style-name="P20" svg:width="4.254cm" svg:height="0.571cm" svg:x="-0.399cm" svg:y="8.879cm"><draw:text-box><text:p><text:span text:style-name="T4">Left height sensor</text:span></text:p></draw:text-box></draw:frame><draw:frame text:anchor-type="paragraph" draw:z-index="56" draw:name="Form24" draw:style-name="gr39" draw:text-style-name="P20" svg:width="4.254cm" svg:height="0.571cm" svg:x="-0.418cm" svg:y="12.584cm"><draw:text-box><text:p><text:span text:style-name="T4">Right height sensor</text:span></text:p></draw:text-box></draw:frame><draw:frame text:anchor-type="paragraph" draw:z-index="57" draw:name="Form24" draw:style-name="gr39" draw:text-style-name="P20" svg:width="4.254cm" svg:height="0.571cm" svg:x="-0.52cm" svg:y="0cm"><draw:text-box><text:p><text:span text:style-name="T4">System pressure</text:span></text:p></draw:text-box></draw:frame><draw:frame text:anchor-type="paragraph" draw:z-index="59" draw:name="Form24" draw:style-name="gr39" draw:text-style-name="P20" svg:width="4.254cm" svg:height="0.571cm" svg:x="-0.52cm" svg:y="3cm"><draw:text-box><text:p><text:span text:style-name="T4">Left pressure</text:span></text:p></draw:text-box></draw:frame><draw:frame text:anchor-type="paragraph" draw:z-index="60" draw:name="Form24" draw:style-name="gr39" draw:text-style-name="P20" svg:width="4.254cm" svg:height="0.571cm" svg:x="-0.52cm" svg:y="6.001cm"><draw:text-box><text:p><text:span text:style-name="T4">Right pressure</text:span></text:p></draw:text-box></draw:frame><draw:polyline text:anchor-type="paragraph" draw:z-index="65" draw:name="Form25" draw:style-name="gr53" draw:text-style-name="P11" svg:width="0.676cm" svg:height="3.003cm" svg:x="3.729cm" svg:y="1.155cm" svg:viewBox="0 0 677 3004" draw:points="0,3004 677,3004 677,0"><text:p/></draw:polyline><draw:polyline text:anchor-type="paragraph" draw:z-index="66" draw:name="Form26" draw:style-name="gr53" draw:text-style-name="P11" svg:width="0.692cm" svg:height="3.01cm" svg:x="3.718cm" svg:y="4.159cm" svg:viewBox="0 0 693 3011" draw:points="0,3011 693,3011 688,0"><text:p/></draw:polyline><draw:frame text:anchor-type="paragraph" draw:z-index="70" draw:name="Form24" draw:style-name="gr58" draw:text-style-name="P24" svg:width="2.858cm" svg:height="1.235cm" svg:x="-0.575cm" svg:y="16.452cm"><draw:text-box><text:p text:style-name="P23"><text:span text:style-name="T4">Compressor</text:span></text:p><text:p text:style-name="P23"><text:span text:style-name="T4">Temp</text:span></text:p></draw:text-box></draw:frame><draw:custom-shape text:anchor-type="paragraph" draw:z-index="71" draw:name="Form28" draw:style-name="gr59" draw:text-style-name="P14" svg:width="2.276cm" svg:height="21.75cm" svg:x="14.639cm" svg:y="0.413cm"><text:p/><draw:enhanced-geometry svg:viewBox="0 0 21600 21600" draw:type="rectangle" draw:enhanced-path="M 0 0 L 21600 0 21600 21600 0 21600 0 0 Z N"/></draw:custom-shape><draw:custom-shape text:anchor-type="paragraph" draw:z-index="72" draw:name="Form29" draw:style-name="gr60" svg:width="1.985cm" svg:height="0.636cm" svg:x="14.639cm" svg:y="3.06cm"><text:p>Y2 30pin</text:p><draw:enhanced-geometry svg:viewBox="0 0 21600 21600" draw:type="rectangle" draw:enhanced-path="M 0 0 L 21600 0 21600 21600 0 21600 0 0 Z N"/></draw:custom-shape><draw:custom-shape text:anchor-type="paragraph" draw:z-index="73" draw:name="Form29" draw:style-name="gr60" svg:width="1.985cm" svg:height="0.636cm" svg:x="14.639cm" svg:y="3.717cm"><text:p>Y1 30pin</text:p><draw:enhanced-geometry svg:viewBox="0 0 21600 21600" draw:type="rectangle" draw:enhanced-path="M 0 0 L 21600 0 21600 21600 0 21600 0 0 Z N"/></draw:custom-shape><draw:custom-shape text:anchor-type="paragraph" draw:z-index="74" draw:name="Form29" draw:style-name="gr60" svg:width="1.985cm" svg:height="0.636cm" svg:x="14.639cm" svg:y="5.373cm"><text:p>A2 18pin</text:p><draw:enhanced-geometry svg:viewBox="0 0 21600 21600" draw:type="rectangle" draw:enhanced-path="M 0 0 L 21600 0 21600 21600 0 21600 0 0 Z N"/></draw:custom-shape><draw:custom-shape text:anchor-type="paragraph" draw:z-index="75" draw:name="Form29" draw:style-name="gr60" svg:width="1.985cm" svg:height="0.636cm" svg:x="14.639cm" svg:y="6.029cm"><text:p>A1 18pin</text:p><draw:enhanced-geometry svg:viewBox="0 0 21600 21600" draw:type="rectangle" draw:enhanced-path="M 0 0 L 21600 0 21600 21600 0 21600 0 0 Z N"/></draw:custom-shape><draw:custom-shape text:anchor-type="paragraph" draw:z-index="76" draw:name="Form29" draw:style-name="gr60" svg:width="1.985cm" svg:height="0.636cm" svg:x="14.639cm" svg:y="7.717cm"><text:p>B2 18pin</text:p><draw:enhanced-geometry svg:viewBox="0 0 21600 21600" draw:type="rectangle" draw:enhanced-path="M 0 0 L 21600 0 21600 21600 0 21600 0 0 Z N"/></draw:custom-shape><draw:custom-shape text:anchor-type="paragraph" draw:z-index="77" draw:name="Form29" draw:style-name="gr60" svg:width="1.985cm" svg:height="0.636cm" svg:x="14.639cm" svg:y="8.373cm"><text:p>B1 18pin</text:p><draw:enhanced-geometry svg:viewBox="0 0 21600 21600" draw:type="rectangle" draw:enhanced-path="M 0 0 L 21600 0 21600 21600 0 21600 0 0 Z N"/></draw:custom-shape><draw:custom-shape text:anchor-type="paragraph" draw:z-index="78" draw:name="Form29" draw:style-name="gr60" svg:width="1.985cm" svg:height="0.636cm" svg:x="14.639cm" svg:y="10.373cm"><text:p>C3 18pin</text:p><draw:enhanced-geometry svg:viewBox="0 0 21600 21600" draw:type="rectangle" draw:enhanced-path="M 0 0 L 21600 0 21600 21600 0 21600 0 0 Z N"/></draw:custom-shape><draw:custom-shape text:anchor-type="paragraph" draw:z-index="79" draw:name="Form29" draw:style-name="gr60" svg:width="1.985cm" svg:height="0.636cm" svg:x="14.639cm" svg:y="11.03cm"><text:p>C2 18pin</text:p><draw:enhanced-geometry svg:viewBox="0 0 21600 21600" draw:type="rectangle" draw:enhanced-path="M 0 0 L 21600 0 21600 21600 0 21600 0 0 Z N"/></draw:custom-shape><draw:custom-shape text:anchor-type="paragraph" draw:z-index="80" draw:name="Form29" draw:style-name="gr60" svg:width="1.985cm" svg:height="0.636cm" svg:x="14.639cm" svg:y="11.665cm"><text:p>C1 18pin</text:p><draw:enhanced-geometry svg:viewBox="0 0 21600 21600" draw:type="rectangle" draw:enhanced-path="M 0 0 L 21600 0 21600 21600 0 21600 0 0 Z N"/></draw:custom-shape><draw:custom-shape text:anchor-type="paragraph" draw:z-index="81" draw:name="Form29" draw:style-name="gr60" svg:width="1.985cm" svg:height="0.636cm" svg:x="14.639cm" svg:y="13.374cm"><text:p>D3 18pin</text:p><draw:enhanced-geometry svg:viewBox="0 0 21600 21600" draw:type="rectangle" draw:enhanced-path="M 0 0 L 21600 0 21600 21600 0 21600 0 0 Z N"/></draw:custom-shape><draw:custom-shape text:anchor-type="paragraph" draw:z-index="82" draw:name="Form29" draw:style-name="gr60" svg:width="1.985cm" svg:height="0.636cm" svg:x="14.639cm" svg:y="14.03cm"><text:p>D2 18pin</text:p><draw:enhanced-geometry svg:viewBox="0 0 21600 21600" draw:type="rectangle" draw:enhanced-path="M 0 0 L 21600 0 21600 21600 0 21600 0 0 Z N"/></draw:custom-shape><draw:custom-shape text:anchor-type="paragraph" draw:z-index="83" draw:name="Form29" draw:style-name="gr60" svg:width="1.985cm" svg:height="0.636cm" svg:x="14.639cm" svg:y="14.665cm"><text:p>D1 18pin</text:p><draw:enhanced-geometry svg:viewBox="0 0 21600 21600" draw:type="rectangle" draw:enhanced-path="M 0 0 L 21600 0 21600 21600 0 21600 0 0 Z N"/></draw:custom-shape><draw:custom-shape text:anchor-type="paragraph" draw:z-index="84" draw:name="Form29" draw:style-name="gr60" svg:width="1.985cm" svg:height="0.636cm" svg:x="14.639cm" svg:y="16.348cm"><text:p>E3 18pin</text:p><draw:enhanced-geometry svg:viewBox="0 0 21600 21600" draw:type="rectangle" draw:enhanced-path="M 0 0 L 21600 0 21600 21600 0 21600 0 0 Z N"/></draw:custom-shape><draw:custom-shape text:anchor-type="paragraph" draw:z-index="85" draw:name="Form29" draw:style-name="gr60" svg:width="1.985cm" svg:height="0.636cm" svg:x="14.639cm" svg:y="17.004cm"><text:p>E2 18pin</text:p><draw:enhanced-geometry svg:viewBox="0 0 21600 21600" draw:type="rectangle" draw:enhanced-path="M 0 0 L 21600 0 21600 21600 0 21600 0 0 Z N"/></draw:custom-shape><draw:custom-shape text:anchor-type="paragraph" draw:z-index="86" draw:name="Form29" draw:style-name="gr60" svg:width="1.985cm" svg:height="0.636cm" svg:x="14.639cm" svg:y="18.348cm"><text:p>E1 18pin</text:p><draw:enhanced-geometry svg:viewBox="0 0 21600 21600" draw:type="rectangle" draw:enhanced-path="M 0 0 L 21600 0 21600 21600 0 21600 0 0 Z N"/></draw:custom-shape><draw:custom-shape text:anchor-type="paragraph" draw:z-index="87" draw:name="Form29" draw:style-name="gr60" svg:width="1.985cm" svg:height="0.636cm" svg:x="14.639cm" svg:y="19.004cm"><text:p>F1 18pin</text:p><draw:enhanced-geometry svg:viewBox="0 0 21600 21600" draw:type="rectangle" draw:enhanced-path="M 0 0 L 21600 0 21600 21600 0 21600 0 0 Z N"/></draw:custom-shape><draw:custom-shape text:anchor-type="paragraph" draw:z-index="88" draw:name="Form29" draw:style-name="gr61" draw:text-style-name="P25" svg:width="1.985cm" svg:height="0.636cm" svg:x="14.639cm" svg:y="1.51cm"><text:p>W2 30pin</text:p><draw:enhanced-geometry svg:viewBox="0 0 21600 21600" draw:type="rectangle" draw:enhanced-path="M 0 0 L 21600 0 21600 21600 0 21600 0 0 Z N"/></draw:custom-shape><draw:custom-shape text:anchor-type="paragraph" draw:z-index="89" draw:name="Form29" draw:style-name="gr61" draw:text-style-name="P25" svg:width="1.985cm" svg:height="0.636cm" svg:x="14.639cm" svg:y="0.827cm"><text:p>W3 30pin</text:p><draw:enhanced-geometry svg:viewBox="0 0 21600 21600" draw:type="rectangle" draw:enhanced-path="M 0 0 L 21600 0 21600 21600 0 21600 0 0 Z N"/></draw:custom-shape><draw:custom-shape text:anchor-type="paragraph" draw:z-index="90" draw:name="Form29" draw:style-name="gr61" draw:text-style-name="P25" svg:width="1.985cm" svg:height="0.636cm" svg:x="14.639cm" svg:y="20.348cm"><text:p>T1 30pin</text:p><draw:enhanced-geometry svg:viewBox="0 0 21600 21600" draw:type="rectangle" draw:enhanced-path="M 0 0 L 21600 0 21600 21600 0 21600 0 0 Z N"/></draw:custom-shape><draw:custom-shape text:anchor-type="paragraph" draw:z-index="91" draw:name="Form29" draw:style-name="gr61" draw:text-style-name="P25" svg:width="1.985cm" svg:height="0.636cm" svg:x="14.639cm" svg:y="21.004cm"><text:p>W1 30pin</text:p><draw:enhanced-geometry svg:viewBox="0 0 21600 21600" draw:type="rectangle" draw:enhanced-path="M 0 0 L 21600 0 21600 21600 0 21600 0 0 Z N"/></draw:custom-shape><draw:polyline text:anchor-type="paragraph" draw:z-index="93" draw:name="Form30" draw:style-name="gr23" draw:text-style-name="P11" svg:width="0.872cm" svg:height="0.694cm" draw:transform="rotate (-3.14159265358979) translate (14.6385138888889cm 21.4277222222222cm)" svg:viewBox="0 0 873 695" draw:points="0,695 873,695 873,0"><text:p/></draw:polyline><draw:line text:anchor-type="paragraph" draw:z-index="94" draw:name="Form31" draw:style-name="gr27" draw:text-style-name="P11" svg:x1="14.638cm" svg:y1="21.315cm" svg:x2="13.765cm" svg:y2="21.315cm"><text:p/></draw:line><draw:frame text:anchor-type="paragraph" draw:z-index="95" draw:name="Form32" draw:style-name="gr63" draw:text-style-name="P12" svg:width="2.567cm" svg:height="0.636cm" svg:x="12.522cm" svg:y="22.373cm"><draw:text-box><text:p>Sensor GND</text:p></draw:text-box></draw:frame><draw:line text:anchor-type="paragraph" draw:z-index="96" draw:name="Form23" draw:style-name="gr27" draw:text-style-name="P11" svg:x1="14.638cm" svg:y1="1.154cm" svg:x2="10.643cm" svg:y2="1.154cm"><text:p/></draw:line><draw:line text:anchor-type="paragraph" draw:z-index="97" draw:name="Form33" draw:style-name="gr23" draw:text-style-name="P11" svg:x1="3.729cm" svg:y1="1.155cm" svg:x2="10.643cm" svg:y2="1.155cm"><text:p/></draw:line><draw:polyline text:anchor-type="paragraph" draw:z-index="98" draw:name="Form34" draw:style-name="gr64" draw:text-style-name="P11" svg:width="0.528cm" svg:height="0.74cm" draw:transform="rotate (-3.14159265358979) translate (14.6385138888889cm 1.89441666666667cm)" svg:viewBox="0 0 529 741" draw:points="0,0 529,0 529,741"><text:p/></draw:polyline><draw:polyline text:anchor-type="paragraph" draw:z-index="99" draw:name="Form35" draw:style-name="gr23" draw:text-style-name="P11" svg:width="10.909cm" svg:height="1.825cm" svg:x="3.729cm" svg:y="1.603cm" svg:viewBox="0 0 10910 1826" draw:points="0,0 5935,0 5935,1826 10910,1826"><text:p/></draw:polyline><draw:polyline text:anchor-type="paragraph" draw:z-index="100" draw:name="Form36" draw:style-name="gr23" draw:text-style-name="P11" svg:width="10.909cm" svg:height="2.033cm" draw:transform="rotate (-3.14159265358979) translate (14.6385138888889cm 4.06752777777778cm)" svg:viewBox="0 0 10910 2034" draw:points="0,0 5493,0 5493,2034 10910,2034"><text:p/></draw:polyline><draw:polyline text:anchor-type="paragraph" draw:z-index="101" draw:name="Form37" draw:style-name="gr23" draw:text-style-name="P11" svg:width="10.919cm" svg:height="1.057cm" svg:x="3.718cm" svg:y="4.581cm" svg:viewBox="0 0 10920 1058" draw:points="0,0 5874,0 5874,1058 10920,1058"><text:p/></draw:polyline><draw:polyline text:anchor-type="paragraph" draw:z-index="102" draw:name="Form38" draw:style-name="gr23" draw:text-style-name="P11" svg:width="10.919cm" svg:height="1.355cm" draw:transform="rotate (-3.14159265358979) translate (14.6385138888889cm 6.39938888888889cm)" svg:viewBox="0 0 10920 1356" draw:points="0,0 5493,0 5493,1356 10920,1356"><text:p/></draw:polyline><draw:polyline text:anchor-type="paragraph" draw:z-index="103" draw:name="Form39" draw:style-name="gr23" draw:text-style-name="P11" svg:width="10.919cm" svg:height="0.463cm" draw:transform="rotate (-3.14159265358979) translate (14.6385138888889cm 8.06979166666667cm)" svg:viewBox="0 0 10920 464" draw:points="0,0 5046,0 5046,464 10920,464"><text:p/></draw:polyline><draw:polyline text:anchor-type="paragraph" draw:z-index="104" draw:name="Form40" draw:style-name="gr23" draw:text-style-name="P11" svg:width="10.919cm" svg:height="0.726cm" draw:transform="rotate (-3.14159265358979) translate (14.6385138888889cm 8.71361111111111cm)" svg:viewBox="0 0 10920 727" draw:points="0,0 5477,0 5477,727 10920,727"><text:p/></draw:polyline><draw:line text:anchor-type="paragraph" draw:z-index="105" draw:name="Form41" draw:style-name="gr23" draw:text-style-name="P11" svg:x1="4.385cm" svg:y1="10.633cm" svg:x2="14.638cm" svg:y2="10.633cm"><text:p/></draw:line><draw:polyline text:anchor-type="paragraph" draw:z-index="106" draw:name="Form42" draw:style-name="gr23" draw:text-style-name="P11" svg:width="10.252cm" svg:height="0.313cm" svg:x="4.385cm" svg:y="11.045cm" svg:viewBox="0 0 10253 314" draw:points="0,0 5140,0 5140,314 10253,314"><text:p/></draw:polyline><draw:polyline text:anchor-type="paragraph" draw:z-index="107" draw:name="Form43" draw:style-name="gr23" draw:text-style-name="P11" svg:width="10.252cm" svg:height="0.512cm" svg:x="4.385cm" svg:y="11.442cm" svg:viewBox="0 0 10253 513" draw:points="0,0 4727,0 4710,513 10253,513"><text:p/></draw:polyline><draw:polyline text:anchor-type="paragraph" draw:z-index="108" draw:name="Form44" draw:style-name="gr23" draw:text-style-name="P11" svg:width="10.252cm" svg:height="0.678cm" svg:x="4.385cm" svg:y="13.691cm" svg:viewBox="0 0 10253 679" draw:points="0,679 4644,679 4644,0 10253,0"><text:p/></draw:polyline><draw:polyline text:anchor-type="paragraph" draw:z-index="110" draw:name="Form46" draw:style-name="gr23" draw:text-style-name="P11" svg:width="10.252cm" svg:height="0.232cm" svg:x="4.385cm" svg:y="14.981cm" svg:viewBox="0 0 10253 233" draw:points="0,233 5620,233 5620,0 10253,0"><text:p/></draw:polyline><draw:polyline text:anchor-type="paragraph" draw:z-index="109" draw:name="Form45" draw:style-name="gr23" draw:text-style-name="P11" svg:width="10.184cm" svg:height="0.412cm" svg:x="4.385cm" svg:y="14.37cm" svg:viewBox="0 0 10185 413" draw:points="0,397 5091,413 5106,0 10185,0"><text:p/></draw:polyline><draw:polyline text:anchor-type="paragraph" draw:z-index="111" draw:name="Form47" draw:style-name="gr23" draw:text-style-name="P11" svg:width="1.14cm" svg:height="12.877cm" draw:transform="rotate (1.5707963267949) translate (1.76036111111111cm 17.859375cm)" svg:viewBox="0 0 1141 12878" draw:points="0,0 529,0 529,7202 1141,7202 1141,12878"><text:p/></draw:polyline><draw:polyline text:anchor-type="paragraph" draw:z-index="112" draw:name="Form48" draw:style-name="gr23" draw:text-style-name="P16" svg:width="3.308cm" svg:height="12.851cm" draw:transform="rotate (-1.5707963267949) translate (14.6402777777778cm 17.3302083333333cm)" svg:viewBox="0 0 3309 12852" draw:points="2912,12852 3309,12852 3309,11217 529,11217 529,5147 0,5129 0,0"><text:p/></draw:polyline><draw:polyline text:anchor-type="paragraph" draw:z-index="115" draw:name="Form49" draw:style-name="gr67" draw:text-style-name="P11" svg:width="5.889cm" svg:height="2.876cm" draw:transform="rotate (-3.14159265358979) translate (14.6385138888889cm 21.4965138888889cm)" svg:viewBox="0 0 5890 2877" draw:points="0,2877 5890,2877 5890,0"><text:p/></draw:polyline><draw:polyline text:anchor-type="paragraph" draw:z-index="116" draw:name="Form50" draw:style-name="gr23" draw:text-style-name="P11" svg:width="4.22cm" svg:height="2.214cm" draw:transform="rotate (-3.14159265358979) translate (14.6385138888889cm 21.4965138888889cm)" svg:viewBox="0 0 4221 2215" draw:points="0,2215 4221,2215 4221,0"><text:p/></draw:polyline><draw:polyline text:anchor-type="paragraph" draw:z-index="117" draw:name="Form51" draw:style-name="gr68" draw:text-style-name="P11" svg:width="3.968cm" svg:height="2.876cm" draw:transform="rotate (-3.14159265358979) translate (8.74888888888889cm 21.4965138888889cm)" svg:viewBox="0 0 3969 2877" draw:points="0,2877 3953,2877 3969,0"><text:p/></draw:polyline><draw:polyline text:anchor-type="paragraph" draw:z-index="118" draw:name="Form52" draw:style-name="gr69" draw:text-style-name="P11" svg:width="3.968cm" svg:height="2.214cm" draw:transform="rotate (-3.14159265358979) translate (10.4175277777778cm 21.4965138888889cm)" svg:viewBox="0 0 3969 2215" draw:points="0,2215 3969,2215 3969,0"><text:p/></draw:polyline><draw:path text:anchor-type="paragraph" draw:z-index="119" draw:name="Form53" draw:style-name="gr70" draw:text-style-name="P11" svg:width="1.312cm" svg:height="1.455cm" draw:transform="rotate (-3.11488911603428) translate (12.8411544959118cm 19.6137140324853cm)" svg:viewBox="0 0 1313 1456" svg:d="M0 1455c397 11 596-65 581-662 62-478 4-812 732-792"><text:p/></draw:path><draw:path text:anchor-type="paragraph" draw:z-index="120" draw:name="Form53" draw:style-name="gr70" draw:text-style-name="P11" svg:width="2.514cm" svg:height="1.174cm" draw:transform="rotate (-3.11488911603428) translate (6.84587435781708cm 20.9602857482889cm)" svg:viewBox="0 0 2515 1175" svg:d="M0 0c-13 480 531 528 1240 571 563 40 1291-8 1275 604"><text:p/></draw:path><draw:path text:anchor-type="paragraph" draw:z-index="121" draw:name="Form53" draw:style-name="gr70" draw:text-style-name="P11" svg:width="2.514cm" svg:height="1.174cm" draw:transform="rotate (-3.11488911603428) translate (10.8463743578171cm 20.9602857482889cm)" svg:viewBox="0 0 2515 1175" svg:d="M0 0c-13 480 531 528 1240 571 563 40 1291-8 1275 604"><text:p/></draw:path><draw:frame text:anchor-type="paragraph" draw:z-index="124" draw:name="Form54" draw:style-name="gr74" draw:text-style-name="P18" svg:width="0.761cm" svg:height="0.465cm" svg:x="16.896cm" svg:y="18.8cm"><draw:text-box><text:p><text:span text:style-name="T3">120Ω</text:span></text:p></draw:text-box></draw:frame><draw:frame text:anchor-type="paragraph" draw:z-index="227" draw:name="Form77" draw:style-name="gr95" draw:text-style-name="P18" svg:width="1.445cm" svg:height="0.435cm" svg:x="12.968cm" svg:y="20.299cm"><draw:text-box><text:p><text:span text:style-name="T3">1.5 black</text:span></text:p></draw:text-box></draw:frame><draw:frame text:anchor-type="paragraph" draw:z-index="228" draw:name="Form77" draw:style-name="gr93" draw:text-style-name="P18" svg:width="2.029cm" svg:height="0.662cm" svg:x="11.601cm" svg:y="0.72cm"><draw:text-box><text:p><text:span text:style-name="T3">1.5 brown</text:span></text:p></draw:text-box></draw:frame><draw:frame text:anchor-type="paragraph" draw:z-index="229" draw:name="Form77" draw:style-name="gr96" draw:text-style-name="P18" svg:width="2.029cm" svg:height="0.364cm" svg:x="4.646cm" svg:y="0.706cm"><draw:text-box><text:p><text:span text:style-name="T3">0.5 brown</text:span></text:p></draw:text-box></draw:frame><draw:frame text:anchor-type="paragraph" draw:z-index="230" draw:name="Form77" draw:style-name="gr96" draw:text-style-name="P18" svg:width="2.029cm" svg:height="0.364cm" svg:x="4.572cm" svg:y="3.351cm"><draw:text-box><text:p><text:span text:style-name="T3">0.5 brown</text:span></text:p></draw:text-box></draw:frame><draw:frame text:anchor-type="paragraph" draw:z-index="231" draw:name="Form77" draw:style-name="gr96" draw:text-style-name="P18" svg:width="2.029cm" svg:height="0.364cm" svg:x="4.602cm" svg:y="6.399cm"><draw:text-box><text:p><text:span text:style-name="T3">0.5 brown</text:span></text:p></draw:text-box></draw:frame><draw:frame text:anchor-type="paragraph" draw:z-index="232" draw:name="Form77" draw:style-name="gr96" draw:text-style-name="P18" svg:width="1.62cm" svg:height="0.364cm" svg:x="12.748cm" svg:y="3.725cm"><draw:text-box><text:p><text:span text:style-name="T3">0.5 blue</text:span></text:p></draw:text-box></draw:frame><draw:frame text:anchor-type="paragraph" draw:z-index="233" draw:name="Form77" draw:style-name="gr96" draw:text-style-name="P18" svg:width="1.341cm" svg:height="0.364cm" svg:x="12.769cm" svg:y="6.061cm"><draw:text-box><text:p><text:span text:style-name="T3">0.5 blue</text:span></text:p></draw:text-box></draw:frame><draw:frame text:anchor-type="paragraph" draw:z-index="234" draw:name="Form77" draw:style-name="gr96" draw:text-style-name="P18" svg:width="1.385cm" svg:height="0.364cm" svg:x="12.755cm" svg:y="8.4cm"><draw:text-box><text:p><text:span text:style-name="T3">0.5 blue</text:span></text:p></draw:text-box></draw:frame><draw:frame text:anchor-type="paragraph" draw:z-index="235" draw:name="Form77" draw:style-name="gr93" draw:text-style-name="P18" svg:width="2.147cm" svg:height="0.662cm" svg:x="12.735cm" svg:y="3.09cm"><draw:text-box><text:p><text:span text:style-name="T3">0.5 orange</text:span></text:p></draw:text-box></draw:frame><draw:frame text:anchor-type="paragraph" draw:z-index="236" draw:name="Form77" draw:style-name="gr93" draw:text-style-name="P18" svg:width="2.147cm" svg:height="0.662cm" svg:x="12.735cm" svg:y="5.232cm"><draw:text-box><text:p><text:span text:style-name="T3">0.5 white</text:span></text:p></draw:text-box></draw:frame><draw:frame text:anchor-type="paragraph" draw:z-index="237" draw:name="Form77" draw:style-name="gr96" draw:text-style-name="P18" svg:width="1.385cm" svg:height="0.364cm" svg:x="12.755cm" svg:y="7.738cm"><draw:text-box><text:p><text:span text:style-name="T3">0.5 red</text:span></text:p></draw:text-box></draw:frame><draw:frame text:anchor-type="paragraph" draw:z-index="238" draw:name="Form77" draw:style-name="gr96" draw:text-style-name="P18" svg:width="1.385cm" svg:height="0.364cm" svg:x="12.755cm" svg:y="11.612cm"><draw:text-box><text:p><text:span text:style-name="T3">0.5 blue</text:span></text:p></draw:text-box></draw:frame><draw:frame text:anchor-type="paragraph" draw:z-index="239" draw:name="Form77" draw:style-name="gr96" draw:text-style-name="P18" svg:width="1.385cm" svg:height="0.364cm" svg:x="12.755cm" svg:y="14.64cm"><draw:text-box><text:p><text:span text:style-name="T3">0.5 blue</text:span></text:p></draw:text-box></draw:frame><draw:frame text:anchor-type="paragraph" draw:z-index="240" draw:name="Form77" draw:style-name="gr97" draw:text-style-name="P18" svg:width="1.773cm" svg:height="0.442cm" svg:x="12.755cm" svg:y="13.33cm"><draw:text-box><text:p><text:span text:style-name="T3">0.5 yellow</text:span></text:p></draw:text-box></draw:frame><draw:frame text:anchor-type="paragraph" draw:z-index="241" draw:name="Form77" draw:style-name="gr97" draw:text-style-name="P18" svg:width="1.773cm" svg:height="0.442cm" svg:x="12.755cm" svg:y="10.245cm"><draw:text-box><text:p><text:span text:style-name="T3">0.5 yellow</text:span></text:p></draw:text-box></draw:frame><draw:frame text:anchor-type="paragraph" draw:z-index="242" draw:name="Form77" draw:style-name="gr98" draw:text-style-name="P18" svg:width="1.699cm" svg:height="0.408cm" svg:x="12.755cm" svg:y="11.007cm"><draw:text-box><text:p><text:span text:style-name="T3">0.5 gray</text:span></text:p></draw:text-box></draw:frame><draw:frame text:anchor-type="paragraph" draw:z-index="243" draw:name="Form77" draw:style-name="gr98" draw:text-style-name="P18" svg:width="1.699cm" svg:height="0.408cm" svg:x="12.755cm" svg:y="14.035cm"><draw:text-box><text:p><text:span text:style-name="T3">0.5 orange</text:span></text:p></draw:text-box></draw:frame><draw:frame text:anchor-type="paragraph" draw:z-index="245" draw:name="Form77" draw:style-name="gr97" draw:text-style-name="P18" svg:width="1.773cm" svg:height="0.442cm" svg:x="12.755cm" svg:y="16.33cm"><draw:text-box><text:p><text:span text:style-name="T3">0.5 yellow</text:span></text:p></draw:text-box></draw:frame><draw:frame text:anchor-type="paragraph" draw:z-index="246" draw:name="Form77" draw:style-name="gr97" draw:text-style-name="P18" svg:width="1.773cm" svg:height="0.442cm" svg:x="12.755cm" svg:y="16.963cm"><draw:text-box><text:p><text:span text:style-name="T3">0.5 violet</text:span></text:p></draw:text-box></draw:frame><draw:frame text:anchor-type="paragraph" draw:z-index="247" draw:name="Form77" draw:style-name="gr97" draw:text-style-name="P18" svg:width="1.773cm" svg:height="0.442cm" svg:x="12.755cm" svg:y="18.246cm"><draw:text-box><text:p><text:span text:style-name="T3">0.5 yellow</text:span></text:p></draw:text-box></draw:frame><draw:frame text:anchor-type="paragraph" draw:z-index="248" draw:name="Form77" draw:style-name="gr96" draw:text-style-name="P18" svg:width="1.385cm" svg:height="0.364cm" svg:x="12.755cm" svg:y="18.923cm"><draw:text-box><text:p><text:span text:style-name="T3">0.5 blue</text:span></text:p></draw:text-box></draw:frame></text:p>
      <text:p text:style-name="P6"><draw:frame text:anchor-type="paragraph" draw:z-index="172" draw:name="Form63" draw:style-name="gr89" draw:text-style-name="P29" svg:width="1.119cm" svg:height="0.69cm" svg:x="6.883cm" svg:y="-0.189cm"><draw:text-box><text:p><text:span text:style-name="T7">30</text:span></text:p></draw:text-box></draw:frame><draw:frame text:anchor-type="paragraph" draw:z-index="173" draw:name="Form64" draw:style-name="gr90" draw:text-style-name="P12" svg:width="4.395cm" svg:height="1.163cm" svg:x="8.751cm" svg:y="-0.6cm"><draw:text-box><text:p><text:span text:style-name="T8">Note! </text:span></text:p><text:p>2 fuses to distribute load</text:p></draw:text-box></draw:frame>Electric circuit outputs</text:p>
      <text:p text:style-name="P4"><draw:g text:anchor-type="paragraph" draw:z-index="171" draw:style-name="gr1"><draw:rect draw:style-name="gr5" draw:text-style-name="P11" svg:width="0.646cm" svg:height="1.761cm" svg:x="7.557cm" svg:y="0.67cm"><text:p/></draw:rect><draw:line draw:style-name="gr5" draw:text-style-name="P11" svg:x1="7.869cm" svg:y1="0.18cm" svg:x2="7.869cm" svg:y2="2.944cm"><text:p/></draw:line><draw:frame draw:style-name="gr54" draw:text-style-name="P18" svg:width="0.757cm" svg:height="0.936cm" svg:x="7.883cm" svg:y="0.173cm"><draw:text-box><text:p><text:span text:style-name="T3">30A</text:span></text:p></draw:text-box></draw:frame></draw:g><draw:g text:anchor-type="paragraph" draw:z-index="170" draw:style-name="gr1"><draw:rect draw:style-name="gr5" draw:text-style-name="P11" svg:width="0.646cm" svg:height="1.761cm" svg:x="6.265cm" svg:y="0.642cm"><text:p/></draw:rect><draw:line draw:style-name="gr5" draw:text-style-name="P11" svg:x1="6.575cm" svg:y1="0.152cm" svg:x2="6.575cm" svg:y2="2.916cm"><text:p/></draw:line><draw:frame draw:style-name="gr54" draw:text-style-name="P18" svg:width="0.757cm" svg:height="0.936cm" svg:x="6.59cm" svg:y="0.145cm"><draw:text-box><text:p><text:span text:style-name="T3">30A</text:span></text:p></draw:text-box></draw:frame></draw:g></text:p>
      <text:p text:style-name="P4"><draw:g text:anchor-type="paragraph" draw:z-index="125" draw:style-name="gr1"><draw:ellipse draw:style-name="gr5" draw:text-style-name="P16" svg:width="1.271cm" svg:height="1.285cm" svg:x="15.187cm" svg:y="1.49cm"><text:p/></draw:ellipse><draw:custom-shape draw:style-name="gr7" draw:text-style-name="P26" svg:width="0.669cm" svg:height="0.445cm" svg:x="15.476cm" svg:y="1.513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/draw:g><draw:g text:anchor-type="paragraph" draw:z-index="126" draw:style-name="gr1"><draw:ellipse draw:style-name="gr8" draw:text-style-name="P11" svg:width="1.271cm" svg:height="1.285cm" svg:x="12.432cm" svg:y="1.505cm"><text:p text:style-name="P11">M</text:p></draw:ellipse></draw:g><draw:custom-shape text:anchor-type="paragraph" draw:z-index="127" draw:name="Form1" draw:style-name="gr75" draw:text-style-name="P14" svg:width="4.682cm" svg:height="2.107cm" svg:x="12.183cm" svg:y="0.894cm"><text:p/><draw:enhanced-geometry svg:viewBox="0 0 21600 21600" draw:type="rectangle" draw:enhanced-path="M 0 0 L 21600 0 21600 21600 0 21600 0 0 Z N"/></draw:custom-shape><draw:line text:anchor-type="paragraph" draw:z-index="128" draw:style-name="gr76" draw:text-style-name="P11" svg:x1="16.349cm" svg:y1="7.426cm" svg:x2="15.89cm" svg:y2="7.426cm"><text:p/></draw:line><draw:ellipse text:anchor-type="paragraph" draw:z-index="129" draw:style-name="gr76" draw:text-style-name="P11" svg:width="0.562cm" svg:height="0.565cm" draw:transform="rotate (-1.5707963267949) translate (15.890875cm 7.13845833333333cm)"><text:p/></draw:ellipse><draw:line text:anchor-type="paragraph" draw:z-index="130" draw:style-name="gr76" draw:text-style-name="P11" svg:x1="15.664cm" svg:y1="6.966cm" svg:x2="15.203cm" svg:y2="7.436cm"><text:p/></draw:line><draw:line text:anchor-type="paragraph" draw:z-index="131" draw:style-name="gr76" draw:text-style-name="P11" svg:x1="15.708cm" svg:y1="7.896cm" svg:x2="15.19cm" svg:y2="7.424cm"><text:p/></draw:line><draw:line text:anchor-type="paragraph" draw:z-index="132" draw:style-name="gr76" draw:text-style-name="P11" svg:x1="14.81cm" svg:y1="7.435cm" svg:x2="15.201cm" svg:y2="7.435cm"><text:p/></draw:line><draw:custom-shape text:anchor-type="paragraph" draw:z-index="133" draw:style-name="gr77" draw:text-style-name="P15" svg:width="1.292cm" svg:height="1.179cm" svg:x="13.323cm" svg:y="6.84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34" draw:style-name="gr76" draw:text-style-name="P11" svg:x1="13.605cm" svg:y1="7.161cm" svg:x2="14.307cm" svg:y2="7.162cm"><text:p/></draw:line><draw:line text:anchor-type="paragraph" draw:z-index="135" draw:style-name="gr76" draw:text-style-name="P11" svg:x1="13.325cm" svg:y1="7.432cm" svg:x2="13.139cm" svg:y2="7.432cm"><text:p/></draw:line><draw:line text:anchor-type="paragraph" draw:z-index="136" draw:style-name="gr76" draw:text-style-name="P11" svg:x1="14.613cm" svg:y1="7.432cm" svg:x2="14.829cm" svg:y2="7.432cm"><text:p/></draw:line><draw:line text:anchor-type="paragraph" draw:z-index="137" draw:style-name="gr76" draw:text-style-name="P11" svg:x1="13.605cm" svg:y1="7.697cm" svg:x2="14.307cm" svg:y2="7.698cm"><text:p/></draw:line><draw:g text:anchor-type="paragraph" draw:z-index="138" draw:style-name="gr1"><draw:rect draw:style-name="gr5" draw:text-style-name="P11" svg:width="0.692cm" svg:height="0.712cm" draw:transform="rotate (-3.14159265358979) translate (14.3457083333333cm 9.02758333333333cm)"><text:p/></draw:rect><draw:rect draw:style-name="gr5" draw:text-style-name="P11" svg:width="0.692cm" svg:height="0.712cm" draw:transform="rotate (-3.14159265358979) translate (13.6525cm 9.02758333333333cm)"><text:p/></draw:rect><draw:g draw:style-name="gr2"><draw:line draw:style-name="gr5" draw:text-style-name="P11" svg:x1="14.03cm" svg:y1="8.463cm" svg:x2="13.905cm" svg:y2="8.463cm"><text:p/></draw:line><draw:line draw:style-name="gr5" draw:text-style-name="P16" svg:x1="13.969cm" svg:y1="8.317cm" svg:x2="13.969cm" svg:y2="8.464cm"><text:p/></draw:line></draw:g><draw:g draw:style-name="gr2"><draw:line draw:style-name="gr5" draw:text-style-name="P11" svg:x1="14.043cm" svg:y1="8.893cm" svg:x2="13.918cm" svg:y2="8.893cm"><text:p/></draw:line><draw:line draw:style-name="gr5" draw:text-style-name="P16" svg:x1="13.982cm" svg:y1="8.888cm" svg:x2="13.982cm" svg:y2="9.035cm"><text:p/></draw:line></draw:g><draw:line draw:style-name="gr15" draw:text-style-name="P11" svg:x1="13.297cm" svg:y1="8.317cm" svg:x2="13.301cm" svg:y2="9.03cm"><text:p/></draw:line></draw:g><draw:g text:anchor-type="paragraph" draw:z-index="139" draw:style-name="gr1"><draw:line draw:style-name="gr16" draw:text-style-name="P11" svg:x1="14.703cm" svg:y1="8.844cm" svg:x2="14.703cm" svg:y2="8.475cm"><text:p/></draw:line><draw:line draw:style-name="gr16" draw:text-style-name="P11" svg:x1="14.642cm" svg:y1="8.841cm" svg:x2="14.708cm" svg:y2="8.475cm"><text:p/></draw:line><draw:line draw:style-name="gr16" draw:text-style-name="P11" svg:x1="14.641cm" svg:y1="8.841cm" svg:x2="14.554cm" svg:y2="8.469cm"><text:p/></draw:line><draw:line draw:style-name="gr16" draw:text-style-name="P11" svg:x1="14.489cm" svg:y1="8.835cm" svg:x2="14.555cm" svg:y2="8.469cm"><text:p/></draw:line><draw:line draw:style-name="gr16" draw:text-style-name="P11" svg:x1="14.505cm" svg:y1="8.836cm" svg:x2="14.418cm" svg:y2="8.464cm"><text:p/></draw:line><draw:line draw:style-name="gr16" draw:text-style-name="P11" svg:x1="14.346cm" svg:y1="8.83cm" svg:x2="14.412cm" svg:y2="8.464cm"><text:p/></draw:line></draw:g><draw:g text:anchor-type="paragraph" draw:z-index="140" draw:style-name="gr1"><draw:rect draw:style-name="gr5" draw:text-style-name="P11" svg:width="0.394cm" svg:height="0.371cm" svg:x="12.566cm" svg:y="8.497cm"><text:p/></draw:rect><draw:line draw:style-name="gr5" draw:text-style-name="P11" svg:x1="12.704cm" svg:y1="8.496cm" svg:x2="12.821cm" svg:y2="8.868cm"><text:p/></draw:line></draw:g><draw:line text:anchor-type="paragraph" draw:z-index="141" draw:name="Form1" draw:style-name="gr78" draw:text-style-name="P11" svg:x1="13.975cm" svg:y1="8.039cm" svg:x2="13.975cm" svg:y2="8.333cm"><text:p/></draw:line><draw:custom-shape text:anchor-type="paragraph" draw:z-index="142" draw:name="Form2" draw:style-name="gr79" draw:text-style-name="P14" svg:width="4.204cm" svg:height="3.056cm" svg:x="12.143cm" svg:y="6.16cm"><text:p/><draw:enhanced-geometry svg:viewBox="0 0 21600 21600" draw:type="rectangle" draw:enhanced-path="M 0 0 L 21600 0 21600 21600 0 21600 0 0 Z N"/></draw:custom-shape><draw:custom-shape text:anchor-type="paragraph" draw:z-index="143" draw:name="Form3" draw:style-name="gr80" svg:width="0.302cm" svg:height="0.16cm" draw:transform="rotate (-3.14159265358979) translate (14.1481527777778cm 9.20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g text:anchor-type="paragraph" draw:z-index="144" draw:style-name="gr1"><draw:g draw:style-name="gr2"><draw:rect draw:style-name="gr81" draw:text-style-name="P27" svg:width="0.227cm" svg:height="0.615cm" svg:x="12.493cm" svg:y="6.615cm"><text:p/></draw:rect><draw:line draw:style-name="gr82" draw:text-style-name="P27" svg:x1="12.611cm" svg:y1="7.451cm" svg:x2="12.611cm" svg:y2="7.23cm"><text:p/></draw:line><draw:line draw:style-name="gr83" draw:text-style-name="P27" svg:x1="12.6cm" svg:y1="6.352cm" svg:x2="12.6cm" svg:y2="6.617cm"><text:p/></draw:line></draw:g><draw:line draw:style-name="gr42" draw:text-style-name="P11" svg:x1="12.37cm" svg:y1="7.158cm" svg:x2="12.84cm" svg:y2="6.735cm"><text:p/></draw:line><draw:line draw:style-name="gr42" draw:text-style-name="P11" svg:x1="12.829cm" svg:y1="6.54cm" svg:x2="12.829cm" svg:y2="6.746cm"><text:p/></draw:line><draw:frame draw:style-name="gr84" draw:text-style-name="P28" svg:width="0.216cm" svg:height="0.227cm" svg:x="12.762cm" svg:y="6.846cm"><draw:text-box><text:p><text:span text:style-name="T6">t+</text:span></text:p></draw:text-box></draw:frame></draw:g><draw:g text:anchor-type="paragraph" draw:z-index="153" draw:style-name="gr1"><draw:line draw:style-name="gr62" draw:text-style-name="P11" svg:x1="10.668cm" svg:y1="23.723cm" svg:x2="11.494cm" svg:y2="23.723cm"><text:p/></draw:line><draw:line draw:style-name="gr62" draw:text-style-name="P11" svg:x1="10.913cm" svg:y1="24.035cm" svg:x2="11.068cm" svg:y2="23.723cm"><text:p/></draw:line><draw:line draw:style-name="gr62" draw:text-style-name="P11" svg:x1="11.317cm" svg:y1="24.008cm" svg:x2="11.472cm" svg:y2="23.696cm"><text:p/></draw:line><draw:line draw:style-name="gr62" draw:text-style-name="P11" svg:x1="10.546cm" svg:y1="24.017cm" svg:x2="10.701cm" svg:y2="23.705cm"><text:p/></draw:line><draw:line draw:style-name="gr62" draw:text-style-name="P11" svg:x1="11.049cm" svg:y1="23.257cm" svg:x2="11.049cm" svg:y2="23.723cm"><text:p/></draw:line></draw:g><draw:g text:anchor-type="paragraph" draw:z-index="160" draw:style-name="gr1"><draw:line draw:style-name="gr62" draw:text-style-name="P11" svg:x1="12.695cm" svg:y1="3.256cm" svg:x2="13.521cm" svg:y2="3.256cm"><text:p/></draw:line><draw:line draw:style-name="gr62" draw:text-style-name="P11" svg:x1="12.94cm" svg:y1="3.568cm" svg:x2="13.095cm" svg:y2="3.256cm"><text:p/></draw:line><draw:line draw:style-name="gr62" draw:text-style-name="P11" svg:x1="13.344cm" svg:y1="3.54cm" svg:x2="13.499cm" svg:y2="3.228cm"><text:p/></draw:line><draw:line draw:style-name="gr62" draw:text-style-name="P11" svg:x1="12.573cm" svg:y1="3.549cm" svg:x2="12.728cm" svg:y2="3.237cm"><text:p/></draw:line><draw:line draw:style-name="gr62" draw:text-style-name="P11" svg:x1="13.076cm" svg:y1="2.789cm" svg:x2="13.076cm" svg:y2="3.255cm"><text:p/></draw:line></draw:g><draw:g text:anchor-type="paragraph" draw:z-index="161" draw:style-name="gr1"><draw:line draw:style-name="gr62" draw:text-style-name="P11" svg:x1="11.617cm" svg:y1="9.576cm" svg:x2="12.443cm" svg:y2="9.576cm"><text:p/></draw:line><draw:line draw:style-name="gr62" draw:text-style-name="P11" svg:x1="11.863cm" svg:y1="9.888cm" svg:x2="12.018cm" svg:y2="9.576cm"><text:p/></draw:line><draw:line draw:style-name="gr62" draw:text-style-name="P11" svg:x1="12.267cm" svg:y1="9.86cm" svg:x2="12.422cm" svg:y2="9.548cm"><text:p/></draw:line><draw:line draw:style-name="gr62" draw:text-style-name="P11" svg:x1="11.494cm" svg:y1="9.869cm" svg:x2="11.649cm" svg:y2="9.557cm"><text:p/></draw:line><draw:line draw:style-name="gr62" draw:text-style-name="P11" svg:x1="11.998cm" svg:y1="9.109cm" svg:x2="11.998cm" svg:y2="9.575cm"><text:p/></draw:line></draw:g><draw:g text:anchor-type="paragraph" draw:z-index="205" draw:style-name="gr1"><draw:line draw:style-name="gr62" draw:text-style-name="P11" svg:x1="2.667cm" svg:y1="24.723cm" svg:x2="3.493cm" svg:y2="24.723cm"><text:p/></draw:line><draw:line draw:style-name="gr62" draw:text-style-name="P11" svg:x1="2.912cm" svg:y1="25.035cm" svg:x2="3.067cm" svg:y2="24.723cm"><text:p/></draw:line><draw:line draw:style-name="gr62" draw:text-style-name="P11" svg:x1="3.316cm" svg:y1="25.008cm" svg:x2="3.471cm" svg:y2="24.696cm"><text:p/></draw:line><draw:line draw:style-name="gr62" draw:text-style-name="P11" svg:x1="2.545cm" svg:y1="25.017cm" svg:x2="2.7cm" svg:y2="24.705cm"><text:p/></draw:line><draw:line draw:style-name="gr62" draw:text-style-name="P11" svg:x1="3.048cm" svg:y1="24.257cm" svg:x2="3.048cm" svg:y2="24.723cm"><text:p/></draw:line></draw:g><draw:g text:anchor-type="paragraph" draw:z-index="251" draw:style-name="gr1"><draw:ellipse draw:style-name="gr100" draw:text-style-name="P11" svg:width="0.729cm" svg:height="0.66cm" svg:x="13.901cm" svg:y="1.215cm"><text:p text:style-name="P11">M</text:p></draw:ellipse></draw:g><draw:g text:anchor-type="paragraph" draw:z-index="255" draw:style-name="gr1"><draw:line draw:style-name="gr62" draw:text-style-name="P11" svg:x1="13.88cm" svg:y1="3.242cm" svg:x2="14.706cm" svg:y2="3.242cm"><text:p/></draw:line><draw:line draw:style-name="gr62" draw:text-style-name="P11" svg:x1="14.125cm" svg:y1="3.554cm" svg:x2="14.28cm" svg:y2="3.242cm"><text:p/></draw:line><draw:line draw:style-name="gr62" draw:text-style-name="P11" svg:x1="14.529cm" svg:y1="3.526cm" svg:x2="14.684cm" svg:y2="3.214cm"><text:p/></draw:line><draw:line draw:style-name="gr62" draw:text-style-name="P11" svg:x1="13.757cm" svg:y1="3.535cm" svg:x2="13.912cm" svg:y2="3.223cm"><text:p/></draw:line><draw:line draw:style-name="gr62" draw:text-style-name="P11" svg:x1="14.261cm" svg:y1="2.775cm" svg:x2="14.261cm" svg:y2="3.241cm"><text:p/></draw:line></draw:g><draw:frame text:anchor-type="paragraph" draw:z-index="145" draw:name="Form55" draw:style-name="gr85" draw:text-style-name="P20" svg:width="3.308cm" svg:height="0.825cm" svg:x="13.026cm" svg:y="5.075cm"><draw:text-box><text:p><text:span text:style-name="T4">Airdryer heater and bleed valve</text:span></text:p></draw:text-box></draw:frame><draw:frame text:anchor-type="paragraph" draw:z-index="146" draw:name="Form55" draw:style-name="gr86" draw:text-style-name="P20" svg:width="3.308cm" svg:height="0.503cm" svg:x="13.139cm" svg:y="0.109cm"><draw:text-box><text:p><text:span text:style-name="T4">Compressor</text:span></text:p></draw:text-box></draw:frame><draw:polyline text:anchor-type="paragraph" draw:z-index="154" draw:style-name="gr27" draw:text-style-name="P11" svg:width="0.445cm" svg:height="0.736cm" draw:transform="rotate (-1.5707963267949) translate (11.7863055555556cm 22.8194305555556cm)" svg:viewBox="0 0 446 737" draw:points="0,0 446,0 446,737"><text:p/></draw:polyline><draw:polyline text:anchor-type="paragraph" draw:z-index="155" draw:name="Form58" draw:style-name="gr27" draw:text-style-name="P11" svg:width="0.44cm" svg:height="0.747cm" draw:transform="rotate (-1.5707963267949) translate (11.7968888888889cm 15.8185555555556cm)" svg:viewBox="0 0 441 748" draw:points="0,0 441,0 441,748"><text:p/></draw:polyline><draw:polyline text:anchor-type="paragraph" draw:z-index="156" draw:name="Form59" draw:style-name="gr64" draw:text-style-name="P11" svg:width="0.376cm" svg:height="0.747cm" draw:transform="rotate (-1.5707963267949) translate (11.7968888888889cm 13.8183055555556cm)" svg:viewBox="0 0 377 748" draw:points="0,0 377,0 377,748"><text:p/></draw:polyline><draw:polyline text:anchor-type="paragraph" draw:z-index="157" draw:name="Form60" draw:style-name="gr23" draw:text-style-name="P11" svg:width="11.438cm" svg:height="0.779cm" draw:transform="rotate (-1.5707963267949) translate (11.8286388888889cm 11.8180555555556cm)" svg:viewBox="0 0 11439 780" draw:points="0,0 377,0 388,780 11439,780"><text:p/></draw:polyline><draw:polyline text:anchor-type="paragraph" draw:z-index="158" draw:style-name="gr27" draw:text-style-name="P11" svg:width="0.445cm" svg:height="0.736cm" draw:transform="rotate (-1.5707963267949) translate (11.7863055555556cm 20.8191805555556cm)" svg:viewBox="0 0 446 737" draw:points="0,0 446,0 446,737"><text:p/></draw:polyline><draw:polyline text:anchor-type="paragraph" draw:z-index="159" draw:style-name="gr27" draw:text-style-name="P11" svg:width="0.445cm" svg:height="0.736cm" draw:transform="rotate (-1.5707963267949) translate (11.7863055555556cm 18.8189305555556cm)" svg:viewBox="0 0 446 737" draw:points="0,0 446,0 446,737"><text:p/></draw:polyline><draw:polyline text:anchor-type="paragraph" draw:z-index="162" draw:name="Form56" draw:style-name="gr23" draw:text-style-name="P11" svg:width="1.655cm" svg:height="0.611cm" draw:transform="rotate (-1.5707963267949) translate (12.6100416666667cm 7.44890277777778cm)" svg:viewBox="0 0 1656 612" draw:points="0,0 238,0 238,612 1656,612"><text:p/></draw:polyline><draw:polyline text:anchor-type="paragraph" draw:z-index="163" draw:name="Form57" draw:style-name="gr27" draw:text-style-name="P11" svg:width="0.246cm" svg:height="0.706cm" draw:transform="rotate (-1.5707963267949) translate (12.7035277777778cm 8.86883333333334cm)" svg:viewBox="0 0 247 707" draw:points="0,0 247,0 247,707"><text:p/></draw:polyline><draw:polyline text:anchor-type="paragraph" draw:z-index="164" draw:name="Form62" draw:style-name="gr23" draw:text-style-name="P11" svg:width="0.888cm" svg:height="2.831cm" draw:transform="rotate (1.5707963267949) translate (10.2340833333334cm 1.50459722222222cm)" svg:viewBox="0 0 889 2832" draw:points="0,2832 889,2832 889,0"><text:p/></draw:polyline><draw:custom-shape text:anchor-type="paragraph" draw:z-index="165" draw:name="Form28" draw:style-name="gr88" draw:text-style-name="P14" svg:width="2.276cm" svg:height="24.3cm" svg:x="0.072cm" svg:y="0.413cm"><text:p/><draw:enhanced-geometry svg:viewBox="0 0 21600 21600" draw:type="rectangle" draw:enhanced-path="M 0 0 L 21600 0 21600 21600 0 21600 0 0 Z N"/></draw:custom-shape><draw:custom-shape text:anchor-type="paragraph" draw:z-index="166" draw:name="Form29" draw:style-name="gr61" draw:text-style-name="P25" svg:width="1.985cm" svg:height="0.636cm" svg:x="0.355cm" svg:y="1.468cm"><text:p>L2 30pin</text:p><draw:enhanced-geometry svg:viewBox="0 0 21600 21600" draw:type="rectangle" draw:enhanced-path="M 0 0 L 21600 0 21600 21600 0 21600 0 0 Z N"/></draw:custom-shape><draw:custom-shape text:anchor-type="paragraph" draw:z-index="167" draw:name="Form29" draw:style-name="gr61" draw:text-style-name="P25" svg:width="1.985cm" svg:height="0.636cm" svg:x="0.355cm" svg:y="0.827cm"><text:p>L1 30pin</text:p><draw:enhanced-geometry svg:viewBox="0 0 21600 21600" draw:type="rectangle" draw:enhanced-path="M 0 0 L 21600 0 21600 21600 0 21600 0 0 Z N"/></draw:custom-shape><draw:custom-shape text:anchor-type="paragraph" draw:z-index="168" draw:name="Form29" draw:style-name="gr61" draw:text-style-name="P25" svg:width="1.985cm" svg:height="0.636cm" svg:x="0.362cm" svg:y="2.096cm"><text:p>L3 30pin</text:p><draw:enhanced-geometry svg:viewBox="0 0 21600 21600" draw:type="rectangle" draw:enhanced-path="M 0 0 L 21600 0 21600 21600 0 21600 0 0 Z N"/></draw:custom-shape><draw:custom-shape text:anchor-type="paragraph" draw:z-index="169" draw:name="Form29" draw:style-name="gr61" draw:text-style-name="P25" svg:width="1.985cm" svg:height="0.636cm" svg:x="0.362cm" svg:y="2.731cm"><text:p>M1 30pin</text:p><draw:enhanced-geometry svg:viewBox="0 0 21600 21600" draw:type="rectangle" draw:enhanced-path="M 0 0 L 21600 0 21600 21600 0 21600 0 0 Z N"/></draw:custom-shape><draw:polyline text:anchor-type="paragraph" draw:z-index="174" draw:name="Form66" draw:style-name="gr23" draw:text-style-name="P11" svg:width="0.521cm" svg:height="0.722cm" svg:x="2.348cm" svg:y="1.734cm" svg:viewBox="0 0 522 723" draw:points="0,0 522,0 522,723"><text:p/></draw:polyline><draw:polyline text:anchor-type="paragraph" draw:z-index="175" draw:name="Form67" draw:style-name="gr27" draw:text-style-name="P11" svg:width="0.521cm" svg:height="0.66cm" svg:x="2.348cm" svg:y="1.072cm" svg:viewBox="0 0 522 661" draw:points="0,0 522,0 522,661"><text:p/></draw:polyline><draw:polyline text:anchor-type="paragraph" draw:z-index="176" draw:name="Form68" draw:style-name="gr27" draw:text-style-name="P11" svg:width="0.507cm" svg:height="0.599cm" svg:x="2.348cm" svg:y="2.457cm" svg:viewBox="0 0 508 600" draw:points="0,600 508,600 508,0"><text:p/></draw:polyline><draw:line text:anchor-type="paragraph" draw:z-index="177" draw:name="Form65" draw:style-name="gr91" draw:text-style-name="P11" svg:x1="6.578cm" svg:y1="2.429cm" svg:x2="2.348cm" svg:y2="2.429cm"><text:p/></draw:line><draw:custom-shape text:anchor-type="paragraph" draw:z-index="178" draw:name="Form29" draw:style-name="gr61" draw:text-style-name="P25" svg:width="1.985cm" svg:height="0.636cm" svg:x="0.362cm" svg:y="3.364cm"><text:p>M2 30pin</text:p><draw:enhanced-geometry svg:viewBox="0 0 21600 21600" draw:type="rectangle" draw:enhanced-path="M 0 0 L 21600 0 21600 21600 0 21600 0 0 Z N"/></draw:custom-shape><draw:polyline text:anchor-type="paragraph" draw:z-index="179" draw:name="Form68" draw:style-name="gr27" draw:text-style-name="P11" svg:width="0.507cm" svg:height="0.599cm" svg:x="2.348cm" svg:y="3.062cm" svg:viewBox="0 0 508 600" draw:points="0,600 508,600 508,0"><text:p/></draw:polyline><draw:custom-shape text:anchor-type="paragraph" draw:z-index="180" draw:name="Form29" draw:style-name="gr61" draw:text-style-name="P25" svg:width="1.985cm" svg:height="0.636cm" svg:x="0.362cm" svg:y="4.392cm"><text:p>M3 30pin</text:p><draw:enhanced-geometry svg:viewBox="0 0 21600 21600" draw:type="rectangle" draw:enhanced-path="M 0 0 L 21600 0 21600 21600 0 21600 0 0 Z N"/></draw:custom-shape><draw:custom-shape text:anchor-type="paragraph" draw:z-index="181" draw:name="Form29" draw:style-name="gr61" draw:text-style-name="P25" svg:width="1.985cm" svg:height="0.636cm" svg:x="0.362cm" svg:y="5.025cm"><text:p>N1 30pin</text:p><draw:enhanced-geometry svg:viewBox="0 0 21600 21600" draw:type="rectangle" draw:enhanced-path="M 0 0 L 21600 0 21600 21600 0 21600 0 0 Z N"/></draw:custom-shape><draw:custom-shape text:anchor-type="paragraph" draw:z-index="182" draw:name="Form29" draw:style-name="gr61" draw:text-style-name="P25" svg:width="1.985cm" svg:height="0.636cm" svg:x="0.362cm" svg:y="5.659cm"><text:p>N2 30pin</text:p><draw:enhanced-geometry svg:viewBox="0 0 21600 21600" draw:type="rectangle" draw:enhanced-path="M 0 0 L 21600 0 21600 21600 0 21600 0 0 Z N"/></draw:custom-shape><draw:line text:anchor-type="paragraph" draw:z-index="183" draw:name="Form70" draw:style-name="gr23" draw:text-style-name="P11" svg:x1="2.348cm" svg:y1="5.925cm" svg:x2="12.6cm" svg:y2="5.925cm"><text:p/></draw:line><draw:line text:anchor-type="paragraph" draw:z-index="184" draw:name="Form61" draw:style-name="gr23" draw:text-style-name="P11" svg:x1="12.599cm" svg:y1="6.352cm" svg:x2="12.599cm" svg:y2="5.925cm"><text:p/></draw:line><draw:line text:anchor-type="paragraph" draw:z-index="185" draw:name="Form71" draw:style-name="gr92" draw:text-style-name="P11" svg:x1="10.234cm" svg:y1="0.616cm" svg:x2="10.234cm" svg:y2="4.676cm"><text:p/></draw:line><draw:polyline text:anchor-type="paragraph" draw:z-index="186" draw:name="Form67" draw:style-name="gr27" draw:text-style-name="P11" svg:width="0.521cm" svg:height="0.66cm" svg:x="2.348cm" svg:y="5.285cm" svg:viewBox="0 0 522 661" draw:points="0,0 522,0 522,661"><text:p/></draw:polyline><draw:polyline text:anchor-type="paragraph" draw:z-index="187" draw:name="Form67" draw:style-name="gr27" draw:text-style-name="P11" svg:width="0.521cm" svg:height="0.66cm" svg:x="2.348cm" svg:y="4.676cm" svg:viewBox="0 0 522 661" draw:points="0,0 522,0 522,661"><text:p/></draw:polyline><draw:custom-shape text:anchor-type="paragraph" draw:z-index="188" draw:name="Form29" draw:style-name="gr61" draw:text-style-name="P25" svg:width="1.985cm" svg:height="0.636cm" svg:x="0.362cm" svg:y="7.892cm"><text:p>R1 30pin</text:p><draw:enhanced-geometry svg:viewBox="0 0 21600 21600" draw:type="rectangle" draw:enhanced-path="M 0 0 L 21600 0 21600 21600 0 21600 0 0 Z N"/></draw:custom-shape><draw:polyline text:anchor-type="paragraph" draw:z-index="189" draw:name="Form72" draw:style-name="gr23" draw:text-style-name="P11" svg:width="0.283cm" svg:height="10.357cm" draw:transform="rotate (1.5707963267949) translate (2.34597222222222cm 8.49665277777778cm)" svg:viewBox="0 0 284 10358" draw:points="0,10358 284,10358 284,0"><text:p/></draw:polyline><draw:polyline text:anchor-type="paragraph" draw:z-index="190" draw:name="Form73" draw:style-name="gr23" draw:text-style-name="P11" svg:width="0.447cm" svg:height="9.448cm" draw:transform="rotate (1.5707963267949) translate (2.34773611111111cm 11.3911944444444cm)" svg:viewBox="0 0 448 9449" draw:points="0,9449 448,9449 448,0"><text:p/></draw:polyline><draw:polyline text:anchor-type="paragraph" draw:z-index="191" draw:name="Form73" draw:style-name="gr23" draw:text-style-name="P11" svg:width="0.447cm" svg:height="9.448cm" draw:transform="rotate (1.5707963267949) translate (2.34773611111111cm 13.3914444444444cm)" svg:viewBox="0 0 448 9449" draw:points="0,9449 448,9449 448,0"><text:p/></draw:polyline><draw:polyline text:anchor-type="paragraph" draw:z-index="192" draw:name="Form73" draw:style-name="gr23" draw:text-style-name="P11" svg:width="0.447cm" svg:height="9.448cm" draw:transform="rotate (1.5707963267949) translate (2.34773611111111cm 15.3916944444444cm)" svg:viewBox="0 0 448 9449" draw:points="0,9449 448,9449 448,0"><text:p/></draw:polyline><draw:polyline text:anchor-type="paragraph" draw:z-index="193" draw:name="Form73" draw:style-name="gr23" draw:text-style-name="P11" svg:width="0.447cm" svg:height="9.448cm" draw:transform="rotate (1.5707963267949) translate (2.34773611111111cm 18.3920694444444cm)" svg:viewBox="0 0 448 9449" draw:points="0,9449 448,9449 448,0"><text:p/></draw:polyline><draw:polyline text:anchor-type="paragraph" draw:z-index="194" draw:name="Form73" draw:style-name="gr23" draw:text-style-name="P11" svg:width="0.447cm" svg:height="9.448cm" draw:transform="rotate (1.5707963267949) translate (2.34773611111111cm 20.3923194444444cm)" svg:viewBox="0 0 448 9449" draw:points="0,9449 448,9449 448,0"><text:p/></draw:polyline><draw:polyline text:anchor-type="paragraph" draw:z-index="195" draw:name="Form73" draw:style-name="gr23" draw:text-style-name="P11" svg:width="0.447cm" svg:height="9.448cm" draw:transform="rotate (1.5707963267949) translate (2.34773611111111cm 22.3925694444444cm)" svg:viewBox="0 0 448 9449" draw:points="0,9449 448,9449 448,0"><text:p/></draw:polyline><draw:custom-shape text:anchor-type="paragraph" draw:z-index="196" draw:name="Form29" draw:style-name="gr61" draw:text-style-name="P25" svg:width="1.985cm" svg:height="0.636cm" svg:x="0.362cm" svg:y="10.649cm"><text:p>S3 30pin</text:p><draw:enhanced-geometry svg:viewBox="0 0 21600 21600" draw:type="rectangle" draw:enhanced-path="M 0 0 L 21600 0 21600 21600 0 21600 0 0 Z N"/></draw:custom-shape><draw:custom-shape text:anchor-type="paragraph" draw:z-index="197" draw:name="Form29" draw:style-name="gr61" draw:text-style-name="P25" svg:width="1.985cm" svg:height="0.636cm" svg:x="0.362cm" svg:y="12.649cm"><text:p>R3 30pin</text:p><draw:enhanced-geometry svg:viewBox="0 0 21600 21600" draw:type="rectangle" draw:enhanced-path="M 0 0 L 21600 0 21600 21600 0 21600 0 0 Z N"/></draw:custom-shape><draw:custom-shape text:anchor-type="paragraph" draw:z-index="198" draw:name="Form29" draw:style-name="gr61" draw:text-style-name="P25" svg:width="1.985cm" svg:height="0.636cm" svg:x="0.362cm" svg:y="14.649cm"><text:p>T3 30pin</text:p><draw:enhanced-geometry svg:viewBox="0 0 21600 21600" draw:type="rectangle" draw:enhanced-path="M 0 0 L 21600 0 21600 21600 0 21600 0 0 Z N"/></draw:custom-shape><draw:custom-shape text:anchor-type="paragraph" draw:z-index="199" draw:name="Form29" draw:style-name="gr61" draw:text-style-name="P25" svg:width="1.985cm" svg:height="0.636cm" svg:x="0.362cm" svg:y="17.649cm"><text:p>S2 30pin</text:p><draw:enhanced-geometry svg:viewBox="0 0 21600 21600" draw:type="rectangle" draw:enhanced-path="M 0 0 L 21600 0 21600 21600 0 21600 0 0 Z N"/></draw:custom-shape><draw:custom-shape text:anchor-type="paragraph" draw:z-index="200" draw:name="Form29" draw:style-name="gr61" draw:text-style-name="P25" svg:width="1.985cm" svg:height="0.636cm" svg:x="0.362cm" svg:y="19.65cm"><text:p>R2 30pin</text:p><draw:enhanced-geometry svg:viewBox="0 0 21600 21600" draw:type="rectangle" draw:enhanced-path="M 0 0 L 21600 0 21600 21600 0 21600 0 0 Z N"/></draw:custom-shape><draw:custom-shape text:anchor-type="paragraph" draw:z-index="201" draw:name="Form29" draw:style-name="gr61" draw:text-style-name="P25" svg:width="1.985cm" svg:height="0.636cm" svg:x="0.362cm" svg:y="21.65cm"><text:p>T2 30pin</text:p><draw:enhanced-geometry svg:viewBox="0 0 21600 21600" draw:type="rectangle" draw:enhanced-path="M 0 0 L 21600 0 21600 21600 0 21600 0 0 Z N"/></draw:custom-shape><draw:custom-shape text:anchor-type="paragraph" draw:z-index="202" draw:name="Form29" draw:style-name="gr61" draw:text-style-name="P25" svg:width="1.985cm" svg:height="0.636cm" svg:x="0.362cm" svg:y="22.65cm"><text:p>P1 30pin</text:p><draw:enhanced-geometry svg:viewBox="0 0 21600 21600" draw:type="rectangle" draw:enhanced-path="M 0 0 L 21600 0 21600 21600 0 21600 0 0 Z N"/></draw:custom-shape><draw:custom-shape text:anchor-type="paragraph" draw:z-index="203" draw:name="Form29" draw:style-name="gr61" draw:text-style-name="P25" svg:width="1.985cm" svg:height="0.636cm" svg:x="0.362cm" svg:y="23.28cm"><text:p>P2 30pin</text:p><draw:enhanced-geometry svg:viewBox="0 0 21600 21600" draw:type="rectangle" draw:enhanced-path="M 0 0 L 21600 0 21600 21600 0 21600 0 0 Z N"/></draw:custom-shape><draw:custom-shape text:anchor-type="paragraph" draw:z-index="204" draw:name="Form29" draw:style-name="gr61" draw:text-style-name="P25" svg:width="1.985cm" svg:height="0.636cm" svg:x="0.362cm" svg:y="23.915cm"><text:p>P3 30pin</text:p><draw:enhanced-geometry svg:viewBox="0 0 21600 21600" draw:type="rectangle" draw:enhanced-path="M 0 0 L 21600 0 21600 21600 0 21600 0 0 Z N"/></draw:custom-shape><draw:line text:anchor-type="paragraph" draw:z-index="206" draw:name="Form74" draw:style-name="gr23" draw:text-style-name="P11" svg:x1="3.048cm" svg:y1="24.257cm" svg:x2="2.346cm" svg:y2="24.257cm"><text:p/></draw:line><draw:polyline text:anchor-type="paragraph" draw:z-index="207" draw:name="Form75" draw:style-name="gr27" draw:text-style-name="P11" svg:width="0.685cm" svg:height="0.676cm" svg:x="2.348cm" svg:y="23.58cm" svg:viewBox="0 0 686 677" draw:points="0,0 686,0 686,677"><text:p/></draw:polyline><draw:polyline text:anchor-type="paragraph" draw:z-index="208" draw:name="Form75" draw:style-name="gr27" draw:text-style-name="P11" svg:width="0.685cm" svg:height="0.676cm" svg:x="2.348cm" svg:y="22.918cm" svg:viewBox="0 0 686 677" draw:points="0,0 686,0 686,677"><text:p/></draw:polyline><draw:polyline text:anchor-type="paragraph" draw:z-index="209" draw:name="Form69" draw:style-name="gr23" draw:text-style-name="P11" svg:width="5.012cm" svg:height="0.599cm" svg:x="2.856cm" svg:y="2.457cm" svg:viewBox="0 0 5013 600" draw:points="0,600 5013,600 5013,0"><text:p/></draw:polyline><draw:line text:anchor-type="paragraph" draw:z-index="210" draw:name="Form76" draw:style-name="gr33" draw:text-style-name="P11" svg:x1="2.87cm" svg:y1="4.676cm" svg:x2="10.234cm" svg:y2="4.676cm"><text:p/></draw:line><draw:frame text:anchor-type="paragraph" draw:z-index="211" draw:name="Form77" draw:style-name="gr93" draw:text-style-name="P18" svg:width="1.551cm" svg:height="0.662cm" svg:x="3.612cm" svg:y="5.528cm"><draw:text-box><text:p><text:span text:style-name="T3">1.5 yellow</text:span></text:p></draw:text-box></draw:frame><draw:frame text:anchor-type="paragraph" draw:z-index="212" draw:name="Form77" draw:style-name="gr93" draw:text-style-name="P18" svg:width="1.449cm" svg:height="0.662cm" svg:x="3.612cm" svg:y="4.344cm"><draw:text-box><text:p><text:span text:style-name="T3">6 yellow</text:span></text:p></draw:text-box></draw:frame><draw:frame text:anchor-type="paragraph" draw:z-index="213" draw:name="Form77" draw:style-name="gr94" draw:text-style-name="P18" svg:width="1.133cm" svg:height="0.339cm" svg:x="3.528cm" svg:y="2.695cm"><draw:text-box><text:p><text:span text:style-name="T3">6 red</text:span></text:p></draw:text-box></draw:frame><draw:frame text:anchor-type="paragraph" draw:z-index="214" draw:name="Form77" draw:style-name="gr94" draw:text-style-name="P18" svg:width="1.133cm" svg:height="0.339cm" svg:x="3.5cm" svg:y="2.076cm"><draw:text-box><text:p><text:span text:style-name="T3">6 red</text:span></text:p></draw:text-box></draw:frame><draw:frame text:anchor-type="paragraph" draw:z-index="215" draw:name="Form77" draw:style-name="gr93" draw:text-style-name="P18" svg:width="1.523cm" svg:height="0.662cm" svg:x="3.612cm" svg:y="7.867cm"><draw:text-box><text:p><text:span text:style-name="T3">1.5 gray</text:span></text:p></draw:text-box></draw:frame><draw:frame text:anchor-type="paragraph" draw:z-index="216" draw:name="Form77" draw:style-name="gr93" draw:text-style-name="P18" svg:width="2.008cm" svg:height="0.662cm" svg:x="3.612cm" svg:y="10.557cm"><draw:text-box><text:p><text:span text:style-name="T3">1.5 darkblue</text:span></text:p></draw:text-box></draw:frame><draw:frame text:anchor-type="paragraph" draw:z-index="217" draw:name="Form77" draw:style-name="gr93" draw:text-style-name="P18" svg:width="1.407cm" svg:height="0.662cm" svg:x="3.641cm" svg:y="12.545cm"><draw:text-box><text:p><text:span text:style-name="T3">1.5 blue</text:span></text:p></draw:text-box></draw:frame><draw:frame text:anchor-type="paragraph" draw:z-index="218" draw:name="Form77" draw:style-name="gr93" draw:text-style-name="P18" svg:width="1.303cm" svg:height="0.662cm" svg:x="3.641cm" svg:y="14.545cm"><draw:text-box><text:p><text:span text:style-name="T3">1.5 pink</text:span></text:p></draw:text-box></draw:frame><draw:frame text:anchor-type="paragraph" draw:z-index="219" draw:name="Form77" draw:style-name="gr93" draw:text-style-name="P18" svg:width="1.421cm" svg:height="0.662cm" svg:x="3.641cm" svg:y="17.545cm"><draw:text-box><text:p><text:span text:style-name="T3">1.5 green</text:span></text:p></draw:text-box></draw:frame><draw:frame text:anchor-type="paragraph" draw:z-index="220" draw:name="Form77" draw:style-name="gr93" draw:text-style-name="P18" svg:width="1.391cm" svg:height="0.662cm" svg:x="3.641cm" svg:y="19.546cm"><draw:text-box><text:p><text:span text:style-name="T3">1.5 white</text:span></text:p></draw:text-box></draw:frame><draw:frame text:anchor-type="paragraph" draw:z-index="221" draw:name="Form77" draw:style-name="gr93" draw:text-style-name="P18" svg:width="1.98cm" svg:height="0.662cm" svg:x="3.641cm" svg:y="21.546cm"><draw:text-box><text:p><text:span text:style-name="T3">1.5 orange</text:span></text:p></draw:text-box></draw:frame><draw:frame text:anchor-type="paragraph" draw:z-index="222" draw:name="Form77" draw:style-name="gr93" draw:text-style-name="P18" svg:width="1.98cm" svg:height="0.662cm" svg:x="3.274cm" svg:y="23.546cm"><draw:text-box><text:p><text:span text:style-name="T3">1.5 black</text:span></text:p></draw:text-box></draw:frame><draw:frame text:anchor-type="paragraph" draw:z-index="223" draw:name="Form77" draw:style-name="gr95" draw:text-style-name="P18" svg:width="1.445cm" svg:height="0.435cm" svg:x="9.604cm" svg:y="22.65cm"><draw:text-box><text:p><text:span text:style-name="T3">1.5 black</text:span></text:p></draw:text-box></draw:frame><draw:frame text:anchor-type="paragraph" draw:z-index="224" draw:name="Form77" draw:style-name="gr95" draw:text-style-name="P18" svg:width="1.445cm" svg:height="0.435cm" svg:x="9.707cm" svg:y="16.611cm"><draw:text-box><text:p><text:span text:style-name="T3">1.5 black</text:span></text:p></draw:text-box></draw:frame><draw:frame text:anchor-type="paragraph" draw:z-index="225" draw:name="Form77" draw:style-name="gr95" draw:text-style-name="P18" svg:width="1.445cm" svg:height="0.435cm" svg:x="10.435cm" svg:y="8.911cm"><draw:text-box><text:p><text:span text:style-name="T3">1.5 black</text:span></text:p></draw:text-box></draw:frame><draw:frame text:anchor-type="paragraph" draw:z-index="226" draw:name="Form77" draw:style-name="gr95" draw:text-style-name="P18" svg:width="1.167cm" svg:height="0.435cm" svg:x="11.562cm" svg:y="3cm"><draw:text-box><text:p><text:span text:style-name="T3">6 black</text:span></text:p></draw:text-box></draw:frame><draw:frame text:anchor-type="paragraph" draw:z-index="244" draw:name="Form78" draw:style-name="gr55" draw:text-style-name="P30" svg:width="2.192cm" svg:height="0.53cm" svg:x="3.531cm" svg:y="24.375cm"><draw:text-box><text:p><text:span text:style-name="T9">Power GND</text:span></text:p></draw:text-box></draw:frame><draw:custom-shape text:anchor-type="paragraph" draw:z-index="249" draw:name="Form29" draw:style-name="gr61" draw:text-style-name="P25" svg:width="1.985cm" svg:height="0.636cm" svg:x="0.362cm" svg:y="6.292cm"><text:p>N3 30pin</text:p><draw:enhanced-geometry svg:viewBox="0 0 21600 21600" draw:type="rectangle" draw:enhanced-path="M 0 0 L 21600 0 21600 21600 0 21600 0 0 Z N"/></draw:custom-shape><draw:polyline text:anchor-type="paragraph" draw:z-index="250" draw:name="Form79" draw:style-name="gr99" draw:text-style-name="P11" svg:width="0.699cm" svg:height="0.523cm" draw:transform="rotate (-1.5707963267949) translate (2.86984722222222cm 5.94606944444444cm)" svg:viewBox="0 0 700 524" draw:points="0,0 700,0 700,524"><text:p/></draw:polyline><draw:custom-shape text:anchor-type="paragraph" draw:z-index="252" draw:name="Form80" draw:style-name="gr101" svg:width="0.105cm" svg:height="0.618cm" svg:x="14.732cm" svg:y="0.9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3" draw:name="Form80" draw:style-name="gr102" svg:width="0.105cm" svg:height="0.618cm" svg:x="14.732cm" svg:y="1.5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4" draw:name="Form81" draw:style-name="gr103" draw:text-style-name="P11" svg:x1="14.836cm" svg:y1="1.575cm" svg:x2="14.63cm" svg:y2="1.575cm"><text:p/></draw:line><draw:line text:anchor-type="paragraph" draw:z-index="256" draw:name="Form82" draw:style-name="gr104" draw:text-style-name="P11" svg:x1="14.263cm" svg:y1="1.875cm" svg:x2="14.263cm" svg:y2="2.789cm"><text:p/></draw:line><draw:polyline text:anchor-type="paragraph" draw:z-index="257" draw:name="Form83" draw:style-name="gr105" draw:text-style-name="P11" svg:width="5.312cm" svg:height="4.499cm" draw:transform="rotate (1.5707963267949) translate (12.5994583333333cm 5.92490277777778cm)" svg:viewBox="0 0 5313 4500" draw:points="4710,1663 5313,1663 5313,4500 1870,4500 1870,0 0,0"><text:p/></draw:polyline><draw:frame text:anchor-type="paragraph" draw:z-index="258" draw:name="Form77" draw:style-name="gr98" draw:text-style-name="P18" svg:width="1.516cm" svg:height="0.408cm" svg:x="14.845cm" svg:y="3cm"><draw:text-box><text:p><text:span text:style-name="T3">1.5 black</text:span></text:p></draw:text-box></draw:frame><draw:frame text:anchor-type="paragraph" draw:z-index="259" draw:name="Form77" draw:style-name="gr93" draw:text-style-name="P18" svg:width="1.551cm" svg:height="0.662cm" svg:x="15.6cm" svg:y="3.711cm"><draw:text-box><text:p><text:span text:style-name="T3">1.5 yellow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_20_1" draw:display-name="Arrowhead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_20_3" draw:display-name="Arrowhead 3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0:37.822774843</meta:creation-date>
    <meta:editing-duration>PT5H16M46S</meta:editing-duration>
    <meta:editing-cycles>126</meta:editing-cycles>
    <meta:generator>LibreOffice/5.1.4.2$Linux_X86_64 LibreOffice_project/10m0$Build-2</meta:generator>
    <dc:date>2016-07-19T19:59:26.035103527</dc:date>
    <meta:print-date>2016-07-19T19:48:17.871601271</meta:print-date>
    <meta:document-statistic meta:table-count="0" meta:image-count="0" meta:object-count="0" meta:page-count="3" meta:paragraph-count="4" meta:word-count="11" meta:character-count="92" meta:non-whitespace-character-count="85"/>
  </office:meta>
</office:document-meta>
</file>